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71pt"/>
    </style:style>
    <style:style style:name="co2" style:family="table-column">
      <style:table-column-properties fo:break-before="auto" style:column-width="39.0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2.4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36.71pt"/>
    </style:style>
    <style:style style:name="co8" style:family="table-column">
      <style:table-column-properties fo:break-before="auto" style:column-width="45.69pt"/>
    </style:style>
    <style:style style:name="co9" style:family="table-column">
      <style:table-column-properties fo:break-before="auto" style:column-width="35.46pt"/>
    </style:style>
    <style:style style:name="co10" style:family="table-column">
      <style:table-column-properties fo:break-before="auto" style:column-width="40.31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41.5pt"/>
    </style:style>
    <style:style style:name="co13" style:family="table-column">
      <style:table-column-properties fo:break-before="auto" style:column-width="42.09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37.9pt"/>
    </style:style>
    <style:style style:name="co16" style:family="table-column">
      <style:table-column-properties fo:break-before="auto" style:column-width="31.86pt"/>
    </style:style>
    <style:style style:name="co17" style:family="table-column">
      <style:table-column-properties fo:break-before="auto" style:column-width="38.75pt"/>
    </style:style>
    <style:style style:name="co18" style:family="table-column">
      <style:table-column-properties fo:break-before="auto" style:column-width="34.84pt"/>
    </style:style>
    <style:style style:name="co19" style:family="table-column">
      <style:table-column-properties fo:break-before="auto" style:column-width="57.86pt"/>
    </style:style>
    <style:style style:name="co20" style:family="table-column">
      <style:table-column-properties fo:break-before="auto" style:column-width="35.49pt"/>
    </style:style>
    <style:style style:name="co21" style:family="table-column">
      <style:table-column-properties fo:break-before="auto" style:column-width="39.71pt"/>
    </style:style>
    <style:style style:name="co22" style:family="table-column">
      <style:table-column-properties fo:break-before="auto" style:column-width="57.15pt"/>
    </style:style>
    <style:style style:name="co23" style:family="table-column">
      <style:table-column-properties fo:break-before="auto" style:column-width="82.46pt"/>
    </style:style>
    <style:style style:name="co24" style:family="table-column">
      <style:table-column-properties fo:break-before="auto" style:column-width="45.5pt"/>
    </style:style>
    <style:style style:name="co25" style:family="table-column">
      <style:table-column-properties fo:break-before="auto" style:column-width="42.46pt"/>
    </style:style>
    <style:style style:name="co26" style:family="table-column">
      <style:table-column-properties fo:break-before="auto" style:column-width="82.6pt"/>
    </style:style>
    <style:style style:name="co27" style:family="table-column">
      <style:table-column-properties fo:break-before="auto" style:column-width="125.04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75.66pt"/>
    </style:style>
    <style:style style:name="co30" style:family="table-column">
      <style:table-column-properties fo:break-before="auto" style:column-width="38.49pt"/>
    </style:style>
    <style:style style:name="co31" style:family="table-column">
      <style:table-column-properties fo:break-before="auto" style:column-width="44.5pt"/>
    </style:style>
    <style:style style:name="co32" style:family="table-column">
      <style:table-column-properties fo:break-before="auto" style:column-width="47.51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40.9pt"/>
    </style:style>
    <style:style style:name="co35" style:family="table-column">
      <style:table-column-properties fo:break-before="auto" style:column-width="51.7pt"/>
    </style:style>
    <style:style style:name="co36" style:family="table-column">
      <style:table-column-properties fo:break-before="auto" style:column-width="46.91pt"/>
    </style:style>
    <style:style style:name="co37" style:family="table-column">
      <style:table-column-properties fo:break-before="auto" style:column-width="34.24pt"/>
    </style:style>
    <style:style style:name="co38" style:family="table-column">
      <style:table-column-properties fo:break-before="auto" style:column-width="43.31pt"/>
    </style:style>
    <style:style style:name="co39" style:family="table-column">
      <style:table-column-properties fo:break-before="auto" style:column-width="51.11pt"/>
    </style:style>
    <style:style style:name="co40" style:family="table-column">
      <style:table-column-properties fo:break-before="auto" style:column-width="75.8pt"/>
    </style:style>
    <style:style style:name="co41" style:family="table-column">
      <style:table-column-properties fo:break-before="auto" style:column-width="78.8pt"/>
    </style:style>
    <style:style style:name="co42" style:family="table-column">
      <style:table-column-properties fo:break-before="auto" style:column-width="73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9f9e5f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0"/>
    <style:style style:name="ce1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table:style-name="ce1" office:value-type="string" calcext:value-type="string">
            <text:p>Dealer_Positions_Long_All</text:p>
          </table:table-cell>
          <table:table-cell table:style-name="ce1" office:value-type="string" calcext:value-type="string">
            <text:p>Dealer_Positions_Short_All</text:p>
          </table:table-cell>
          <table:table-cell table:style-name="ce7" office:value-type="string" calcext:value-type="string">
            <text:p>Asset_Mgr_Positions_Long_All</text:p>
          </table:table-cell>
          <table:table-cell table:style-name="ce7" office:value-type="string" calcext:value-type="string">
            <text:p>Asset_Mgr_Positions_Short_All</text:p>
          </table:table-cell>
          <table:table-cell table:style-name="ce8" office:value-type="string" calcext:value-type="string">
            <text:p>Lev_Money_Positions_Long_All</text:p>
          </table:table-cell>
          <table:table-cell table:style-name="ce8" office:value-type="string" calcext:value-type="string">
            <text:p>Lev_Money_Positions_Short_All</text:p>
          </table:table-cell>
          <table:table-cell table:style-name="ce9" office:value-type="string" calcext:value-type="string">
            <text:p>Other_Rept_Positions_Long_All</text:p>
          </table:table-cell>
          <table:table-cell table:style-name="ce9" office:value-type="string" calcext:value-type="string">
            <text:p>Other_Rept_Positions_Short_All</text:p>
          </table:table-cell>
          <table:table-cell table:style-name="ce5" office:value-type="string" calcext:value-type="string">
            <text:p>Tot_Rept_Positions_Long_All</text:p>
          </table:table-cell>
          <table:table-cell table:style-name="ce5" office:value-type="string" calcext:value-type="string">
            <text:p>Tot_Rept_Positions_Short_All</text:p>
          </table:table-cell>
          <table:table-cell table:style-name="ce5" office:value-type="string" calcext:value-type="string">
            <text:p>NonRept_Positions_Long_All</text:p>
          </table:table-cell>
          <table:table-cell table:style-name="ce5" office:value-type="string" calcext:value-type="string">
            <text:p>NonRept_Positions_Short_All</text:p>
          </table:table-cell>
          <table:table-cell table:style-name="ce1" office:value-type="string" calcext:value-type="string">
            <text:p>Change_in_Dealer_Long_All</text:p>
          </table:table-cell>
          <table:table-cell table:style-name="ce1" office:value-type="string" calcext:value-type="string">
            <text:p>Change_in_Dealer_Short_All</text:p>
          </table:table-cell>
          <table:table-cell table:style-name="ce7" office:value-type="string" calcext:value-type="string">
            <text:p>Change_in_Asset_Mgr_Long_All</text:p>
          </table:table-cell>
          <table:table-cell table:style-name="ce7" office:value-type="string" calcext:value-type="string">
            <text:p>Change_in_Asset_Mgr_Short_All</text:p>
          </table:table-cell>
          <table:table-cell table:style-name="ce8" office:value-type="string" calcext:value-type="string">
            <text:p>Change_in_Lev_Money_Long_All</text:p>
          </table:table-cell>
          <table:table-cell table:style-name="ce8" office:value-type="string" calcext:value-type="string">
            <text:p>Change_in_Lev_Money_Short_All</text:p>
          </table:table-cell>
          <table:table-cell table:style-name="ce9" office:value-type="string" calcext:value-type="string">
            <text:p>Change_in_Other_Rept_Long_All</text:p>
          </table:table-cell>
          <table:table-cell table:style-name="ce9" office:value-type="string" calcext:value-type="string">
            <text:p>Change_in_Other_Rept_Short_All</text:p>
          </table:table-cell>
          <table:table-cell office:value-type="string" calcext:value-type="string">
            <text:p>USD Index</text:p>
          </table:table-cell>
          <table:table-cell/>
          <table:table-cell office:value-type="string" calcext:value-type="string">
            <text:p>Dealer/Intermediary</text:p>
          </table:table-cell>
          <table:table-cell office:value-type="string" calcext:value-type="string">
            <text:p>Asset Manager/Institutional</text:p>
          </table:table-cell>
          <table:table-cell office:value-type="string" calcext:value-type="string">
            <text:p>Leveraged Funds</text:p>
          </table:table-cell>
          <table:table-cell office:value-type="string" calcext:value-type="string">
            <text:p>Other Reportables</text:p>
          </table:table-cell>
          <table:table-cell office:value-type="string" calcext:value-type="string">
            <text:p>Leveraged Funds Long%</text:p>
          </table:table-cell>
          <table:table-cell office:value-type="string" calcext:value-type="string">
            <text:p>All Net Long</text:p>
          </table:table-cell>
          <table:table-cell table:number-columns-repeated="4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02" calcext:value-type="float">
            <text:p>18010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3678" calcext:value-type="float">
            <text:p>13678</text:p>
          </table:table-cell>
          <table:table-cell table:style-name="ce7" office:value-type="float" office:value="9589" calcext:value-type="float">
            <text:p>9589</text:p>
          </table:table-cell>
          <table:table-cell table:style-name="ce7" office:value-type="float" office:value="11040" calcext:value-type="float">
            <text:p>11040</text:p>
          </table:table-cell>
          <table:table-cell table:style-name="ce8" office:value-type="float" office:value="20687" calcext:value-type="float">
            <text:p>20687</text:p>
          </table:table-cell>
          <table:table-cell table:style-name="ce8" office:value-type="float" office:value="20573" calcext:value-type="float">
            <text:p>20573</text:p>
          </table:table-cell>
          <table:table-cell table:style-name="ce9" office:value-type="float" office:value="11958" calcext:value-type="float">
            <text:p>11958</text:p>
          </table:table-cell>
          <table:table-cell table:style-name="ce9" office:value-type="float" office:value="1246" calcext:value-type="float">
            <text:p>1246</text:p>
          </table:table-cell>
          <table:table-cell table:style-name="ce5" office:value-type="float" office:value="45025" calcext:value-type="float">
            <text:p>45025</text:p>
          </table:table-cell>
          <table:table-cell table:style-name="ce5" office:value-type="float" office:value="49170" calcext:value-type="float">
            <text:p>49170</text:p>
          </table:table-cell>
          <table:table-cell table:style-name="ce5" office:value-type="float" office:value="7613" calcext:value-type="float">
            <text:p>7613</text:p>
          </table:table-cell>
          <table:table-cell table:style-name="ce5" office:value-type="float" office:value="3468" calcext:value-type="float">
            <text:p>3468</text:p>
          </table:table-cell>
          <table:table-cell table:style-name="ce1" office:value-type="float" office:value="-142" calcext:value-type="float">
            <text:p>-142</text:p>
          </table:table-cell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-2046" calcext:value-type="float">
            <text:p>-2046</text:p>
          </table:table-cell>
          <table:table-cell table:style-name="ce7" office:value-type="float" office:value="3652" calcext:value-type="float">
            <text:p>3652</text:p>
          </table:table-cell>
          <table:table-cell table:style-name="ce8" office:value-type="float" office:value="12543" calcext:value-type="float">
            <text:p>12543</text:p>
          </table:table-cell>
          <table:table-cell table:style-name="ce8" office:value-type="float" office:value="2509" calcext:value-type="float">
            <text:p>2509</text:p>
          </table:table-cell>
          <table:table-cell table:style-name="ce9" office:value-type="float" office:value="-2915" calcext:value-type="float">
            <text:p>-2915</text:p>
          </table:table-cell>
          <table:table-cell table:style-name="ce9" office:value-type="float" office:value="314" calcext:value-type="float">
            <text:p>314</text:p>
          </table:table-cell>
          <table:table-cell table:style-name="ce11" office:value-type="float" office:value="91.673" calcext:value-type="float">
            <text:p>91.673</text:p>
          </table:table-cell>
          <table:table-cell/>
          <table:table-cell table:formula="of:=[.C2]-[.D2]" office:value-type="float" office:value="-13520" calcext:value-type="float">
            <text:p>-13520</text:p>
          </table:table-cell>
          <table:table-cell table:formula="of:=[.E2]-[.F2]" office:value-type="float" office:value="-1451" calcext:value-type="float">
            <text:p>-1451</text:p>
          </table:table-cell>
          <table:table-cell table:formula="of:=[.G2]-[.H2]" office:value-type="float" office:value="114" calcext:value-type="float">
            <text:p>114</text:p>
          </table:table-cell>
          <table:table-cell table:formula="of:=[.I2]-[.J2]" office:value-type="float" office:value="10712" calcext:value-type="float">
            <text:p>10712</text:p>
          </table:table-cell>
          <table:table-cell table:style-name="ce13" table:formula="of:=[.G2]/([.G2]+[.H2])" office:value-type="percentage" office:value="0.501381483276781" calcext:value-type="percentage">
            <text:p>50%</text:p>
          </table:table-cell>
          <table:table-cell table:formula="of:=SUM([.Y2:.AB2])" office:value-type="float" office:value="-4145" calcext:value-type="float">
            <text:p>-4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09" calcext:value-type="float">
            <text:p>180109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2628" calcext:value-type="float">
            <text:p>12628</text:p>
          </table:table-cell>
          <table:table-cell table:style-name="ce7" office:value-type="float" office:value="9523" calcext:value-type="float">
            <text:p>9523</text:p>
          </table:table-cell>
          <table:table-cell table:style-name="ce7" office:value-type="float" office:value="13026" calcext:value-type="float">
            <text:p>13026</text:p>
          </table:table-cell>
          <table:table-cell table:style-name="ce8" office:value-type="float" office:value="24305" calcext:value-type="float">
            <text:p>24305</text:p>
          </table:table-cell>
          <table:table-cell table:style-name="ce8" office:value-type="float" office:value="19048" calcext:value-type="float">
            <text:p>19048</text:p>
          </table:table-cell>
          <table:table-cell table:style-name="ce9" office:value-type="float" office:value="7360" calcext:value-type="float">
            <text:p>7360</text:p>
          </table:table-cell>
          <table:table-cell table:style-name="ce9" office:value-type="float" office:value="1291" calcext:value-type="float">
            <text:p>1291</text:p>
          </table:table-cell>
          <table:table-cell table:style-name="ce5" office:value-type="float" office:value="43763" calcext:value-type="float">
            <text:p>43763</text:p>
          </table:table-cell>
          <table:table-cell table:style-name="ce5" office:value-type="float" office:value="48323" calcext:value-type="float">
            <text:p>48323</text:p>
          </table:table-cell>
          <table:table-cell table:style-name="ce5" office:value-type="float" office:value="7614" calcext:value-type="float">
            <text:p>7614</text:p>
          </table:table-cell>
          <table:table-cell table:style-name="ce5" office:value-type="float" office:value="3054" calcext:value-type="float">
            <text:p>305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-1050" calcext:value-type="float">
            <text:p>-1050</text:p>
          </table:table-cell>
          <table:table-cell table:style-name="ce7" office:value-type="float" office:value="-66" calcext:value-type="float">
            <text:p>-66</text:p>
          </table:table-cell>
          <table:table-cell table:style-name="ce7" office:value-type="float" office:value="1986" calcext:value-type="float">
            <text:p>1986</text:p>
          </table:table-cell>
          <table:table-cell table:style-name="ce8" office:value-type="float" office:value="3618" calcext:value-type="float">
            <text:p>3618</text:p>
          </table:table-cell>
          <table:table-cell table:style-name="ce8" office:value-type="float" office:value="-1525" calcext:value-type="float">
            <text:p>-1525</text:p>
          </table:table-cell>
          <table:table-cell table:style-name="ce9" office:value-type="float" office:value="-4598" calcext:value-type="float">
            <text:p>-4598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float" office:value="90.735" calcext:value-type="float">
            <text:p>90.735</text:p>
          </table:table-cell>
          <table:table-cell/>
          <table:table-cell table:formula="of:=[.C3]-[.D3]" office:value-type="float" office:value="-12383" calcext:value-type="float">
            <text:p>-12383</text:p>
          </table:table-cell>
          <table:table-cell table:formula="of:=[.E3]-[.F3]" office:value-type="float" office:value="-3503" calcext:value-type="float">
            <text:p>-3503</text:p>
          </table:table-cell>
          <table:table-cell table:formula="of:=[.G3]-[.H3]" office:value-type="float" office:value="5257" calcext:value-type="float">
            <text:p>5257</text:p>
          </table:table-cell>
          <table:table-cell table:formula="of:=[.I3]-[.J3]" office:value-type="float" office:value="6069" calcext:value-type="float">
            <text:p>6069</text:p>
          </table:table-cell>
          <table:table-cell table:style-name="ce13" table:formula="of:=[.G3]/([.G3]+[.H3])" office:value-type="percentage" office:value="0.560630175535718" calcext:value-type="percentage">
            <text:p>56%</text:p>
          </table:table-cell>
          <table:table-cell table:formula="of:=SUM([.Y3:.AB3])" office:value-type="float" office:value="-4560" calcext:value-type="float">
            <text:p>-4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16" calcext:value-type="float">
            <text:p>18011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353" calcext:value-type="float">
            <text:p>7353</text:p>
          </table:table-cell>
          <table:table-cell table:style-name="ce7" office:value-type="float" office:value="8044" calcext:value-type="float">
            <text:p>8044</text:p>
          </table:table-cell>
          <table:table-cell table:style-name="ce7" office:value-type="float" office:value="13337" calcext:value-type="float">
            <text:p>13337</text:p>
          </table:table-cell>
          <table:table-cell table:style-name="ce8" office:value-type="float" office:value="25809" calcext:value-type="float">
            <text:p>25809</text:p>
          </table:table-cell>
          <table:table-cell table:style-name="ce8" office:value-type="float" office:value="21289" calcext:value-type="float">
            <text:p>21289</text:p>
          </table:table-cell>
          <table:table-cell table:style-name="ce9" office:value-type="float" office:value="6030" calcext:value-type="float">
            <text:p>6030</text:p>
          </table:table-cell>
          <table:table-cell table:style-name="ce9" office:value-type="float" office:value="1707" calcext:value-type="float">
            <text:p>1707</text:p>
          </table:table-cell>
          <table:table-cell table:style-name="ce5" office:value-type="float" office:value="44561" calcext:value-type="float">
            <text:p>44561</text:p>
          </table:table-cell>
          <table:table-cell table:style-name="ce5" office:value-type="float" office:value="47935" calcext:value-type="float">
            <text:p>47935</text:p>
          </table:table-cell>
          <table:table-cell table:style-name="ce5" office:value-type="float" office:value="6875" calcext:value-type="float">
            <text:p>6875</text:p>
          </table:table-cell>
          <table:table-cell table:style-name="ce5" office:value-type="float" office:value="3501" calcext:value-type="float">
            <text:p>350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-5275" calcext:value-type="float">
            <text:p>-5275</text:p>
          </table:table-cell>
          <table:table-cell table:style-name="ce7" office:value-type="float" office:value="-1479" calcext:value-type="float">
            <text:p>-1479</text:p>
          </table:table-cell>
          <table:table-cell table:style-name="ce7" office:value-type="float" office:value="311" calcext:value-type="float">
            <text:p>311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office:value-type="float" office:value="2241" calcext:value-type="float">
            <text:p>2241</text:p>
          </table:table-cell>
          <table:table-cell table:style-name="ce9" office:value-type="float" office:value="-1330" calcext:value-type="float">
            <text:p>-1330</text:p>
          </table:table-cell>
          <table:table-cell table:style-name="ce9" office:value-type="float" office:value="416" calcext:value-type="float">
            <text:p>416</text:p>
          </table:table-cell>
          <table:table-cell table:style-name="ce11" office:value-type="float" office:value="90.37" calcext:value-type="float">
            <text:p>90.37</text:p>
          </table:table-cell>
          <table:table-cell/>
          <table:table-cell table:formula="of:=[.C4]-[.D4]" office:value-type="float" office:value="-6924" calcext:value-type="float">
            <text:p>-6924</text:p>
          </table:table-cell>
          <table:table-cell table:formula="of:=[.E4]-[.F4]" office:value-type="float" office:value="-5293" calcext:value-type="float">
            <text:p>-5293</text:p>
          </table:table-cell>
          <table:table-cell table:formula="of:=[.G4]-[.H4]" office:value-type="float" office:value="4520" calcext:value-type="float">
            <text:p>4520</text:p>
          </table:table-cell>
          <table:table-cell table:formula="of:=[.I4]-[.J4]" office:value-type="float" office:value="4323" calcext:value-type="float">
            <text:p>4323</text:p>
          </table:table-cell>
          <table:table-cell table:style-name="ce13" table:formula="of:=[.G4]/([.G4]+[.H4])" office:value-type="percentage" office:value="0.547985052443841" calcext:value-type="percentage">
            <text:p>55%</text:p>
          </table:table-cell>
          <table:table-cell table:formula="of:=SUM([.Y4:.AB4])" office:value-type="float" office:value="-3374" calcext:value-type="float">
            <text:p>-3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23" calcext:value-type="float">
            <text:p>18012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6622" calcext:value-type="float">
            <text:p>6622</text:p>
          </table:table-cell>
          <table:table-cell table:style-name="ce7" office:value-type="float" office:value="9256" calcext:value-type="float">
            <text:p>9256</text:p>
          </table:table-cell>
          <table:table-cell table:style-name="ce7" office:value-type="float" office:value="13416" calcext:value-type="float">
            <text:p>13416</text:p>
          </table:table-cell>
          <table:table-cell table:style-name="ce8" office:value-type="float" office:value="22829" calcext:value-type="float">
            <text:p>22829</text:p>
          </table:table-cell>
          <table:table-cell table:style-name="ce8" office:value-type="float" office:value="21074" calcext:value-type="float">
            <text:p>21074</text:p>
          </table:table-cell>
          <table:table-cell table:style-name="ce9" office:value-type="float" office:value="6726" calcext:value-type="float">
            <text:p>6726</text:p>
          </table:table-cell>
          <table:table-cell table:style-name="ce9" office:value-type="float" office:value="1690" calcext:value-type="float">
            <text:p>1690</text:p>
          </table:table-cell>
          <table:table-cell table:style-name="ce5" office:value-type="float" office:value="41563" calcext:value-type="float">
            <text:p>41563</text:p>
          </table:table-cell>
          <table:table-cell table:style-name="ce5" office:value-type="float" office:value="45292" calcext:value-type="float">
            <text:p>45292</text:p>
          </table:table-cell>
          <table:table-cell table:style-name="ce5" office:value-type="float" office:value="7551" calcext:value-type="float">
            <text:p>7551</text:p>
          </table:table-cell>
          <table:table-cell table:style-name="ce5" office:value-type="float" office:value="3822" calcext:value-type="float">
            <text:p>3822</text:p>
          </table:table-cell>
          <table:table-cell table:style-name="ce1" office:value-type="float" office:value="-167" calcext:value-type="float">
            <text:p>-167</text:p>
          </table:table-cell>
          <table:table-cell table:style-name="ce1" office:value-type="float" office:value="-731" calcext:value-type="float">
            <text:p>-731</text:p>
          </table:table-cell>
          <table:table-cell table:style-name="ce7" office:value-type="float" office:value="1212" calcext:value-type="float">
            <text:p>1212</text:p>
          </table:table-cell>
          <table:table-cell table:style-name="ce7" office:value-type="float" office:value="79" calcext:value-type="float">
            <text:p>79</text:p>
          </table:table-cell>
          <table:table-cell table:style-name="ce8" office:value-type="float" office:value="-2980" calcext:value-type="float">
            <text:p>-2980</text:p>
          </table:table-cell>
          <table:table-cell table:style-name="ce8" office:value-type="float" office:value="-215" calcext:value-type="float">
            <text:p>-215</text:p>
          </table:table-cell>
          <table:table-cell table:style-name="ce9" office:value-type="float" office:value="696" calcext:value-type="float">
            <text:p>696</text:p>
          </table:table-cell>
          <table:table-cell table:style-name="ce9" office:value-type="float" office:value="-17" calcext:value-type="float">
            <text:p>-17</text:p>
          </table:table-cell>
          <table:table-cell table:style-name="ce11" office:value-type="float" office:value="88.891" calcext:value-type="float">
            <text:p>88.891</text:p>
          </table:table-cell>
          <table:table-cell/>
          <table:table-cell table:formula="of:=[.C5]-[.D5]" office:value-type="float" office:value="-6360" calcext:value-type="float">
            <text:p>-6360</text:p>
          </table:table-cell>
          <table:table-cell table:formula="of:=[.E5]-[.F5]" office:value-type="float" office:value="-4160" calcext:value-type="float">
            <text:p>-4160</text:p>
          </table:table-cell>
          <table:table-cell table:formula="of:=[.G5]-[.H5]" office:value-type="float" office:value="1755" calcext:value-type="float">
            <text:p>1755</text:p>
          </table:table-cell>
          <table:table-cell table:formula="of:=[.I5]-[.J5]" office:value-type="float" office:value="5036" calcext:value-type="float">
            <text:p>5036</text:p>
          </table:table-cell>
          <table:table-cell table:style-name="ce13" table:formula="of:=[.G5]/([.G5]+[.H5])" office:value-type="percentage" office:value="0.51998724460743" calcext:value-type="percentage">
            <text:p>52%</text:p>
          </table:table-cell>
          <table:table-cell table:formula="of:=SUM([.Y5:.AB5])" office:value-type="float" office:value="-3729" calcext:value-type="float">
            <text:p>-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130" calcext:value-type="float">
            <text:p>1801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34" calcext:value-type="float">
            <text:p>4834</text:p>
          </table:table-cell>
          <table:table-cell table:style-name="ce7" office:value-type="float" office:value="9428" calcext:value-type="float">
            <text:p>9428</text:p>
          </table:table-cell>
          <table:table-cell table:style-name="ce7" office:value-type="float" office:value="12165" calcext:value-type="float">
            <text:p>12165</text:p>
          </table:table-cell>
          <table:table-cell table:style-name="ce8" office:value-type="float" office:value="20139" calcext:value-type="float">
            <text:p>20139</text:p>
          </table:table-cell>
          <table:table-cell table:style-name="ce8" office:value-type="float" office:value="18717" calcext:value-type="float">
            <text:p>18717</text:p>
          </table:table-cell>
          <table:table-cell table:style-name="ce9" office:value-type="float" office:value="7227" calcext:value-type="float">
            <text:p>7227</text:p>
          </table:table-cell>
          <table:table-cell table:style-name="ce9" office:value-type="float" office:value="4557" calcext:value-type="float">
            <text:p>4557</text:p>
          </table:table-cell>
          <table:table-cell table:style-name="ce5" office:value-type="float" office:value="39707" calcext:value-type="float">
            <text:p>39707</text:p>
          </table:table-cell>
          <table:table-cell table:style-name="ce5" office:value-type="float" office:value="43126" calcext:value-type="float">
            <text:p>43126</text:p>
          </table:table-cell>
          <table:table-cell table:style-name="ce5" office:value-type="float" office:value="7379" calcext:value-type="float">
            <text:p>7379</text:p>
          </table:table-cell>
          <table:table-cell table:style-name="ce5" office:value-type="float" office:value="3960" calcext:value-type="float">
            <text:p>3960</text:p>
          </table:table-cell>
          <table:table-cell table:style-name="ce1" office:value-type="float" office:value="-202" calcext:value-type="float">
            <text:p>-202</text:p>
          </table:table-cell>
          <table:table-cell table:style-name="ce1" office:value-type="float" office:value="-1788" calcext:value-type="float">
            <text:p>-1788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-1251" calcext:value-type="float">
            <text:p>-1251</text:p>
          </table:table-cell>
          <table:table-cell table:style-name="ce8" office:value-type="float" office:value="-2690" calcext:value-type="float">
            <text:p>-2690</text:p>
          </table:table-cell>
          <table:table-cell table:style-name="ce8" office:value-type="float" office:value="-2357" calcext:value-type="float">
            <text:p>-2357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867" calcext:value-type="float">
            <text:p>2867</text:p>
          </table:table-cell>
          <table:table-cell table:style-name="ce11" office:value-type="float" office:value="89.036" calcext:value-type="float">
            <text:p>89.036</text:p>
          </table:table-cell>
          <table:table-cell/>
          <table:table-cell table:formula="of:=[.C6]-[.D6]" office:value-type="float" office:value="-4774" calcext:value-type="float">
            <text:p>-4774</text:p>
          </table:table-cell>
          <table:table-cell table:formula="of:=[.E6]-[.F6]" office:value-type="float" office:value="-2737" calcext:value-type="float">
            <text:p>-2737</text:p>
          </table:table-cell>
          <table:table-cell table:formula="of:=[.G6]-[.H6]" office:value-type="float" office:value="1422" calcext:value-type="float">
            <text:p>1422</text:p>
          </table:table-cell>
          <table:table-cell table:formula="of:=[.I6]-[.J6]" office:value-type="float" office:value="2670" calcext:value-type="float">
            <text:p>2670</text:p>
          </table:table-cell>
          <table:table-cell table:style-name="ce13" table:formula="of:=[.G6]/([.G6]+[.H6])" office:value-type="percentage" office:value="0.518298332303891" calcext:value-type="percentage">
            <text:p>52%</text:p>
          </table:table-cell>
          <table:table-cell table:formula="of:=SUM([.Y6:.AB6])" office:value-type="float" office:value="-3419" calcext:value-type="float">
            <text:p>-3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06" calcext:value-type="float">
            <text:p>18020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783" calcext:value-type="float">
            <text:p>4783</text:p>
          </table:table-cell>
          <table:table-cell table:style-name="ce7" office:value-type="float" office:value="8265" calcext:value-type="float">
            <text:p>8265</text:p>
          </table:table-cell>
          <table:table-cell table:style-name="ce7" office:value-type="float" office:value="11474" calcext:value-type="float">
            <text:p>11474</text:p>
          </table:table-cell>
          <table:table-cell table:style-name="ce8" office:value-type="float" office:value="17290" calcext:value-type="float">
            <text:p>17290</text:p>
          </table:table-cell>
          <table:table-cell table:style-name="ce8" office:value-type="float" office:value="18955" calcext:value-type="float">
            <text:p>18955</text:p>
          </table:table-cell>
          <table:table-cell table:style-name="ce9" office:value-type="float" office:value="7499" calcext:value-type="float">
            <text:p>7499</text:p>
          </table:table-cell>
          <table:table-cell table:style-name="ce9" office:value-type="float" office:value="1534" calcext:value-type="float">
            <text:p>1534</text:p>
          </table:table-cell>
          <table:table-cell table:style-name="ce5" office:value-type="float" office:value="36696" calcext:value-type="float">
            <text:p>36696</text:p>
          </table:table-cell>
          <table:table-cell table:style-name="ce5" office:value-type="float" office:value="40325" calcext:value-type="float">
            <text:p>40325</text:p>
          </table:table-cell>
          <table:table-cell table:style-name="ce5" office:value-type="float" office:value="7098" calcext:value-type="float">
            <text:p>7098</text:p>
          </table:table-cell>
          <table:table-cell table:style-name="ce5" office:value-type="float" office:value="3469" calcext:value-type="float">
            <text:p>34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51" calcext:value-type="float">
            <text:p>-51</text:p>
          </table:table-cell>
          <table:table-cell table:style-name="ce7" office:value-type="float" office:value="-1163" calcext:value-type="float">
            <text:p>-1163</text:p>
          </table:table-cell>
          <table:table-cell table:style-name="ce7" office:value-type="float" office:value="-691" calcext:value-type="float">
            <text:p>-691</text:p>
          </table:table-cell>
          <table:table-cell table:style-name="ce8" office:value-type="float" office:value="-2849" calcext:value-type="float">
            <text:p>-2849</text:p>
          </table:table-cell>
          <table:table-cell table:style-name="ce8" office:value-type="float" office:value="238" calcext:value-type="float">
            <text:p>238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-3023" calcext:value-type="float">
            <text:p>-3023</text:p>
          </table:table-cell>
          <table:table-cell table:style-name="ce11" office:value-type="float" office:value="90.334" calcext:value-type="float">
            <text:p>90.334</text:p>
          </table:table-cell>
          <table:table-cell/>
          <table:table-cell table:formula="of:=[.C7]-[.D7]" office:value-type="float" office:value="-4720" calcext:value-type="float">
            <text:p>-4720</text:p>
          </table:table-cell>
          <table:table-cell table:formula="of:=[.E7]-[.F7]" office:value-type="float" office:value="-3209" calcext:value-type="float">
            <text:p>-3209</text:p>
          </table:table-cell>
          <table:table-cell table:formula="of:=[.G7]-[.H7]" office:value-type="float" office:value="-1665" calcext:value-type="float">
            <text:p>-1665</text:p>
          </table:table-cell>
          <table:table-cell table:formula="of:=[.I7]-[.J7]" office:value-type="float" office:value="5965" calcext:value-type="float">
            <text:p>5965</text:p>
          </table:table-cell>
          <table:table-cell table:style-name="ce13" table:formula="of:=[.G7]/([.G7]+[.H7])" office:value-type="percentage" office:value="0.477031314664092" calcext:value-type="percentage">
            <text:p>48%</text:p>
          </table:table-cell>
          <table:table-cell table:formula="of:=SUM([.Y7:.AB7])" office:value-type="float" office:value="-3629" calcext:value-type="float">
            <text:p>-3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13" calcext:value-type="float">
            <text:p>1802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08" calcext:value-type="float">
            <text:p>4608</text:p>
          </table:table-cell>
          <table:table-cell table:style-name="ce7" office:value-type="float" office:value="7829" calcext:value-type="float">
            <text:p>7829</text:p>
          </table:table-cell>
          <table:table-cell table:style-name="ce7" office:value-type="float" office:value="10002" calcext:value-type="float">
            <text:p>10002</text:p>
          </table:table-cell>
          <table:table-cell table:style-name="ce8" office:value-type="float" office:value="13687" calcext:value-type="float">
            <text:p>13687</text:p>
          </table:table-cell>
          <table:table-cell table:style-name="ce8" office:value-type="float" office:value="16038" calcext:value-type="float">
            <text:p>16038</text:p>
          </table:table-cell>
          <table:table-cell table:style-name="ce9" office:value-type="float" office:value="7637" calcext:value-type="float">
            <text:p>7637</text:p>
          </table:table-cell>
          <table:table-cell table:style-name="ce9" office:value-type="float" office:value="1624" calcext:value-type="float">
            <text:p>1624</text:p>
          </table:table-cell>
          <table:table-cell table:style-name="ce5" office:value-type="float" office:value="33507" calcext:value-type="float">
            <text:p>33507</text:p>
          </table:table-cell>
          <table:table-cell table:style-name="ce5" office:value-type="float" office:value="36560" calcext:value-type="float">
            <text:p>36560</text:p>
          </table:table-cell>
          <table:table-cell table:style-name="ce5" office:value-type="float" office:value="6915" calcext:value-type="float">
            <text:p>6915</text:p>
          </table:table-cell>
          <table:table-cell table:style-name="ce5" office:value-type="float" office:value="3862" calcext:value-type="float">
            <text:p>3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75" calcext:value-type="float">
            <text:p>-175</text:p>
          </table:table-cell>
          <table:table-cell table:style-name="ce7" office:value-type="float" office:value="-436" calcext:value-type="float">
            <text:p>-436</text:p>
          </table:table-cell>
          <table:table-cell table:style-name="ce7" office:value-type="float" office:value="-1472" calcext:value-type="float">
            <text:p>-1472</text:p>
          </table:table-cell>
          <table:table-cell table:style-name="ce8" office:value-type="float" office:value="-3603" calcext:value-type="float">
            <text:p>-3603</text:p>
          </table:table-cell>
          <table:table-cell table:style-name="ce8" office:value-type="float" office:value="-2917" calcext:value-type="float">
            <text:p>-2917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90" calcext:value-type="float">
            <text:p>90</text:p>
          </table:table-cell>
          <table:table-cell table:style-name="ce11" office:value-type="float" office:value="89.013" calcext:value-type="float">
            <text:p>89.013</text:p>
          </table:table-cell>
          <table:table-cell/>
          <table:table-cell table:formula="of:=[.C8]-[.D8]" office:value-type="float" office:value="-4542" calcext:value-type="float">
            <text:p>-4542</text:p>
          </table:table-cell>
          <table:table-cell table:formula="of:=[.E8]-[.F8]" office:value-type="float" office:value="-2173" calcext:value-type="float">
            <text:p>-2173</text:p>
          </table:table-cell>
          <table:table-cell table:formula="of:=[.G8]-[.H8]" office:value-type="float" office:value="-2351" calcext:value-type="float">
            <text:p>-2351</text:p>
          </table:table-cell>
          <table:table-cell table:formula="of:=[.I8]-[.J8]" office:value-type="float" office:value="6013" calcext:value-type="float">
            <text:p>6013</text:p>
          </table:table-cell>
          <table:table-cell table:style-name="ce13" table:formula="of:=[.G8]/([.G8]+[.H8])" office:value-type="percentage" office:value="0.460454163162321" calcext:value-type="percentage">
            <text:p>46%</text:p>
          </table:table-cell>
          <table:table-cell table:formula="of:=SUM([.Y8:.AB8])" office:value-type="float" office:value="-3053" calcext:value-type="float">
            <text:p>-3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20" calcext:value-type="float">
            <text:p>180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33" calcext:value-type="float">
            <text:p>4533</text:p>
          </table:table-cell>
          <table:table-cell table:style-name="ce7" office:value-type="float" office:value="7770" calcext:value-type="float">
            <text:p>7770</text:p>
          </table:table-cell>
          <table:table-cell table:style-name="ce7" office:value-type="float" office:value="9487" calcext:value-type="float">
            <text:p>9487</text:p>
          </table:table-cell>
          <table:table-cell table:style-name="ce8" office:value-type="float" office:value="10768" calcext:value-type="float">
            <text:p>10768</text:p>
          </table:table-cell>
          <table:table-cell table:style-name="ce8" office:value-type="float" office:value="15242" calcext:value-type="float">
            <text:p>15242</text:p>
          </table:table-cell>
          <table:table-cell table:style-name="ce9" office:value-type="float" office:value="9050" calcext:value-type="float">
            <text:p>9050</text:p>
          </table:table-cell>
          <table:table-cell table:style-name="ce9" office:value-type="float" office:value="1621" calcext:value-type="float">
            <text:p>1621</text:p>
          </table:table-cell>
          <table:table-cell table:style-name="ce5" office:value-type="float" office:value="32729" calcext:value-type="float">
            <text:p>32729</text:p>
          </table:table-cell>
          <table:table-cell table:style-name="ce5" office:value-type="float" office:value="35924" calcext:value-type="float">
            <text:p>35924</text:p>
          </table:table-cell>
          <table:table-cell table:style-name="ce5" office:value-type="float" office:value="6699" calcext:value-type="float">
            <text:p>6699</text:p>
          </table:table-cell>
          <table:table-cell table:style-name="ce5" office:value-type="float" office:value="3504" calcext:value-type="float">
            <text:p>350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75" calcext:value-type="float">
            <text:p>-75</text:p>
          </table:table-cell>
          <table:table-cell table:style-name="ce7" office:value-type="float" office:value="-59" calcext:value-type="float">
            <text:p>-59</text:p>
          </table:table-cell>
          <table:table-cell table:style-name="ce7" office:value-type="float" office:value="-515" calcext:value-type="float">
            <text:p>-515</text:p>
          </table:table-cell>
          <table:table-cell table:style-name="ce8" office:value-type="float" office:value="-2919" calcext:value-type="float">
            <text:p>-2919</text:p>
          </table:table-cell>
          <table:table-cell table:style-name="ce8" office:value-type="float" office:value="-796" calcext:value-type="float">
            <text:p>-796</text:p>
          </table:table-cell>
          <table:table-cell table:style-name="ce9" office:value-type="float" office:value="1413" calcext:value-type="float">
            <text:p>1413</text:p>
          </table:table-cell>
          <table:table-cell table:style-name="ce9" office:value-type="float" office:value="-3" calcext:value-type="float">
            <text:p>-3</text:p>
          </table:table-cell>
          <table:table-cell table:style-name="ce11" office:value-type="float" office:value="89.808" calcext:value-type="float">
            <text:p>89.808</text:p>
          </table:table-cell>
          <table:table-cell/>
          <table:table-cell table:formula="of:=[.C9]-[.D9]" office:value-type="float" office:value="-4433" calcext:value-type="float">
            <text:p>-4433</text:p>
          </table:table-cell>
          <table:table-cell table:formula="of:=[.E9]-[.F9]" office:value-type="float" office:value="-1717" calcext:value-type="float">
            <text:p>-1717</text:p>
          </table:table-cell>
          <table:table-cell table:formula="of:=[.G9]-[.H9]" office:value-type="float" office:value="-4474" calcext:value-type="float">
            <text:p>-4474</text:p>
          </table:table-cell>
          <table:table-cell table:formula="of:=[.I9]-[.J9]" office:value-type="float" office:value="7429" calcext:value-type="float">
            <text:p>7429</text:p>
          </table:table-cell>
          <table:table-cell table:style-name="ce13" table:formula="of:=[.G9]/([.G9]+[.H9])" office:value-type="percentage" office:value="0.413994617454825" calcext:value-type="percentage">
            <text:p>41%</text:p>
          </table:table-cell>
          <table:table-cell table:formula="of:=SUM([.Y9:.AB9])" office:value-type="float" office:value="-3195" calcext:value-type="float">
            <text:p>-3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227" calcext:value-type="float">
            <text:p>180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33" calcext:value-type="float">
            <text:p>4533</text:p>
          </table:table-cell>
          <table:table-cell table:style-name="ce7" office:value-type="float" office:value="7791" calcext:value-type="float">
            <text:p>7791</text:p>
          </table:table-cell>
          <table:table-cell table:style-name="ce7" office:value-type="float" office:value="9107" calcext:value-type="float">
            <text:p>9107</text:p>
          </table:table-cell>
          <table:table-cell table:style-name="ce8" office:value-type="float" office:value="8641" calcext:value-type="float">
            <text:p>8641</text:p>
          </table:table-cell>
          <table:table-cell table:style-name="ce8" office:value-type="float" office:value="14295" calcext:value-type="float">
            <text:p>14295</text:p>
          </table:table-cell>
          <table:table-cell table:style-name="ce9" office:value-type="float" office:value="9418" calcext:value-type="float">
            <text:p>9418</text:p>
          </table:table-cell>
          <table:table-cell table:style-name="ce9" office:value-type="float" office:value="1913" calcext:value-type="float">
            <text:p>1913</text:p>
          </table:table-cell>
          <table:table-cell table:style-name="ce5" office:value-type="float" office:value="30579" calcext:value-type="float">
            <text:p>30579</text:p>
          </table:table-cell>
          <table:table-cell table:style-name="ce5" office:value-type="float" office:value="34577" calcext:value-type="float">
            <text:p>34577</text:p>
          </table:table-cell>
          <table:table-cell table:style-name="ce5" office:value-type="float" office:value="7323" calcext:value-type="float">
            <text:p>7323</text:p>
          </table:table-cell>
          <table:table-cell table:style-name="ce5" office:value-type="float" office:value="3325" calcext:value-type="float">
            <text:p>332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-380" calcext:value-type="float">
            <text:p>-380</text:p>
          </table:table-cell>
          <table:table-cell table:style-name="ce8" office:value-type="float" office:value="-2127" calcext:value-type="float">
            <text:p>-2127</text:p>
          </table:table-cell>
          <table:table-cell table:style-name="ce8" office:value-type="float" office:value="-947" calcext:value-type="float">
            <text:p>-947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292" calcext:value-type="float">
            <text:p>292</text:p>
          </table:table-cell>
          <table:table-cell table:style-name="ce11" office:value-type="float" office:value="89.906" calcext:value-type="float">
            <text:p>89.906</text:p>
          </table:table-cell>
          <table:table-cell/>
          <table:table-cell table:formula="of:=[.C10]-[.D10]" office:value-type="float" office:value="-4533" calcext:value-type="float">
            <text:p>-4533</text:p>
          </table:table-cell>
          <table:table-cell table:formula="of:=[.E10]-[.F10]" office:value-type="float" office:value="-1316" calcext:value-type="float">
            <text:p>-1316</text:p>
          </table:table-cell>
          <table:table-cell table:formula="of:=[.G10]-[.H10]" office:value-type="float" office:value="-5654" calcext:value-type="float">
            <text:p>-5654</text:p>
          </table:table-cell>
          <table:table-cell table:formula="of:=[.I10]-[.J10]" office:value-type="float" office:value="7505" calcext:value-type="float">
            <text:p>7505</text:p>
          </table:table-cell>
          <table:table-cell table:style-name="ce13" table:formula="of:=[.G10]/([.G10]+[.H10])" office:value-type="percentage" office:value="0.376743983257761" calcext:value-type="percentage">
            <text:p>38%</text:p>
          </table:table-cell>
          <table:table-cell table:formula="of:=SUM([.Y10:.AB10])" office:value-type="float" office:value="-3998" calcext:value-type="float">
            <text:p>-3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06" calcext:value-type="float">
            <text:p>180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3" calcext:value-type="float">
            <text:p>4843</text:p>
          </table:table-cell>
          <table:table-cell table:style-name="ce7" office:value-type="float" office:value="7711" calcext:value-type="float">
            <text:p>7711</text:p>
          </table:table-cell>
          <table:table-cell table:style-name="ce7" office:value-type="float" office:value="6511" calcext:value-type="float">
            <text:p>6511</text:p>
          </table:table-cell>
          <table:table-cell table:style-name="ce8" office:value-type="float" office:value="7220" calcext:value-type="float">
            <text:p>7220</text:p>
          </table:table-cell>
          <table:table-cell table:style-name="ce8" office:value-type="float" office:value="16956" calcext:value-type="float">
            <text:p>16956</text:p>
          </table:table-cell>
          <table:table-cell table:style-name="ce9" office:value-type="float" office:value="10700" calcext:value-type="float">
            <text:p>10700</text:p>
          </table:table-cell>
          <table:table-cell table:style-name="ce9" office:value-type="float" office:value="1311" calcext:value-type="float">
            <text:p>1311</text:p>
          </table:table-cell>
          <table:table-cell table:style-name="ce5" office:value-type="float" office:value="30593" calcext:value-type="float">
            <text:p>30593</text:p>
          </table:table-cell>
          <table:table-cell table:style-name="ce5" office:value-type="float" office:value="34583" calcext:value-type="float">
            <text:p>34583</text:p>
          </table:table-cell>
          <table:table-cell table:style-name="ce5" office:value-type="float" office:value="7046" calcext:value-type="float">
            <text:p>7046</text:p>
          </table:table-cell>
          <table:table-cell table:style-name="ce5" office:value-type="float" office:value="3056" calcext:value-type="float">
            <text:p>3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" calcext:value-type="float">
            <text:p>310</text:p>
          </table:table-cell>
          <table:table-cell table:style-name="ce7" office:value-type="float" office:value="-80" calcext:value-type="float">
            <text:p>-80</text:p>
          </table:table-cell>
          <table:table-cell table:style-name="ce7" office:value-type="float" office:value="-2596" calcext:value-type="float">
            <text:p>-2596</text:p>
          </table:table-cell>
          <table:table-cell table:style-name="ce8" office:value-type="float" office:value="-1421" calcext:value-type="float">
            <text:p>-1421</text:p>
          </table:table-cell>
          <table:table-cell table:style-name="ce8" office:value-type="float" office:value="2661" calcext:value-type="float">
            <text:p>2661</text:p>
          </table:table-cell>
          <table:table-cell table:style-name="ce9" office:value-type="float" office:value="1282" calcext:value-type="float">
            <text:p>1282</text:p>
          </table:table-cell>
          <table:table-cell table:style-name="ce9" office:value-type="float" office:value="-602" calcext:value-type="float">
            <text:p>-602</text:p>
          </table:table-cell>
          <table:table-cell table:style-name="ce11" office:value-type="float" office:value="90.065" calcext:value-type="float">
            <text:p>90.065</text:p>
          </table:table-cell>
          <table:table-cell/>
          <table:table-cell table:formula="of:=[.C11]-[.D11]" office:value-type="float" office:value="-4843" calcext:value-type="float">
            <text:p>-4843</text:p>
          </table:table-cell>
          <table:table-cell table:formula="of:=[.E11]-[.F11]" office:value-type="float" office:value="1200" calcext:value-type="float">
            <text:p>1200</text:p>
          </table:table-cell>
          <table:table-cell table:formula="of:=[.G11]-[.H11]" office:value-type="float" office:value="-9736" calcext:value-type="float">
            <text:p>-9736</text:p>
          </table:table-cell>
          <table:table-cell table:formula="of:=[.I11]-[.J11]" office:value-type="float" office:value="9389" calcext:value-type="float">
            <text:p>9389</text:p>
          </table:table-cell>
          <table:table-cell table:style-name="ce13" table:formula="of:=[.G11]/([.G11]+[.H11])" office:value-type="percentage" office:value="0.298643282594308" calcext:value-type="percentage">
            <text:p>30%</text:p>
          </table:table-cell>
          <table:table-cell table:formula="of:=SUM([.Y11:.AB11])" office:value-type="float" office:value="-3990" calcext:value-type="float">
            <text:p>-3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13" calcext:value-type="float">
            <text:p>180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7" calcext:value-type="float">
            <text:p>4757</text:p>
          </table:table-cell>
          <table:table-cell table:style-name="ce7" office:value-type="float" office:value="7783" calcext:value-type="float">
            <text:p>7783</text:p>
          </table:table-cell>
          <table:table-cell table:style-name="ce7" office:value-type="float" office:value="6337" calcext:value-type="float">
            <text:p>6337</text:p>
          </table:table-cell>
          <table:table-cell table:style-name="ce8" office:value-type="float" office:value="6576" calcext:value-type="float">
            <text:p>6576</text:p>
          </table:table-cell>
          <table:table-cell table:style-name="ce8" office:value-type="float" office:value="14107" calcext:value-type="float">
            <text:p>14107</text:p>
          </table:table-cell>
          <table:table-cell table:style-name="ce9" office:value-type="float" office:value="9166" calcext:value-type="float">
            <text:p>9166</text:p>
          </table:table-cell>
          <table:table-cell table:style-name="ce9" office:value-type="float" office:value="1700" calcext:value-type="float">
            <text:p>1700</text:p>
          </table:table-cell>
          <table:table-cell table:style-name="ce5" office:value-type="float" office:value="29433" calcext:value-type="float">
            <text:p>29433</text:p>
          </table:table-cell>
          <table:table-cell table:style-name="ce5" office:value-type="float" office:value="32809" calcext:value-type="float">
            <text:p>32809</text:p>
          </table:table-cell>
          <table:table-cell table:style-name="ce5" office:value-type="float" office:value="6487" calcext:value-type="float">
            <text:p>6487</text:p>
          </table:table-cell>
          <table:table-cell table:style-name="ce5" office:value-type="float" office:value="3111" calcext:value-type="float">
            <text:p>3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6" calcext:value-type="float">
            <text:p>-8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-174" calcext:value-type="float">
            <text:p>-174</text:p>
          </table:table-cell>
          <table:table-cell table:style-name="ce8" office:value-type="float" office:value="-644" calcext:value-type="float">
            <text:p>-644</text:p>
          </table:table-cell>
          <table:table-cell table:style-name="ce8" office:value-type="float" office:value="-2849" calcext:value-type="float">
            <text:p>-2849</text:p>
          </table:table-cell>
          <table:table-cell table:style-name="ce9" office:value-type="float" office:value="-1534" calcext:value-type="float">
            <text:p>-1534</text:p>
          </table:table-cell>
          <table:table-cell table:style-name="ce9" office:value-type="float" office:value="389" calcext:value-type="float">
            <text:p>389</text:p>
          </table:table-cell>
          <table:table-cell table:style-name="ce11" office:value-type="float" office:value="90.212" calcext:value-type="float">
            <text:p>90.212</text:p>
          </table:table-cell>
          <table:table-cell/>
          <table:table-cell table:formula="of:=[.C12]-[.D12]" office:value-type="float" office:value="-4757" calcext:value-type="float">
            <text:p>-4757</text:p>
          </table:table-cell>
          <table:table-cell table:formula="of:=[.E12]-[.F12]" office:value-type="float" office:value="1446" calcext:value-type="float">
            <text:p>1446</text:p>
          </table:table-cell>
          <table:table-cell table:formula="of:=[.G12]-[.H12]" office:value-type="float" office:value="-7531" calcext:value-type="float">
            <text:p>-7531</text:p>
          </table:table-cell>
          <table:table-cell table:formula="of:=[.I12]-[.J12]" office:value-type="float" office:value="7466" calcext:value-type="float">
            <text:p>7466</text:p>
          </table:table-cell>
          <table:table-cell table:style-name="ce13" table:formula="of:=[.G12]/([.G12]+[.H12])" office:value-type="percentage" office:value="0.317942271430643" calcext:value-type="percentage">
            <text:p>32%</text:p>
          </table:table-cell>
          <table:table-cell table:formula="of:=SUM([.Y12:.AB12])" office:value-type="float" office:value="-3376" calcext:value-type="float">
            <text:p>-3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20" calcext:value-type="float">
            <text:p>180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" calcext:value-type="float">
            <text:p>4057</text:p>
          </table:table-cell>
          <table:table-cell table:style-name="ce7" office:value-type="float" office:value="7582" calcext:value-type="float">
            <text:p>7582</text:p>
          </table:table-cell>
          <table:table-cell table:style-name="ce7" office:value-type="float" office:value="6093" calcext:value-type="float">
            <text:p>6093</text:p>
          </table:table-cell>
          <table:table-cell table:style-name="ce8" office:value-type="float" office:value="6823" calcext:value-type="float">
            <text:p>6823</text:p>
          </table:table-cell>
          <table:table-cell table:style-name="ce8" office:value-type="float" office:value="14168" calcext:value-type="float">
            <text:p>14168</text:p>
          </table:table-cell>
          <table:table-cell table:style-name="ce9" office:value-type="float" office:value="7321" calcext:value-type="float">
            <text:p>7321</text:p>
          </table:table-cell>
          <table:table-cell table:style-name="ce9" office:value-type="float" office:value="1077" calcext:value-type="float">
            <text:p>1077</text:p>
          </table:table-cell>
          <table:table-cell table:style-name="ce5" office:value-type="float" office:value="23804" calcext:value-type="float">
            <text:p>23804</text:p>
          </table:table-cell>
          <table:table-cell table:style-name="ce5" office:value-type="float" office:value="27473" calcext:value-type="float">
            <text:p>27473</text:p>
          </table:table-cell>
          <table:table-cell table:style-name="ce5" office:value-type="float" office:value="6062" calcext:value-type="float">
            <text:p>6062</text:p>
          </table:table-cell>
          <table:table-cell table:style-name="ce5" office:value-type="float" office:value="2393" calcext:value-type="float">
            <text:p>2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00" calcext:value-type="float">
            <text:p>-700</text:p>
          </table:table-cell>
          <table:table-cell table:style-name="ce7" office:value-type="float" office:value="-201" calcext:value-type="float">
            <text:p>-201</text:p>
          </table:table-cell>
          <table:table-cell table:style-name="ce7" office:value-type="float" office:value="-244" calcext:value-type="float">
            <text:p>-244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61" calcext:value-type="float">
            <text:p>61</text:p>
          </table:table-cell>
          <table:table-cell table:style-name="ce9" office:value-type="float" office:value="-1845" calcext:value-type="float">
            <text:p>-1845</text:p>
          </table:table-cell>
          <table:table-cell table:style-name="ce9" office:value-type="float" office:value="-623" calcext:value-type="float">
            <text:p>-623</text:p>
          </table:table-cell>
          <table:table-cell table:style-name="ce11" office:value-type="float" office:value="89.033" calcext:value-type="float">
            <text:p>89.033</text:p>
          </table:table-cell>
          <table:table-cell/>
          <table:table-cell table:formula="of:=[.C13]-[.D13]" office:value-type="float" office:value="-4057" calcext:value-type="float">
            <text:p>-4057</text:p>
          </table:table-cell>
          <table:table-cell table:formula="of:=[.E13]-[.F13]" office:value-type="float" office:value="1489" calcext:value-type="float">
            <text:p>1489</text:p>
          </table:table-cell>
          <table:table-cell table:formula="of:=[.G13]-[.H13]" office:value-type="float" office:value="-7345" calcext:value-type="float">
            <text:p>-7345</text:p>
          </table:table-cell>
          <table:table-cell table:formula="of:=[.I13]-[.J13]" office:value-type="float" office:value="6244" calcext:value-type="float">
            <text:p>6244</text:p>
          </table:table-cell>
          <table:table-cell table:style-name="ce13" table:formula="of:=[.G13]/([.G13]+[.H13])" office:value-type="percentage" office:value="0.325044066504692" calcext:value-type="percentage">
            <text:p>33%</text:p>
          </table:table-cell>
          <table:table-cell table:formula="of:=SUM([.Y13:.AB13])" office:value-type="float" office:value="-3669" calcext:value-type="float">
            <text:p>-3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327" calcext:value-type="float">
            <text:p>180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" calcext:value-type="float">
            <text:p>4057</text:p>
          </table:table-cell>
          <table:table-cell table:style-name="ce7" office:value-type="float" office:value="7691" calcext:value-type="float">
            <text:p>7691</text:p>
          </table:table-cell>
          <table:table-cell table:style-name="ce7" office:value-type="float" office:value="6694" calcext:value-type="float">
            <text:p>6694</text:p>
          </table:table-cell>
          <table:table-cell table:style-name="ce8" office:value-type="float" office:value="11670" calcext:value-type="float">
            <text:p>11670</text:p>
          </table:table-cell>
          <table:table-cell table:style-name="ce8" office:value-type="float" office:value="18555" calcext:value-type="float">
            <text:p>18555</text:p>
          </table:table-cell>
          <table:table-cell table:style-name="ce9" office:value-type="float" office:value="8237" calcext:value-type="float">
            <text:p>8237</text:p>
          </table:table-cell>
          <table:table-cell table:style-name="ce9" office:value-type="float" office:value="1147" calcext:value-type="float">
            <text:p>1147</text:p>
          </table:table-cell>
          <table:table-cell table:style-name="ce5" office:value-type="float" office:value="29839" calcext:value-type="float">
            <text:p>29839</text:p>
          </table:table-cell>
          <table:table-cell table:style-name="ce5" office:value-type="float" office:value="32694" calcext:value-type="float">
            <text:p>32694</text:p>
          </table:table-cell>
          <table:table-cell table:style-name="ce5" office:value-type="float" office:value="5852" calcext:value-type="float">
            <text:p>5852</text:p>
          </table:table-cell>
          <table:table-cell table:style-name="ce5" office:value-type="float" office:value="2997" calcext:value-type="float">
            <text:p>2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01" calcext:value-type="float">
            <text:p>601</text:p>
          </table:table-cell>
          <table:table-cell table:style-name="ce8" office:value-type="float" office:value="4847" calcext:value-type="float">
            <text:p>4847</text:p>
          </table:table-cell>
          <table:table-cell table:style-name="ce8" office:value-type="float" office:value="4387" calcext:value-type="float">
            <text:p>4387</text:p>
          </table:table-cell>
          <table:table-cell table:style-name="ce9" office:value-type="float" office:value="916" calcext:value-type="float">
            <text:p>916</text:p>
          </table:table-cell>
          <table:table-cell table:style-name="ce9" office:value-type="float" office:value="70" calcext:value-type="float">
            <text:p>70</text:p>
          </table:table-cell>
          <table:table-cell table:style-name="ce11" office:value-type="float" office:value="89.812" calcext:value-type="float">
            <text:p>89.812</text:p>
          </table:table-cell>
          <table:table-cell/>
          <table:table-cell table:formula="of:=[.C14]-[.D14]" office:value-type="float" office:value="-4057" calcext:value-type="float">
            <text:p>-4057</text:p>
          </table:table-cell>
          <table:table-cell table:formula="of:=[.E14]-[.F14]" office:value-type="float" office:value="997" calcext:value-type="float">
            <text:p>997</text:p>
          </table:table-cell>
          <table:table-cell table:formula="of:=[.G14]-[.H14]" office:value-type="float" office:value="-6885" calcext:value-type="float">
            <text:p>-6885</text:p>
          </table:table-cell>
          <table:table-cell table:formula="of:=[.I14]-[.J14]" office:value-type="float" office:value="7090" calcext:value-type="float">
            <text:p>7090</text:p>
          </table:table-cell>
          <table:table-cell table:style-name="ce13" table:formula="of:=[.G14]/([.G14]+[.H14])" office:value-type="percentage" office:value="0.386104218362283" calcext:value-type="percentage">
            <text:p>39%</text:p>
          </table:table-cell>
          <table:table-cell table:formula="of:=SUM([.Y14:.AB14])" office:value-type="float" office:value="-2855" calcext:value-type="float">
            <text:p>-2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03" calcext:value-type="float">
            <text:p>1804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964" calcext:value-type="float">
            <text:p>7964</text:p>
          </table:table-cell>
          <table:table-cell table:style-name="ce7" office:value-type="float" office:value="6360" calcext:value-type="float">
            <text:p>6360</text:p>
          </table:table-cell>
          <table:table-cell table:style-name="ce8" office:value-type="float" office:value="9267" calcext:value-type="float">
            <text:p>9267</text:p>
          </table:table-cell>
          <table:table-cell table:style-name="ce8" office:value-type="float" office:value="16112" calcext:value-type="float">
            <text:p>16112</text:p>
          </table:table-cell>
          <table:table-cell table:style-name="ce9" office:value-type="float" office:value="6552" calcext:value-type="float">
            <text:p>6552</text:p>
          </table:table-cell>
          <table:table-cell table:style-name="ce9" office:value-type="float" office:value="977" calcext:value-type="float">
            <text:p>977</text:p>
          </table:table-cell>
          <table:table-cell table:style-name="ce5" office:value-type="float" office:value="25115" calcext:value-type="float">
            <text:p>25115</text:p>
          </table:table-cell>
          <table:table-cell table:style-name="ce5" office:value-type="float" office:value="28758" calcext:value-type="float">
            <text:p>28758</text:p>
          </table:table-cell>
          <table:table-cell table:style-name="ce5" office:value-type="float" office:value="6111" calcext:value-type="float">
            <text:p>6111</text:p>
          </table:table-cell>
          <table:table-cell table:style-name="ce5" office:value-type="float" office:value="2468" calcext:value-type="float">
            <text:p>24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0" calcext:value-type="float">
            <text:p>-80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-334" calcext:value-type="float">
            <text:p>-334</text:p>
          </table:table-cell>
          <table:table-cell table:style-name="ce8" office:value-type="float" office:value="-2403" calcext:value-type="float">
            <text:p>-2403</text:p>
          </table:table-cell>
          <table:table-cell table:style-name="ce8" office:value-type="float" office:value="-2443" calcext:value-type="float">
            <text:p>-2443</text:p>
          </table:table-cell>
          <table:table-cell table:style-name="ce9" office:value-type="float" office:value="-1685" calcext:value-type="float">
            <text:p>-1685</text:p>
          </table:table-cell>
          <table:table-cell table:style-name="ce9" office:value-type="float" office:value="-170" calcext:value-type="float">
            <text:p>-170</text:p>
          </table:table-cell>
          <table:table-cell table:style-name="ce11" office:value-type="float" office:value="89.782" calcext:value-type="float">
            <text:p>89.782</text:p>
          </table:table-cell>
          <table:table-cell/>
          <table:table-cell table:formula="of:=[.C15]-[.D15]" office:value-type="float" office:value="-3977" calcext:value-type="float">
            <text:p>-3977</text:p>
          </table:table-cell>
          <table:table-cell table:formula="of:=[.E15]-[.F15]" office:value-type="float" office:value="1604" calcext:value-type="float">
            <text:p>1604</text:p>
          </table:table-cell>
          <table:table-cell table:formula="of:=[.G15]-[.H15]" office:value-type="float" office:value="-6845" calcext:value-type="float">
            <text:p>-6845</text:p>
          </table:table-cell>
          <table:table-cell table:formula="of:=[.I15]-[.J15]" office:value-type="float" office:value="5575" calcext:value-type="float">
            <text:p>5575</text:p>
          </table:table-cell>
          <table:table-cell table:style-name="ce13" table:formula="of:=[.G15]/([.G15]+[.H15])" office:value-type="percentage" office:value="0.365144410733283" calcext:value-type="percentage">
            <text:p>37%</text:p>
          </table:table-cell>
          <table:table-cell table:formula="of:=SUM([.Y15:.AB15])" office:value-type="float" office:value="-3643" calcext:value-type="float">
            <text:p>-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10" calcext:value-type="float">
            <text:p>1804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917" calcext:value-type="float">
            <text:p>7917</text:p>
          </table:table-cell>
          <table:table-cell table:style-name="ce7" office:value-type="float" office:value="5858" calcext:value-type="float">
            <text:p>5858</text:p>
          </table:table-cell>
          <table:table-cell table:style-name="ce8" office:value-type="float" office:value="12758" calcext:value-type="float">
            <text:p>12758</text:p>
          </table:table-cell>
          <table:table-cell table:style-name="ce8" office:value-type="float" office:value="19073" calcext:value-type="float">
            <text:p>19073</text:p>
          </table:table-cell>
          <table:table-cell table:style-name="ce9" office:value-type="float" office:value="5593" calcext:value-type="float">
            <text:p>5593</text:p>
          </table:table-cell>
          <table:table-cell table:style-name="ce9" office:value-type="float" office:value="737" calcext:value-type="float">
            <text:p>737</text:p>
          </table:table-cell>
          <table:table-cell table:style-name="ce5" office:value-type="float" office:value="27419" calcext:value-type="float">
            <text:p>27419</text:p>
          </table:table-cell>
          <table:table-cell table:style-name="ce5" office:value-type="float" office:value="30796" calcext:value-type="float">
            <text:p>30796</text:p>
          </table:table-cell>
          <table:table-cell table:style-name="ce5" office:value-type="float" office:value="6078" calcext:value-type="float">
            <text:p>6078</text:p>
          </table:table-cell>
          <table:table-cell table:style-name="ce5" office:value-type="float" office:value="2701" calcext:value-type="float">
            <text:p>27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-47" calcext:value-type="float">
            <text:p>-47</text:p>
          </table:table-cell>
          <table:table-cell table:style-name="ce7" office:value-type="float" office:value="-502" calcext:value-type="float">
            <text:p>-502</text:p>
          </table:table-cell>
          <table:table-cell table:style-name="ce8" office:value-type="float" office:value="3491" calcext:value-type="float">
            <text:p>3491</text:p>
          </table:table-cell>
          <table:table-cell table:style-name="ce8" office:value-type="float" office:value="2961" calcext:value-type="float">
            <text:p>2961</text:p>
          </table:table-cell>
          <table:table-cell table:style-name="ce9" office:value-type="float" office:value="-959" calcext:value-type="float">
            <text:p>-959</text:p>
          </table:table-cell>
          <table:table-cell table:style-name="ce9" office:value-type="float" office:value="-240" calcext:value-type="float">
            <text:p>-240</text:p>
          </table:table-cell>
          <table:table-cell table:style-name="ce11" office:value-type="float" office:value="89.503" calcext:value-type="float">
            <text:p>89.503</text:p>
          </table:table-cell>
          <table:table-cell/>
          <table:table-cell table:formula="of:=[.C16]-[.D16]" office:value-type="float" office:value="-3977" calcext:value-type="float">
            <text:p>-3977</text:p>
          </table:table-cell>
          <table:table-cell table:formula="of:=[.E16]-[.F16]" office:value-type="float" office:value="2059" calcext:value-type="float">
            <text:p>2059</text:p>
          </table:table-cell>
          <table:table-cell table:formula="of:=[.G16]-[.H16]" office:value-type="float" office:value="-6315" calcext:value-type="float">
            <text:p>-6315</text:p>
          </table:table-cell>
          <table:table-cell table:formula="of:=[.I16]-[.J16]" office:value-type="float" office:value="4856" calcext:value-type="float">
            <text:p>4856</text:p>
          </table:table-cell>
          <table:table-cell table:style-name="ce13" table:formula="of:=[.G16]/([.G16]+[.H16])" office:value-type="percentage" office:value="0.400804247431749" calcext:value-type="percentage">
            <text:p>40%</text:p>
          </table:table-cell>
          <table:table-cell table:formula="of:=SUM([.Y16:.AB16])" office:value-type="float" office:value="-3377" calcext:value-type="float">
            <text:p>-3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17" calcext:value-type="float">
            <text:p>180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346" calcext:value-type="float">
            <text:p>7346</text:p>
          </table:table-cell>
          <table:table-cell table:style-name="ce7" office:value-type="float" office:value="6855" calcext:value-type="float">
            <text:p>6855</text:p>
          </table:table-cell>
          <table:table-cell table:style-name="ce8" office:value-type="float" office:value="13247" calcext:value-type="float">
            <text:p>13247</text:p>
          </table:table-cell>
          <table:table-cell table:style-name="ce8" office:value-type="float" office:value="18380" calcext:value-type="float">
            <text:p>18380</text:p>
          </table:table-cell>
          <table:table-cell table:style-name="ce9" office:value-type="float" office:value="5673" calcext:value-type="float">
            <text:p>5673</text:p>
          </table:table-cell>
          <table:table-cell table:style-name="ce9" office:value-type="float" office:value="928" calcext:value-type="float">
            <text:p>928</text:p>
          </table:table-cell>
          <table:table-cell table:style-name="ce5" office:value-type="float" office:value="28265" calcext:value-type="float">
            <text:p>28265</text:p>
          </table:table-cell>
          <table:table-cell table:style-name="ce5" office:value-type="float" office:value="32139" calcext:value-type="float">
            <text:p>32139</text:p>
          </table:table-cell>
          <table:table-cell table:style-name="ce5" office:value-type="float" office:value="6344" calcext:value-type="float">
            <text:p>6344</text:p>
          </table:table-cell>
          <table:table-cell table:style-name="ce5" office:value-type="float" office:value="2470" calcext:value-type="float">
            <text:p>24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-571" calcext:value-type="float">
            <text:p>-571</text:p>
          </table:table-cell>
          <table:table-cell table:style-name="ce7" office:value-type="float" office:value="997" calcext:value-type="float">
            <text:p>997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-693" calcext:value-type="float">
            <text:p>-69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91" calcext:value-type="float">
            <text:p>191</text:p>
          </table:table-cell>
          <table:table-cell table:style-name="ce11" office:value-type="float" office:value="90.075" calcext:value-type="float">
            <text:p>90.075</text:p>
          </table:table-cell>
          <table:table-cell/>
          <table:table-cell table:formula="of:=[.C17]-[.D17]" office:value-type="float" office:value="-3977" calcext:value-type="float">
            <text:p>-3977</text:p>
          </table:table-cell>
          <table:table-cell table:formula="of:=[.E17]-[.F17]" office:value-type="float" office:value="491" calcext:value-type="float">
            <text:p>491</text:p>
          </table:table-cell>
          <table:table-cell table:formula="of:=[.G17]-[.H17]" office:value-type="float" office:value="-5133" calcext:value-type="float">
            <text:p>-5133</text:p>
          </table:table-cell>
          <table:table-cell table:formula="of:=[.I17]-[.J17]" office:value-type="float" office:value="4745" calcext:value-type="float">
            <text:p>4745</text:p>
          </table:table-cell>
          <table:table-cell table:style-name="ce13" table:formula="of:=[.G17]/([.G17]+[.H17])" office:value-type="percentage" office:value="0.418850981756094" calcext:value-type="percentage">
            <text:p>42%</text:p>
          </table:table-cell>
          <table:table-cell table:formula="of:=SUM([.Y17:.AB17])" office:value-type="float" office:value="-3874" calcext:value-type="float">
            <text:p>-3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424" calcext:value-type="float">
            <text:p>180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77" calcext:value-type="float">
            <text:p>3977</text:p>
          </table:table-cell>
          <table:table-cell table:style-name="ce7" office:value-type="float" office:value="7439" calcext:value-type="float">
            <text:p>7439</text:p>
          </table:table-cell>
          <table:table-cell table:style-name="ce7" office:value-type="float" office:value="3085" calcext:value-type="float">
            <text:p>3085</text:p>
          </table:table-cell>
          <table:table-cell table:style-name="ce8" office:value-type="float" office:value="9175" calcext:value-type="float">
            <text:p>9175</text:p>
          </table:table-cell>
          <table:table-cell table:style-name="ce8" office:value-type="float" office:value="20301" calcext:value-type="float">
            <text:p>20301</text:p>
          </table:table-cell>
          <table:table-cell table:style-name="ce9" office:value-type="float" office:value="6823" calcext:value-type="float">
            <text:p>6823</text:p>
          </table:table-cell>
          <table:table-cell table:style-name="ce9" office:value-type="float" office:value="850" calcext:value-type="float">
            <text:p>850</text:p>
          </table:table-cell>
          <table:table-cell table:style-name="ce5" office:value-type="float" office:value="25290" calcext:value-type="float">
            <text:p>25290</text:p>
          </table:table-cell>
          <table:table-cell table:style-name="ce5" office:value-type="float" office:value="30066" calcext:value-type="float">
            <text:p>30066</text:p>
          </table:table-cell>
          <table:table-cell table:style-name="ce5" office:value-type="float" office:value="6824" calcext:value-type="float">
            <text:p>6824</text:p>
          </table:table-cell>
          <table:table-cell table:style-name="ce5" office:value-type="float" office:value="2048" calcext:value-type="float">
            <text:p>2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-3770" calcext:value-type="float">
            <text:p>-3770</text:p>
          </table:table-cell>
          <table:table-cell table:style-name="ce8" office:value-type="float" office:value="-4072" calcext:value-type="float">
            <text:p>-4072</text:p>
          </table:table-cell>
          <table:table-cell table:style-name="ce8" office:value-type="float" office:value="1921" calcext:value-type="float">
            <text:p>1921</text:p>
          </table:table-cell>
          <table:table-cell table:style-name="ce9" office:value-type="float" office:value="1150" calcext:value-type="float">
            <text:p>1150</text:p>
          </table:table-cell>
          <table:table-cell table:style-name="ce9" office:value-type="float" office:value="-78" calcext:value-type="float">
            <text:p>-78</text:p>
          </table:table-cell>
          <table:table-cell table:style-name="ce11" office:value-type="float" office:value="91.343" calcext:value-type="float">
            <text:p>91.343</text:p>
          </table:table-cell>
          <table:table-cell/>
          <table:table-cell table:formula="of:=[.C18]-[.D18]" office:value-type="float" office:value="-3977" calcext:value-type="float">
            <text:p>-3977</text:p>
          </table:table-cell>
          <table:table-cell table:formula="of:=[.E18]-[.F18]" office:value-type="float" office:value="4354" calcext:value-type="float">
            <text:p>4354</text:p>
          </table:table-cell>
          <table:table-cell table:formula="of:=[.G18]-[.H18]" office:value-type="float" office:value="-11126" calcext:value-type="float">
            <text:p>-11126</text:p>
          </table:table-cell>
          <table:table-cell table:formula="of:=[.I18]-[.J18]" office:value-type="float" office:value="5973" calcext:value-type="float">
            <text:p>5973</text:p>
          </table:table-cell>
          <table:table-cell table:style-name="ce13" table:formula="of:=[.G18]/([.G18]+[.H18])" office:value-type="percentage" office:value="0.311270185913964" calcext:value-type="percentage">
            <text:p>31%</text:p>
          </table:table-cell>
          <table:table-cell table:formula="of:=SUM([.Y18:.AB18])" office:value-type="float" office:value="-4776" calcext:value-type="float">
            <text:p>-4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01" calcext:value-type="float">
            <text:p>18050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987" calcext:value-type="float">
            <text:p>3987</text:p>
          </table:table-cell>
          <table:table-cell table:style-name="ce7" office:value-type="float" office:value="9059" calcext:value-type="float">
            <text:p>9059</text:p>
          </table:table-cell>
          <table:table-cell table:style-name="ce7" office:value-type="float" office:value="1464" calcext:value-type="float">
            <text:p>1464</text:p>
          </table:table-cell>
          <table:table-cell table:style-name="ce8" office:value-type="float" office:value="10394" calcext:value-type="float">
            <text:p>10394</text:p>
          </table:table-cell>
          <table:table-cell table:style-name="ce8" office:value-type="float" office:value="25148" calcext:value-type="float">
            <text:p>25148</text:p>
          </table:table-cell>
          <table:table-cell table:style-name="ce9" office:value-type="float" office:value="7374" calcext:value-type="float">
            <text:p>7374</text:p>
          </table:table-cell>
          <table:table-cell table:style-name="ce9" office:value-type="float" office:value="1077" calcext:value-type="float">
            <text:p>1077</text:p>
          </table:table-cell>
          <table:table-cell table:style-name="ce5" office:value-type="float" office:value="28716" calcext:value-type="float">
            <text:p>28716</text:p>
          </table:table-cell>
          <table:table-cell table:style-name="ce5" office:value-type="float" office:value="33458" calcext:value-type="float">
            <text:p>33458</text:p>
          </table:table-cell>
          <table:table-cell table:style-name="ce5" office:value-type="float" office:value="6724" calcext:value-type="float">
            <text:p>6724</text:p>
          </table:table-cell>
          <table:table-cell table:style-name="ce5" office:value-type="float" office:value="1982" calcext:value-type="float">
            <text:p>198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620" calcext:value-type="float">
            <text:p>1620</text:p>
          </table:table-cell>
          <table:table-cell table:style-name="ce7" office:value-type="float" office:value="-1621" calcext:value-type="float">
            <text:p>-1621</text:p>
          </table:table-cell>
          <table:table-cell table:style-name="ce8" office:value-type="float" office:value="1219" calcext:value-type="float">
            <text:p>1219</text:p>
          </table:table-cell>
          <table:table-cell table:style-name="ce8" office:value-type="float" office:value="4847" calcext:value-type="float">
            <text:p>4847</text:p>
          </table:table-cell>
          <table:table-cell table:style-name="ce9" office:value-type="float" office:value="551" calcext:value-type="float">
            <text:p>551</text:p>
          </table:table-cell>
          <table:table-cell table:style-name="ce9" office:value-type="float" office:value="227" calcext:value-type="float">
            <text:p>227</text:p>
          </table:table-cell>
          <table:table-cell table:style-name="ce11" office:value-type="float" office:value="92.408" calcext:value-type="float">
            <text:p>92.408</text:p>
          </table:table-cell>
          <table:table-cell/>
          <table:table-cell table:formula="of:=[.C19]-[.D19]" office:value-type="float" office:value="-3880" calcext:value-type="float">
            <text:p>-3880</text:p>
          </table:table-cell>
          <table:table-cell table:formula="of:=[.E19]-[.F19]" office:value-type="float" office:value="7595" calcext:value-type="float">
            <text:p>7595</text:p>
          </table:table-cell>
          <table:table-cell table:formula="of:=[.G19]-[.H19]" office:value-type="float" office:value="-14754" calcext:value-type="float">
            <text:p>-14754</text:p>
          </table:table-cell>
          <table:table-cell table:formula="of:=[.I19]-[.J19]" office:value-type="float" office:value="6297" calcext:value-type="float">
            <text:p>6297</text:p>
          </table:table-cell>
          <table:table-cell table:style-name="ce13" table:formula="of:=[.G19]/([.G19]+[.H19])" office:value-type="percentage" office:value="0.292442743796072" calcext:value-type="percentage">
            <text:p>29%</text:p>
          </table:table-cell>
          <table:table-cell table:formula="of:=SUM([.Y19:.AB19])" office:value-type="float" office:value="-4742" calcext:value-type="float">
            <text:p>-4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08" calcext:value-type="float">
            <text:p>18050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673" calcext:value-type="float">
            <text:p>4673</text:p>
          </table:table-cell>
          <table:table-cell table:style-name="ce7" office:value-type="float" office:value="10205" calcext:value-type="float">
            <text:p>10205</text:p>
          </table:table-cell>
          <table:table-cell table:style-name="ce7" office:value-type="float" office:value="730" calcext:value-type="float">
            <text:p>730</text:p>
          </table:table-cell>
          <table:table-cell table:style-name="ce8" office:value-type="float" office:value="11056" calcext:value-type="float">
            <text:p>11056</text:p>
          </table:table-cell>
          <table:table-cell table:style-name="ce8" office:value-type="float" office:value="26990" calcext:value-type="float">
            <text:p>26990</text:p>
          </table:table-cell>
          <table:table-cell table:style-name="ce9" office:value-type="float" office:value="7352" calcext:value-type="float">
            <text:p>7352</text:p>
          </table:table-cell>
          <table:table-cell table:style-name="ce9" office:value-type="float" office:value="934" calcext:value-type="float">
            <text:p>934</text:p>
          </table:table-cell>
          <table:table-cell table:style-name="ce5" office:value-type="float" office:value="30773" calcext:value-type="float">
            <text:p>30773</text:p>
          </table:table-cell>
          <table:table-cell table:style-name="ce5" office:value-type="float" office:value="35307" calcext:value-type="float">
            <text:p>35307</text:p>
          </table:table-cell>
          <table:table-cell table:style-name="ce5" office:value-type="float" office:value="6551" calcext:value-type="float">
            <text:p>6551</text:p>
          </table:table-cell>
          <table:table-cell table:style-name="ce5" office:value-type="float" office:value="2017" calcext:value-type="float">
            <text:p>201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86" calcext:value-type="float">
            <text:p>686</text:p>
          </table:table-cell>
          <table:table-cell table:style-name="ce7" office:value-type="float" office:value="1146" calcext:value-type="float">
            <text:p>1146</text:p>
          </table:table-cell>
          <table:table-cell table:style-name="ce7" office:value-type="float" office:value="-734" calcext:value-type="float">
            <text:p>-734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1842" calcext:value-type="float">
            <text:p>1842</text:p>
          </table:table-cell>
          <table:table-cell table:style-name="ce9" office:value-type="float" office:value="-22" calcext:value-type="float">
            <text:p>-22</text:p>
          </table:table-cell>
          <table:table-cell table:style-name="ce9" office:value-type="float" office:value="-143" calcext:value-type="float">
            <text:p>-143</text:p>
          </table:table-cell>
          <table:table-cell table:style-name="ce11" office:value-type="float" office:value="92.411" calcext:value-type="float">
            <text:p>92.411</text:p>
          </table:table-cell>
          <table:table-cell/>
          <table:table-cell table:formula="of:=[.C20]-[.D20]" office:value-type="float" office:value="-4493" calcext:value-type="float">
            <text:p>-4493</text:p>
          </table:table-cell>
          <table:table-cell table:formula="of:=[.E20]-[.F20]" office:value-type="float" office:value="9475" calcext:value-type="float">
            <text:p>9475</text:p>
          </table:table-cell>
          <table:table-cell table:formula="of:=[.G20]-[.H20]" office:value-type="float" office:value="-15934" calcext:value-type="float">
            <text:p>-15934</text:p>
          </table:table-cell>
          <table:table-cell table:formula="of:=[.I20]-[.J20]" office:value-type="float" office:value="6418" calcext:value-type="float">
            <text:p>6418</text:p>
          </table:table-cell>
          <table:table-cell table:style-name="ce13" table:formula="of:=[.G20]/([.G20]+[.H20])" office:value-type="percentage" office:value="0.290595594806287" calcext:value-type="percentage">
            <text:p>29%</text:p>
          </table:table-cell>
          <table:table-cell table:formula="of:=SUM([.Y20:.AB20])" office:value-type="float" office:value="-4534" calcext:value-type="float">
            <text:p>-4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15" calcext:value-type="float">
            <text:p>18051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303" calcext:value-type="float">
            <text:p>12303</text:p>
          </table:table-cell>
          <table:table-cell table:style-name="ce7" office:value-type="float" office:value="547" calcext:value-type="float">
            <text:p>547</text:p>
          </table:table-cell>
          <table:table-cell table:style-name="ce8" office:value-type="float" office:value="11665" calcext:value-type="float">
            <text:p>11665</text:p>
          </table:table-cell>
          <table:table-cell table:style-name="ce8" office:value-type="float" office:value="29776" calcext:value-type="float">
            <text:p>29776</text:p>
          </table:table-cell>
          <table:table-cell table:style-name="ce9" office:value-type="float" office:value="7216" calcext:value-type="float">
            <text:p>7216</text:p>
          </table:table-cell>
          <table:table-cell table:style-name="ce9" office:value-type="float" office:value="985" calcext:value-type="float">
            <text:p>985</text:p>
          </table:table-cell>
          <table:table-cell table:style-name="ce5" office:value-type="float" office:value="33602" calcext:value-type="float">
            <text:p>33602</text:p>
          </table:table-cell>
          <table:table-cell table:style-name="ce5" office:value-type="float" office:value="38269" calcext:value-type="float">
            <text:p>38269</text:p>
          </table:table-cell>
          <table:table-cell table:style-name="ce5" office:value-type="float" office:value="6637" calcext:value-type="float">
            <text:p>6637</text:p>
          </table:table-cell>
          <table:table-cell table:style-name="ce5" office:value-type="float" office:value="1970" calcext:value-type="float">
            <text:p>197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7" office:value-type="float" office:value="2098" calcext:value-type="float">
            <text:p>2098</text:p>
          </table:table-cell>
          <table:table-cell table:style-name="ce7" office:value-type="float" office:value="-183" calcext:value-type="float">
            <text:p>-183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2786" calcext:value-type="float">
            <text:p>2786</text:p>
          </table:table-cell>
          <table:table-cell table:style-name="ce9" office:value-type="float" office:value="-136" calcext:value-type="float">
            <text:p>-136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float" office:value="93.544" calcext:value-type="float">
            <text:p>93.544</text:p>
          </table:table-cell>
          <table:table-cell/>
          <table:table-cell table:formula="of:=[.C21]-[.D21]" office:value-type="float" office:value="-4543" calcext:value-type="float">
            <text:p>-4543</text:p>
          </table:table-cell>
          <table:table-cell table:formula="of:=[.E21]-[.F21]" office:value-type="float" office:value="11756" calcext:value-type="float">
            <text:p>11756</text:p>
          </table:table-cell>
          <table:table-cell table:formula="of:=[.G21]-[.H21]" office:value-type="float" office:value="-18111" calcext:value-type="float">
            <text:p>-18111</text:p>
          </table:table-cell>
          <table:table-cell table:formula="of:=[.I21]-[.J21]" office:value-type="float" office:value="6231" calcext:value-type="float">
            <text:p>6231</text:p>
          </table:table-cell>
          <table:table-cell table:style-name="ce13" table:formula="of:=[.G21]/([.G21]+[.H21])" office:value-type="percentage" office:value="0.281484520161193" calcext:value-type="percentage">
            <text:p>28%</text:p>
          </table:table-cell>
          <table:table-cell table:formula="of:=SUM([.Y21:.AB21])" office:value-type="float" office:value="-4667" calcext:value-type="float">
            <text:p>-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22" calcext:value-type="float">
            <text:p>180522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996" calcext:value-type="float">
            <text:p>12996</text:p>
          </table:table-cell>
          <table:table-cell table:style-name="ce7" office:value-type="float" office:value="563" calcext:value-type="float">
            <text:p>563</text:p>
          </table:table-cell>
          <table:table-cell table:style-name="ce8" office:value-type="float" office:value="11499" calcext:value-type="float">
            <text:p>11499</text:p>
          </table:table-cell>
          <table:table-cell table:style-name="ce8" office:value-type="float" office:value="30353" calcext:value-type="float">
            <text:p>30353</text:p>
          </table:table-cell>
          <table:table-cell table:style-name="ce9" office:value-type="float" office:value="7561" calcext:value-type="float">
            <text:p>7561</text:p>
          </table:table-cell>
          <table:table-cell table:style-name="ce9" office:value-type="float" office:value="1248" calcext:value-type="float">
            <text:p>1248</text:p>
          </table:table-cell>
          <table:table-cell table:style-name="ce5" office:value-type="float" office:value="35409" calcext:value-type="float">
            <text:p>35409</text:p>
          </table:table-cell>
          <table:table-cell table:style-name="ce5" office:value-type="float" office:value="39840" calcext:value-type="float">
            <text:p>39840</text:p>
          </table:table-cell>
          <table:table-cell table:style-name="ce5" office:value-type="float" office:value="6656" calcext:value-type="float">
            <text:p>6656</text:p>
          </table:table-cell>
          <table:table-cell table:style-name="ce5" office:value-type="float" office:value="2225" calcext:value-type="float">
            <text:p>222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-166" calcext:value-type="float">
            <text:p>-166</text:p>
          </table:table-cell>
          <table:table-cell table:style-name="ce8" office:value-type="float" office:value="577" calcext:value-type="float">
            <text:p>577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263" calcext:value-type="float">
            <text:p>263</text:p>
          </table:table-cell>
          <table:table-cell table:style-name="ce11" office:value-type="float" office:value="94.13" calcext:value-type="float">
            <text:p>94.13</text:p>
          </table:table-cell>
          <table:table-cell/>
          <table:table-cell table:formula="of:=[.C22]-[.D22]" office:value-type="float" office:value="-4323" calcext:value-type="float">
            <text:p>-4323</text:p>
          </table:table-cell>
          <table:table-cell table:formula="of:=[.E22]-[.F22]" office:value-type="float" office:value="12433" calcext:value-type="float">
            <text:p>12433</text:p>
          </table:table-cell>
          <table:table-cell table:formula="of:=[.G22]-[.H22]" office:value-type="float" office:value="-18854" calcext:value-type="float">
            <text:p>-18854</text:p>
          </table:table-cell>
          <table:table-cell table:formula="of:=[.I22]-[.J22]" office:value-type="float" office:value="6313" calcext:value-type="float">
            <text:p>6313</text:p>
          </table:table-cell>
          <table:table-cell table:style-name="ce13" table:formula="of:=[.G22]/([.G22]+[.H22])" office:value-type="percentage" office:value="0.274753894676479" calcext:value-type="percentage">
            <text:p>27%</text:p>
          </table:table-cell>
          <table:table-cell table:formula="of:=SUM([.Y22:.AB22])" office:value-type="float" office:value="-4431" calcext:value-type="float">
            <text:p>-4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529" calcext:value-type="float">
            <text:p>18052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873" calcext:value-type="float">
            <text:p>4873</text:p>
          </table:table-cell>
          <table:table-cell table:style-name="ce7" office:value-type="float" office:value="12901" calcext:value-type="float">
            <text:p>12901</text:p>
          </table:table-cell>
          <table:table-cell table:style-name="ce7" office:value-type="float" office:value="1026" calcext:value-type="float">
            <text:p>1026</text:p>
          </table:table-cell>
          <table:table-cell table:style-name="ce8" office:value-type="float" office:value="14733" calcext:value-type="float">
            <text:p>14733</text:p>
          </table:table-cell>
          <table:table-cell table:style-name="ce8" office:value-type="float" office:value="33511" calcext:value-type="float">
            <text:p>33511</text:p>
          </table:table-cell>
          <table:table-cell table:style-name="ce9" office:value-type="float" office:value="8064" calcext:value-type="float">
            <text:p>8064</text:p>
          </table:table-cell>
          <table:table-cell table:style-name="ce9" office:value-type="float" office:value="978" calcext:value-type="float">
            <text:p>978</text:p>
          </table:table-cell>
          <table:table-cell table:style-name="ce5" office:value-type="float" office:value="38605" calcext:value-type="float">
            <text:p>38605</text:p>
          </table:table-cell>
          <table:table-cell table:style-name="ce5" office:value-type="float" office:value="42685" calcext:value-type="float">
            <text:p>42685</text:p>
          </table:table-cell>
          <table:table-cell table:style-name="ce5" office:value-type="float" office:value="7336" calcext:value-type="float">
            <text:p>7336</text:p>
          </table:table-cell>
          <table:table-cell table:style-name="ce5" office:value-type="float" office:value="3256" calcext:value-type="float">
            <text:p>32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95" calcext:value-type="float">
            <text:p>-95</text:p>
          </table:table-cell>
          <table:table-cell table:style-name="ce7" office:value-type="float" office:value="463" calcext:value-type="float">
            <text:p>463</text:p>
          </table:table-cell>
          <table:table-cell table:style-name="ce8" office:value-type="float" office:value="3234" calcext:value-type="float">
            <text:p>3234</text:p>
          </table:table-cell>
          <table:table-cell table:style-name="ce8" office:value-type="float" office:value="3158" calcext:value-type="float">
            <text:p>3158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-270" calcext:value-type="float">
            <text:p>-270</text:p>
          </table:table-cell>
          <table:table-cell table:style-name="ce11" office:value-type="float" office:value="94.169" calcext:value-type="float">
            <text:p>94.169</text:p>
          </table:table-cell>
          <table:table-cell/>
          <table:table-cell table:formula="of:=[.C23]-[.D23]" office:value-type="float" office:value="-4263" calcext:value-type="float">
            <text:p>-4263</text:p>
          </table:table-cell>
          <table:table-cell table:formula="of:=[.E23]-[.F23]" office:value-type="float" office:value="11875" calcext:value-type="float">
            <text:p>11875</text:p>
          </table:table-cell>
          <table:table-cell table:formula="of:=[.G23]-[.H23]" office:value-type="float" office:value="-18778" calcext:value-type="float">
            <text:p>-18778</text:p>
          </table:table-cell>
          <table:table-cell table:formula="of:=[.I23]-[.J23]" office:value-type="float" office:value="7086" calcext:value-type="float">
            <text:p>7086</text:p>
          </table:table-cell>
          <table:table-cell table:style-name="ce13" table:formula="of:=[.G23]/([.G23]+[.H23])" office:value-type="percentage" office:value="0.305385125611475" calcext:value-type="percentage">
            <text:p>31%</text:p>
          </table:table-cell>
          <table:table-cell table:formula="of:=SUM([.Y23:.AB23])" office:value-type="float" office:value="-4080" calcext:value-type="float">
            <text:p>-4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05" calcext:value-type="float">
            <text:p>18060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421" calcext:value-type="float">
            <text:p>5421</text:p>
          </table:table-cell>
          <table:table-cell table:style-name="ce7" office:value-type="float" office:value="13245" calcext:value-type="float">
            <text:p>13245</text:p>
          </table:table-cell>
          <table:table-cell table:style-name="ce7" office:value-type="float" office:value="554" calcext:value-type="float">
            <text:p>554</text:p>
          </table:table-cell>
          <table:table-cell table:style-name="ce8" office:value-type="float" office:value="15183" calcext:value-type="float">
            <text:p>15183</text:p>
          </table:table-cell>
          <table:table-cell table:style-name="ce8" office:value-type="float" office:value="33199" calcext:value-type="float">
            <text:p>33199</text:p>
          </table:table-cell>
          <table:table-cell table:style-name="ce9" office:value-type="float" office:value="6331" calcext:value-type="float">
            <text:p>6331</text:p>
          </table:table-cell>
          <table:table-cell table:style-name="ce9" office:value-type="float" office:value="1123" calcext:value-type="float">
            <text:p>1123</text:p>
          </table:table-cell>
          <table:table-cell table:style-name="ce5" office:value-type="float" office:value="37583" calcext:value-type="float">
            <text:p>37583</text:p>
          </table:table-cell>
          <table:table-cell table:style-name="ce5" office:value-type="float" office:value="42561" calcext:value-type="float">
            <text:p>42561</text:p>
          </table:table-cell>
          <table:table-cell table:style-name="ce5" office:value-type="float" office:value="7366" calcext:value-type="float">
            <text:p>7366</text:p>
          </table:table-cell>
          <table:table-cell table:style-name="ce5" office:value-type="float" office:value="2388" calcext:value-type="float">
            <text:p>2388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548" calcext:value-type="float">
            <text:p>548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-472" calcext:value-type="float">
            <text:p>-47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-312" calcext:value-type="float">
            <text:p>-312</text:p>
          </table:table-cell>
          <table:table-cell table:style-name="ce9" office:value-type="float" office:value="-1733" calcext:value-type="float">
            <text:p>-1733</text:p>
          </table:table-cell>
          <table:table-cell table:style-name="ce9" office:value-type="float" office:value="145" calcext:value-type="float">
            <text:p>145</text:p>
          </table:table-cell>
          <table:table-cell table:style-name="ce11" office:value-type="float" office:value="93.537" calcext:value-type="float">
            <text:p>93.537</text:p>
          </table:table-cell>
          <table:table-cell/>
          <table:table-cell table:formula="of:=[.C24]-[.D24]" office:value-type="float" office:value="-4861" calcext:value-type="float">
            <text:p>-4861</text:p>
          </table:table-cell>
          <table:table-cell table:formula="of:=[.E24]-[.F24]" office:value-type="float" office:value="12691" calcext:value-type="float">
            <text:p>12691</text:p>
          </table:table-cell>
          <table:table-cell table:formula="of:=[.G24]-[.H24]" office:value-type="float" office:value="-18016" calcext:value-type="float">
            <text:p>-18016</text:p>
          </table:table-cell>
          <table:table-cell table:formula="of:=[.I24]-[.J24]" office:value-type="float" office:value="5208" calcext:value-type="float">
            <text:p>5208</text:p>
          </table:table-cell>
          <table:table-cell table:style-name="ce13" table:formula="of:=[.G24]/([.G24]+[.H24])" office:value-type="percentage" office:value="0.313815055185813" calcext:value-type="percentage">
            <text:p>31%</text:p>
          </table:table-cell>
          <table:table-cell table:formula="of:=SUM([.Y24:.AB24])" office:value-type="float" office:value="-4978" calcext:value-type="float">
            <text:p>-4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12" calcext:value-type="float">
            <text:p>18061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21" calcext:value-type="float">
            <text:p>5421</text:p>
          </table:table-cell>
          <table:table-cell table:style-name="ce7" office:value-type="float" office:value="13239" calcext:value-type="float">
            <text:p>13239</text:p>
          </table:table-cell>
          <table:table-cell table:style-name="ce7" office:value-type="float" office:value="468" calcext:value-type="float">
            <text:p>468</text:p>
          </table:table-cell>
          <table:table-cell table:style-name="ce8" office:value-type="float" office:value="14863" calcext:value-type="float">
            <text:p>14863</text:p>
          </table:table-cell>
          <table:table-cell table:style-name="ce8" office:value-type="float" office:value="35163" calcext:value-type="float">
            <text:p>35163</text:p>
          </table:table-cell>
          <table:table-cell table:style-name="ce9" office:value-type="float" office:value="8112" calcext:value-type="float">
            <text:p>8112</text:p>
          </table:table-cell>
          <table:table-cell table:style-name="ce9" office:value-type="float" office:value="970" calcext:value-type="float">
            <text:p>970</text:p>
          </table:table-cell>
          <table:table-cell table:style-name="ce5" office:value-type="float" office:value="42577" calcext:value-type="float">
            <text:p>42577</text:p>
          </table:table-cell>
          <table:table-cell table:style-name="ce5" office:value-type="float" office:value="47715" calcext:value-type="float">
            <text:p>47715</text:p>
          </table:table-cell>
          <table:table-cell table:style-name="ce5" office:value-type="float" office:value="7330" calcext:value-type="float">
            <text:p>7330</text:p>
          </table:table-cell>
          <table:table-cell table:style-name="ce5" office:value-type="float" office:value="2192" calcext:value-type="float">
            <text:p>219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-86" calcext:value-type="float">
            <text:p>-86</text:p>
          </table:table-cell>
          <table:table-cell table:style-name="ce8" office:value-type="float" office:value="-320" calcext:value-type="float">
            <text:p>-320</text:p>
          </table:table-cell>
          <table:table-cell table:style-name="ce8" office:value-type="float" office:value="1964" calcext:value-type="float">
            <text:p>1964</text:p>
          </table:table-cell>
          <table:table-cell table:style-name="ce9" office:value-type="float" office:value="1781" calcext:value-type="float">
            <text:p>1781</text:p>
          </table:table-cell>
          <table:table-cell table:style-name="ce9" office:value-type="float" office:value="-153" calcext:value-type="float">
            <text:p>-153</text:p>
          </table:table-cell>
          <table:table-cell table:style-name="ce11" office:value-type="float" office:value="94.782" calcext:value-type="float">
            <text:p>94.782</text:p>
          </table:table-cell>
          <table:table-cell/>
          <table:table-cell table:formula="of:=[.C25]-[.D25]" office:value-type="float" office:value="-4751" calcext:value-type="float">
            <text:p>-4751</text:p>
          </table:table-cell>
          <table:table-cell table:formula="of:=[.E25]-[.F25]" office:value-type="float" office:value="12771" calcext:value-type="float">
            <text:p>12771</text:p>
          </table:table-cell>
          <table:table-cell table:formula="of:=[.G25]-[.H25]" office:value-type="float" office:value="-20300" calcext:value-type="float">
            <text:p>-20300</text:p>
          </table:table-cell>
          <table:table-cell table:formula="of:=[.I25]-[.J25]" office:value-type="float" office:value="7142" calcext:value-type="float">
            <text:p>7142</text:p>
          </table:table-cell>
          <table:table-cell table:style-name="ce13" table:formula="of:=[.G25]/([.G25]+[.H25])" office:value-type="percentage" office:value="0.297105505137329" calcext:value-type="percentage">
            <text:p>30%</text:p>
          </table:table-cell>
          <table:table-cell table:formula="of:=SUM([.Y25:.AB25])" office:value-type="float" office:value="-5138" calcext:value-type="float">
            <text:p>-5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19" calcext:value-type="float">
            <text:p>18061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668" calcext:value-type="float">
            <text:p>12668</text:p>
          </table:table-cell>
          <table:table-cell table:style-name="ce7" office:value-type="float" office:value="608" calcext:value-type="float">
            <text:p>608</text:p>
          </table:table-cell>
          <table:table-cell table:style-name="ce8" office:value-type="float" office:value="17385" calcext:value-type="float">
            <text:p>17385</text:p>
          </table:table-cell>
          <table:table-cell table:style-name="ce8" office:value-type="float" office:value="21794" calcext:value-type="float">
            <text:p>21794</text:p>
          </table:table-cell>
          <table:table-cell table:style-name="ce9" office:value-type="float" office:value="8180" calcext:value-type="float">
            <text:p>8180</text:p>
          </table:table-cell>
          <table:table-cell table:style-name="ce9" office:value-type="float" office:value="1677" calcext:value-type="float">
            <text:p>1677</text:p>
          </table:table-cell>
          <table:table-cell table:style-name="ce5" office:value-type="float" office:value="40569" calcext:value-type="float">
            <text:p>40569</text:p>
          </table:table-cell>
          <table:table-cell table:style-name="ce5" office:value-type="float" office:value="45605" calcext:value-type="float">
            <text:p>45605</text:p>
          </table:table-cell>
          <table:table-cell table:style-name="ce5" office:value-type="float" office:value="6424" calcext:value-type="float">
            <text:p>6424</text:p>
          </table:table-cell>
          <table:table-cell table:style-name="ce5" office:value-type="float" office:value="1388" calcext:value-type="float">
            <text:p>1388</text:p>
          </table:table-cell>
          <table:table-cell table:style-name="ce1" office:value-type="float" office:value="-75" calcext:value-type="float">
            <text:p>-75</text:p>
          </table:table-cell>
          <table:table-cell table:style-name="ce1" office:value-type="float" office:value="14364" calcext:value-type="float">
            <text:p>14364</text:p>
          </table:table-cell>
          <table:table-cell table:style-name="ce7" office:value-type="float" office:value="-571" calcext:value-type="float">
            <text:p>-571</text:p>
          </table:table-cell>
          <table:table-cell table:style-name="ce7" office:value-type="float" office:value="140" calcext:value-type="float">
            <text:p>140</text:p>
          </table:table-cell>
          <table:table-cell table:style-name="ce8" office:value-type="float" office:value="2522" calcext:value-type="float">
            <text:p>2522</text:p>
          </table:table-cell>
          <table:table-cell table:style-name="ce8" office:value-type="float" office:value="-13369" calcext:value-type="float">
            <text:p>-1336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07" calcext:value-type="float">
            <text:p>707</text:p>
          </table:table-cell>
          <table:table-cell table:style-name="ce11" office:value-type="float" office:value="94.18" calcext:value-type="float">
            <text:p>94.18</text:p>
          </table:table-cell>
          <table:table-cell/>
          <table:table-cell table:formula="of:=[.C26]-[.D26]" office:value-type="float" office:value="-19190" calcext:value-type="float">
            <text:p>-19190</text:p>
          </table:table-cell>
          <table:table-cell table:formula="of:=[.E26]-[.F26]" office:value-type="float" office:value="12060" calcext:value-type="float">
            <text:p>12060</text:p>
          </table:table-cell>
          <table:table-cell table:formula="of:=[.G26]-[.H26]" office:value-type="float" office:value="-4409" calcext:value-type="float">
            <text:p>-4409</text:p>
          </table:table-cell>
          <table:table-cell table:formula="of:=[.I26]-[.J26]" office:value-type="float" office:value="6503" calcext:value-type="float">
            <text:p>6503</text:p>
          </table:table-cell>
          <table:table-cell table:style-name="ce13" table:formula="of:=[.G26]/([.G26]+[.H26])" office:value-type="percentage" office:value="0.443732611858394" calcext:value-type="percentage">
            <text:p>44%</text:p>
          </table:table-cell>
          <table:table-cell table:formula="of:=SUM([.Y26:.AB26])" office:value-type="float" office:value="-5036" calcext:value-type="float">
            <text:p>-5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626" calcext:value-type="float">
            <text:p>180626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484" calcext:value-type="float">
            <text:p>12484</text:p>
          </table:table-cell>
          <table:table-cell table:style-name="ce7" office:value-type="float" office:value="605" calcext:value-type="float">
            <text:p>605</text:p>
          </table:table-cell>
          <table:table-cell table:style-name="ce8" office:value-type="float" office:value="17057" calcext:value-type="float">
            <text:p>17057</text:p>
          </table:table-cell>
          <table:table-cell table:style-name="ce8" office:value-type="float" office:value="22233" calcext:value-type="float">
            <text:p>22233</text:p>
          </table:table-cell>
          <table:table-cell table:style-name="ce9" office:value-type="float" office:value="9056" calcext:value-type="float">
            <text:p>9056</text:p>
          </table:table-cell>
          <table:table-cell table:style-name="ce9" office:value-type="float" office:value="1807" calcext:value-type="float">
            <text:p>1807</text:p>
          </table:table-cell>
          <table:table-cell table:style-name="ce5" office:value-type="float" office:value="40973" calcext:value-type="float">
            <text:p>40973</text:p>
          </table:table-cell>
          <table:table-cell table:style-name="ce5" office:value-type="float" office:value="46011" calcext:value-type="float">
            <text:p>46011</text:p>
          </table:table-cell>
          <table:table-cell table:style-name="ce5" office:value-type="float" office:value="6623" calcext:value-type="float">
            <text:p>6623</text:p>
          </table:table-cell>
          <table:table-cell table:style-name="ce5" office:value-type="float" office:value="1585" calcext:value-type="float">
            <text:p>158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84" calcext:value-type="float">
            <text:p>-184</text:p>
          </table:table-cell>
          <table:table-cell table:style-name="ce7" office:value-type="float" office:value="-3" calcext:value-type="float">
            <text:p>-3</text:p>
          </table:table-cell>
          <table:table-cell table:style-name="ce8" office:value-type="float" office:value="-328" calcext:value-type="float">
            <text:p>-328</text:p>
          </table:table-cell>
          <table:table-cell table:style-name="ce8" office:value-type="float" office:value="439" calcext:value-type="float">
            <text:p>439</text:p>
          </table:table-cell>
          <table:table-cell table:style-name="ce9" office:value-type="float" office:value="876" calcext:value-type="float">
            <text:p>876</text:p>
          </table:table-cell>
          <table:table-cell table:style-name="ce9" office:value-type="float" office:value="130" calcext:value-type="float">
            <text:p>130</text:p>
          </table:table-cell>
          <table:table-cell table:style-name="ce11" office:value-type="float" office:value="94.349" calcext:value-type="float">
            <text:p>94.349</text:p>
          </table:table-cell>
          <table:table-cell/>
          <table:table-cell table:formula="of:=[.C27]-[.D27]" office:value-type="float" office:value="-18990" calcext:value-type="float">
            <text:p>-18990</text:p>
          </table:table-cell>
          <table:table-cell table:formula="of:=[.E27]-[.F27]" office:value-type="float" office:value="11879" calcext:value-type="float">
            <text:p>11879</text:p>
          </table:table-cell>
          <table:table-cell table:formula="of:=[.G27]-[.H27]" office:value-type="float" office:value="-5176" calcext:value-type="float">
            <text:p>-5176</text:p>
          </table:table-cell>
          <table:table-cell table:formula="of:=[.I27]-[.J27]" office:value-type="float" office:value="7249" calcext:value-type="float">
            <text:p>7249</text:p>
          </table:table-cell>
          <table:table-cell table:style-name="ce13" table:formula="of:=[.G27]/([.G27]+[.H27])" office:value-type="percentage" office:value="0.434130822092135" calcext:value-type="percentage">
            <text:p>43%</text:p>
          </table:table-cell>
          <table:table-cell table:formula="of:=SUM([.Y27:.AB27])" office:value-type="float" office:value="-5038" calcext:value-type="float">
            <text:p>-5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03" calcext:value-type="float">
            <text:p>180703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699" calcext:value-type="float">
            <text:p>12699</text:p>
          </table:table-cell>
          <table:table-cell table:style-name="ce7" office:value-type="float" office:value="247" calcext:value-type="float">
            <text:p>247</text:p>
          </table:table-cell>
          <table:table-cell table:style-name="ce8" office:value-type="float" office:value="18329" calcext:value-type="float">
            <text:p>18329</text:p>
          </table:table-cell>
          <table:table-cell table:style-name="ce8" office:value-type="float" office:value="24538" calcext:value-type="float">
            <text:p>24538</text:p>
          </table:table-cell>
          <table:table-cell table:style-name="ce9" office:value-type="float" office:value="10139" calcext:value-type="float">
            <text:p>10139</text:p>
          </table:table-cell>
          <table:table-cell table:style-name="ce9" office:value-type="float" office:value="1874" calcext:value-type="float">
            <text:p>1874</text:p>
          </table:table-cell>
          <table:table-cell table:style-name="ce5" office:value-type="float" office:value="43196" calcext:value-type="float">
            <text:p>43196</text:p>
          </table:table-cell>
          <table:table-cell table:style-name="ce5" office:value-type="float" office:value="47818" calcext:value-type="float">
            <text:p>47818</text:p>
          </table:table-cell>
          <table:table-cell table:style-name="ce5" office:value-type="float" office:value="6545" calcext:value-type="float">
            <text:p>6545</text:p>
          </table:table-cell>
          <table:table-cell table:style-name="ce5" office:value-type="float" office:value="1923" calcext:value-type="float">
            <text:p>1923</text:p>
          </table:table-cell>
          <table:table-cell table:style-name="ce1" office:value-type="float" office:value="-140" calcext:value-type="float">
            <text:p>-14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-358" calcext:value-type="float">
            <text:p>-358</text:p>
          </table:table-cell>
          <table:table-cell table:style-name="ce8" office:value-type="float" office:value="1272" calcext:value-type="float">
            <text:p>1272</text:p>
          </table:table-cell>
          <table:table-cell table:style-name="ce8" office:value-type="float" office:value="2305" calcext:value-type="float">
            <text:p>2305</text:p>
          </table:table-cell>
          <table:table-cell table:style-name="ce9" office:value-type="float" office:value="1083" calcext:value-type="float">
            <text:p>1083</text:p>
          </table:table-cell>
          <table:table-cell table:style-name="ce9" office:value-type="float" office:value="67" calcext:value-type="float">
            <text:p>67</text:p>
          </table:table-cell>
          <table:table-cell table:style-name="ce11" office:value-type="float" office:value="93.769" calcext:value-type="float">
            <text:p>93.769</text:p>
          </table:table-cell>
          <table:table-cell/>
          <table:table-cell table:formula="of:=[.C28]-[.D28]" office:value-type="float" office:value="-19130" calcext:value-type="float">
            <text:p>-19130</text:p>
          </table:table-cell>
          <table:table-cell table:formula="of:=[.E28]-[.F28]" office:value-type="float" office:value="12452" calcext:value-type="float">
            <text:p>12452</text:p>
          </table:table-cell>
          <table:table-cell table:formula="of:=[.G28]-[.H28]" office:value-type="float" office:value="-6209" calcext:value-type="float">
            <text:p>-6209</text:p>
          </table:table-cell>
          <table:table-cell table:formula="of:=[.I28]-[.J28]" office:value-type="float" office:value="8265" calcext:value-type="float">
            <text:p>8265</text:p>
          </table:table-cell>
          <table:table-cell table:style-name="ce13" table:formula="of:=[.G28]/([.G28]+[.H28])" office:value-type="percentage" office:value="0.427578323652227" calcext:value-type="percentage">
            <text:p>43%</text:p>
          </table:table-cell>
          <table:table-cell table:formula="of:=SUM([.Y28:.AB28])" office:value-type="float" office:value="-4622" calcext:value-type="float">
            <text:p>-4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10" calcext:value-type="float">
            <text:p>18071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2165" calcext:value-type="float">
            <text:p>12165</text:p>
          </table:table-cell>
          <table:table-cell table:style-name="ce7" office:value-type="float" office:value="309" calcext:value-type="float">
            <text:p>309</text:p>
          </table:table-cell>
          <table:table-cell table:style-name="ce8" office:value-type="float" office:value="16737" calcext:value-type="float">
            <text:p>16737</text:p>
          </table:table-cell>
          <table:table-cell table:style-name="ce8" office:value-type="float" office:value="21803" calcext:value-type="float">
            <text:p>21803</text:p>
          </table:table-cell>
          <table:table-cell table:style-name="ce9" office:value-type="float" office:value="9558" calcext:value-type="float">
            <text:p>9558</text:p>
          </table:table-cell>
          <table:table-cell table:style-name="ce9" office:value-type="float" office:value="1705" calcext:value-type="float">
            <text:p>1705</text:p>
          </table:table-cell>
          <table:table-cell table:style-name="ce5" office:value-type="float" office:value="41296" calcext:value-type="float">
            <text:p>41296</text:p>
          </table:table-cell>
          <table:table-cell table:style-name="ce5" office:value-type="float" office:value="45773" calcext:value-type="float">
            <text:p>45773</text:p>
          </table:table-cell>
          <table:table-cell table:style-name="ce5" office:value-type="float" office:value="6502" calcext:value-type="float">
            <text:p>6502</text:p>
          </table:table-cell>
          <table:table-cell table:style-name="ce5" office:value-type="float" office:value="2025" calcext:value-type="float">
            <text:p>20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534" calcext:value-type="float">
            <text:p>-534</text:p>
          </table:table-cell>
          <table:table-cell table:style-name="ce7" office:value-type="float" office:value="62" calcext:value-type="float">
            <text:p>62</text:p>
          </table:table-cell>
          <table:table-cell table:style-name="ce8" office:value-type="float" office:value="-1592" calcext:value-type="float">
            <text:p>-1592</text:p>
          </table:table-cell>
          <table:table-cell table:style-name="ce8" office:value-type="float" office:value="-2735" calcext:value-type="float">
            <text:p>-2735</text:p>
          </table:table-cell>
          <table:table-cell table:style-name="ce9" office:value-type="float" office:value="-581" calcext:value-type="float">
            <text:p>-581</text:p>
          </table:table-cell>
          <table:table-cell table:style-name="ce9" office:value-type="float" office:value="-169" calcext:value-type="float">
            <text:p>-169</text:p>
          </table:table-cell>
          <table:table-cell table:style-name="ce11" office:value-type="float" office:value="94.5" calcext:value-type="float">
            <text:p>94.5</text:p>
          </table:table-cell>
          <table:table-cell/>
          <table:table-cell table:formula="of:=[.C29]-[.D29]" office:value-type="float" office:value="-19120" calcext:value-type="float">
            <text:p>-19120</text:p>
          </table:table-cell>
          <table:table-cell table:formula="of:=[.E29]-[.F29]" office:value-type="float" office:value="11856" calcext:value-type="float">
            <text:p>11856</text:p>
          </table:table-cell>
          <table:table-cell table:formula="of:=[.G29]-[.H29]" office:value-type="float" office:value="-5066" calcext:value-type="float">
            <text:p>-5066</text:p>
          </table:table-cell>
          <table:table-cell table:formula="of:=[.I29]-[.J29]" office:value-type="float" office:value="7853" calcext:value-type="float">
            <text:p>7853</text:p>
          </table:table-cell>
          <table:table-cell table:style-name="ce13" table:formula="of:=[.G29]/([.G29]+[.H29])" office:value-type="percentage" office:value="0.434276076803321" calcext:value-type="percentage">
            <text:p>43%</text:p>
          </table:table-cell>
          <table:table-cell table:formula="of:=SUM([.Y29:.AB29])" office:value-type="float" office:value="-4477" calcext:value-type="float">
            <text:p>-4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17" calcext:value-type="float">
            <text:p>180717</text:p>
          </table:table-cell>
          <table:table-cell table:style-name="ce1" office:value-type="float" office:value="3933" calcext:value-type="float">
            <text:p>3933</text:p>
          </table:table-cell>
          <table:table-cell table:style-name="ce1" office:value-type="float" office:value="19785" calcext:value-type="float">
            <text:p>19785</text:p>
          </table:table-cell>
          <table:table-cell table:style-name="ce7" office:value-type="float" office:value="13735" calcext:value-type="float">
            <text:p>13735</text:p>
          </table:table-cell>
          <table:table-cell table:style-name="ce7" office:value-type="float" office:value="647" calcext:value-type="float">
            <text:p>647</text:p>
          </table:table-cell>
          <table:table-cell table:style-name="ce8" office:value-type="float" office:value="16394" calcext:value-type="float">
            <text:p>16394</text:p>
          </table:table-cell>
          <table:table-cell table:style-name="ce8" office:value-type="float" office:value="22997" calcext:value-type="float">
            <text:p>22997</text:p>
          </table:table-cell>
          <table:table-cell table:style-name="ce9" office:value-type="float" office:value="6502" calcext:value-type="float">
            <text:p>6502</text:p>
          </table:table-cell>
          <table:table-cell table:style-name="ce9" office:value-type="float" office:value="1951" calcext:value-type="float">
            <text:p>1951</text:p>
          </table:table-cell>
          <table:table-cell table:style-name="ce5" office:value-type="float" office:value="42539" calcext:value-type="float">
            <text:p>42539</text:p>
          </table:table-cell>
          <table:table-cell table:style-name="ce5" office:value-type="float" office:value="47355" calcext:value-type="float">
            <text:p>47355</text:p>
          </table:table-cell>
          <table:table-cell table:style-name="ce5" office:value-type="float" office:value="6677" calcext:value-type="float">
            <text:p>6677</text:p>
          </table:table-cell>
          <table:table-cell table:style-name="ce5" office:value-type="float" office:value="1861" calcext:value-type="float">
            <text:p>1861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570" calcext:value-type="float">
            <text:p>1570</text:p>
          </table:table-cell>
          <table:table-cell table:style-name="ce7" office:value-type="float" office:value="338" calcext:value-type="float">
            <text:p>338</text:p>
          </table:table-cell>
          <table:table-cell table:style-name="ce8" office:value-type="float" office:value="-343" calcext:value-type="float">
            <text:p>-343</text:p>
          </table:table-cell>
          <table:table-cell table:style-name="ce8" office:value-type="float" office:value="1194" calcext:value-type="float">
            <text:p>1194</text:p>
          </table:table-cell>
          <table:table-cell table:style-name="ce9" office:value-type="float" office:value="-3056" calcext:value-type="float">
            <text:p>-3056</text:p>
          </table:table-cell>
          <table:table-cell table:style-name="ce9" office:value-type="float" office:value="246" calcext:value-type="float">
            <text:p>246</text:p>
          </table:table-cell>
          <table:table-cell table:style-name="ce11" office:value-type="float" office:value="94.226" calcext:value-type="float">
            <text:p>94.226</text:p>
          </table:table-cell>
          <table:table-cell/>
          <table:table-cell table:formula="of:=[.C30]-[.D30]" office:value-type="float" office:value="-15852" calcext:value-type="float">
            <text:p>-15852</text:p>
          </table:table-cell>
          <table:table-cell table:formula="of:=[.E30]-[.F30]" office:value-type="float" office:value="13088" calcext:value-type="float">
            <text:p>13088</text:p>
          </table:table-cell>
          <table:table-cell table:formula="of:=[.G30]-[.H30]" office:value-type="float" office:value="-6603" calcext:value-type="float">
            <text:p>-6603</text:p>
          </table:table-cell>
          <table:table-cell table:formula="of:=[.I30]-[.J30]" office:value-type="float" office:value="4551" calcext:value-type="float">
            <text:p>4551</text:p>
          </table:table-cell>
          <table:table-cell table:style-name="ce13" table:formula="of:=[.G30]/([.G30]+[.H30])" office:value-type="percentage" office:value="0.416186438526567" calcext:value-type="percentage">
            <text:p>42%</text:p>
          </table:table-cell>
          <table:table-cell table:formula="of:=SUM([.Y30:.AB30])" office:value-type="float" office:value="-4816" calcext:value-type="float">
            <text:p>-4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24" calcext:value-type="float">
            <text:p>180724</text:p>
          </table:table-cell>
          <table:table-cell table:style-name="ce1" office:value-type="float" office:value="3804" calcext:value-type="float">
            <text:p>3804</text:p>
          </table:table-cell>
          <table:table-cell table:style-name="ce1" office:value-type="float" office:value="28034" calcext:value-type="float">
            <text:p>28034</text:p>
          </table:table-cell>
          <table:table-cell table:style-name="ce7" office:value-type="float" office:value="15024" calcext:value-type="float">
            <text:p>15024</text:p>
          </table:table-cell>
          <table:table-cell table:style-name="ce7" office:value-type="float" office:value="770" calcext:value-type="float">
            <text:p>770</text:p>
          </table:table-cell>
          <table:table-cell table:style-name="ce8" office:value-type="float" office:value="14986" calcext:value-type="float">
            <text:p>14986</text:p>
          </table:table-cell>
          <table:table-cell table:style-name="ce8" office:value-type="float" office:value="17600" calcext:value-type="float">
            <text:p>17600</text:p>
          </table:table-cell>
          <table:table-cell table:style-name="ce9" office:value-type="float" office:value="8660" calcext:value-type="float">
            <text:p>8660</text:p>
          </table:table-cell>
          <table:table-cell table:style-name="ce9" office:value-type="float" office:value="1703" calcext:value-type="float">
            <text:p>1703</text:p>
          </table:table-cell>
          <table:table-cell table:style-name="ce5" office:value-type="float" office:value="44786" calcext:value-type="float">
            <text:p>44786</text:p>
          </table:table-cell>
          <table:table-cell table:style-name="ce5" office:value-type="float" office:value="50419" calcext:value-type="float">
            <text:p>50419</text:p>
          </table:table-cell>
          <table:table-cell table:style-name="ce5" office:value-type="float" office:value="7503" calcext:value-type="float">
            <text:p>7503</text:p>
          </table:table-cell>
          <table:table-cell table:style-name="ce5" office:value-type="float" office:value="1870" calcext:value-type="float">
            <text:p>1870</text:p>
          </table:table-cell>
          <table:table-cell table:style-name="ce1" office:value-type="float" office:value="-129" calcext:value-type="float">
            <text:p>-129</text:p>
          </table:table-cell>
          <table:table-cell table:style-name="ce1" office:value-type="float" office:value="8249" calcext:value-type="float">
            <text:p>8249</text:p>
          </table:table-cell>
          <table:table-cell table:style-name="ce7" office:value-type="float" office:value="1289" calcext:value-type="float">
            <text:p>1289</text:p>
          </table:table-cell>
          <table:table-cell table:style-name="ce7" office:value-type="float" office:value="123" calcext:value-type="float">
            <text:p>123</text:p>
          </table:table-cell>
          <table:table-cell table:style-name="ce8" office:value-type="float" office:value="-1408" calcext:value-type="float">
            <text:p>-1408</text:p>
          </table:table-cell>
          <table:table-cell table:style-name="ce8" office:value-type="float" office:value="-5397" calcext:value-type="float">
            <text:p>-5397</text:p>
          </table:table-cell>
          <table:table-cell table:style-name="ce9" office:value-type="float" office:value="2158" calcext:value-type="float">
            <text:p>2158</text:p>
          </table:table-cell>
          <table:table-cell table:style-name="ce9" office:value-type="float" office:value="-248" calcext:value-type="float">
            <text:p>-248</text:p>
          </table:table-cell>
          <table:table-cell table:style-name="ce11" office:value-type="float" office:value="94.46" calcext:value-type="float">
            <text:p>94.46</text:p>
          </table:table-cell>
          <table:table-cell/>
          <table:table-cell table:formula="of:=[.C31]-[.D31]" office:value-type="float" office:value="-24230" calcext:value-type="float">
            <text:p>-24230</text:p>
          </table:table-cell>
          <table:table-cell table:formula="of:=[.E31]-[.F31]" office:value-type="float" office:value="14254" calcext:value-type="float">
            <text:p>14254</text:p>
          </table:table-cell>
          <table:table-cell table:formula="of:=[.G31]-[.H31]" office:value-type="float" office:value="-2614" calcext:value-type="float">
            <text:p>-2614</text:p>
          </table:table-cell>
          <table:table-cell table:formula="of:=[.I31]-[.J31]" office:value-type="float" office:value="6957" calcext:value-type="float">
            <text:p>6957</text:p>
          </table:table-cell>
          <table:table-cell table:style-name="ce13" table:formula="of:=[.G31]/([.G31]+[.H31])" office:value-type="percentage" office:value="0.459890750629105" calcext:value-type="percentage">
            <text:p>46%</text:p>
          </table:table-cell>
          <table:table-cell table:formula="of:=SUM([.Y31:.AB31])" office:value-type="float" office:value="-5633" calcext:value-type="float">
            <text:p>-5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731" calcext:value-type="float">
            <text:p>180731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32361" calcext:value-type="float">
            <text:p>32361</text:p>
          </table:table-cell>
          <table:table-cell table:style-name="ce7" office:value-type="float" office:value="14673" calcext:value-type="float">
            <text:p>14673</text:p>
          </table:table-cell>
          <table:table-cell table:style-name="ce7" office:value-type="float" office:value="574" calcext:value-type="float">
            <text:p>574</text:p>
          </table:table-cell>
          <table:table-cell table:style-name="ce8" office:value-type="float" office:value="14998" calcext:value-type="float">
            <text:p>14998</text:p>
          </table:table-cell>
          <table:table-cell table:style-name="ce8" office:value-type="float" office:value="13685" calcext:value-type="float">
            <text:p>13685</text:p>
          </table:table-cell>
          <table:table-cell table:style-name="ce9" office:value-type="float" office:value="8683" calcext:value-type="float">
            <text:p>8683</text:p>
          </table:table-cell>
          <table:table-cell table:style-name="ce9" office:value-type="float" office:value="1692" calcext:value-type="float">
            <text:p>1692</text:p>
          </table:table-cell>
          <table:table-cell table:style-name="ce5" office:value-type="float" office:value="45035" calcext:value-type="float">
            <text:p>45035</text:p>
          </table:table-cell>
          <table:table-cell table:style-name="ce5" office:value-type="float" office:value="51269" calcext:value-type="float">
            <text:p>51269</text:p>
          </table:table-cell>
          <table:table-cell table:style-name="ce5" office:value-type="float" office:value="8025" calcext:value-type="float">
            <text:p>8025</text:p>
          </table:table-cell>
          <table:table-cell table:style-name="ce5" office:value-type="float" office:value="1791" calcext:value-type="float">
            <text:p>179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4327" calcext:value-type="float">
            <text:p>4327</text:p>
          </table:table-cell>
          <table:table-cell table:style-name="ce7" office:value-type="float" office:value="-351" calcext:value-type="float">
            <text:p>-351</text:p>
          </table:table-cell>
          <table:table-cell table:style-name="ce7" office:value-type="float" office:value="-196" calcext:value-type="float">
            <text:p>-19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915" calcext:value-type="float">
            <text:p>-39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-11" calcext:value-type="float">
            <text:p>-11</text:p>
          </table:table-cell>
          <table:table-cell table:style-name="ce11" office:value-type="float" office:value="94.961" calcext:value-type="float">
            <text:p>94.961</text:p>
          </table:table-cell>
          <table:table-cell/>
          <table:table-cell table:formula="of:=[.C32]-[.D32]" office:value-type="float" office:value="-28637" calcext:value-type="float">
            <text:p>-28637</text:p>
          </table:table-cell>
          <table:table-cell table:formula="of:=[.E32]-[.F32]" office:value-type="float" office:value="14099" calcext:value-type="float">
            <text:p>14099</text:p>
          </table:table-cell>
          <table:table-cell table:formula="of:=[.G32]-[.H32]" office:value-type="float" office:value="1313" calcext:value-type="float">
            <text:p>1313</text:p>
          </table:table-cell>
          <table:table-cell table:formula="of:=[.I32]-[.J32]" office:value-type="float" office:value="6991" calcext:value-type="float">
            <text:p>6991</text:p>
          </table:table-cell>
          <table:table-cell table:style-name="ce13" table:formula="of:=[.G32]/([.G32]+[.H32])" office:value-type="percentage" office:value="0.522888121884043" calcext:value-type="percentage">
            <text:p>52%</text:p>
          </table:table-cell>
          <table:table-cell table:formula="of:=SUM([.Y32:.AB32])" office:value-type="float" office:value="-6234" calcext:value-type="float">
            <text:p>-6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07" calcext:value-type="float">
            <text:p>180807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33874" calcext:value-type="float">
            <text:p>33874</text:p>
          </table:table-cell>
          <table:table-cell table:style-name="ce7" office:value-type="float" office:value="16455" calcext:value-type="float">
            <text:p>16455</text:p>
          </table:table-cell>
          <table:table-cell table:style-name="ce7" office:value-type="float" office:value="440" calcext:value-type="float">
            <text:p>440</text:p>
          </table:table-cell>
          <table:table-cell table:style-name="ce8" office:value-type="float" office:value="17817" calcext:value-type="float">
            <text:p>17817</text:p>
          </table:table-cell>
          <table:table-cell table:style-name="ce8" office:value-type="float" office:value="13503" calcext:value-type="float">
            <text:p>13503</text:p>
          </table:table-cell>
          <table:table-cell table:style-name="ce9" office:value-type="float" office:value="7520" calcext:value-type="float">
            <text:p>7520</text:p>
          </table:table-cell>
          <table:table-cell table:style-name="ce9" office:value-type="float" office:value="1447" calcext:value-type="float">
            <text:p>1447</text:p>
          </table:table-cell>
          <table:table-cell table:style-name="ce5" office:value-type="float" office:value="45644" calcext:value-type="float">
            <text:p>45644</text:p>
          </table:table-cell>
          <table:table-cell table:style-name="ce5" office:value-type="float" office:value="51812" calcext:value-type="float">
            <text:p>51812</text:p>
          </table:table-cell>
          <table:table-cell table:style-name="ce5" office:value-type="float" office:value="8271" calcext:value-type="float">
            <text:p>8271</text:p>
          </table:table-cell>
          <table:table-cell table:style-name="ce5" office:value-type="float" office:value="2103" calcext:value-type="float">
            <text:p>2103</text:p>
          </table:table-cell>
          <table:table-cell table:style-name="ce1" office:value-type="float" office:value="-2420" calcext:value-type="float">
            <text:p>-2420</text:p>
          </table:table-cell>
          <table:table-cell table:style-name="ce1" office:value-type="float" office:value="1513" calcext:value-type="float">
            <text:p>1513</text:p>
          </table:table-cell>
          <table:table-cell table:style-name="ce7" office:value-type="float" office:value="1782" calcext:value-type="float">
            <text:p>1782</text:p>
          </table:table-cell>
          <table:table-cell table:style-name="ce7" office:value-type="float" office:value="-134" calcext:value-type="float">
            <text:p>-134</text:p>
          </table:table-cell>
          <table:table-cell table:style-name="ce8" office:value-type="float" office:value="2819" calcext:value-type="float">
            <text:p>2819</text:p>
          </table:table-cell>
          <table:table-cell table:style-name="ce8" office:value-type="float" office:value="-182" calcext:value-type="float">
            <text:p>-182</text:p>
          </table:table-cell>
          <table:table-cell table:style-name="ce9" office:value-type="float" office:value="-1163" calcext:value-type="float">
            <text:p>-1163</text:p>
          </table:table-cell>
          <table:table-cell table:style-name="ce9" office:value-type="float" office:value="-245" calcext:value-type="float">
            <text:p>-245</text:p>
          </table:table-cell>
          <table:table-cell table:style-name="ce11" office:value-type="float" office:value="96.218" calcext:value-type="float">
            <text:p>96.218</text:p>
          </table:table-cell>
          <table:table-cell/>
          <table:table-cell table:formula="of:=[.C33]-[.D33]" office:value-type="float" office:value="-32570" calcext:value-type="float">
            <text:p>-32570</text:p>
          </table:table-cell>
          <table:table-cell table:formula="of:=[.E33]-[.F33]" office:value-type="float" office:value="16015" calcext:value-type="float">
            <text:p>16015</text:p>
          </table:table-cell>
          <table:table-cell table:formula="of:=[.G33]-[.H33]" office:value-type="float" office:value="4314" calcext:value-type="float">
            <text:p>4314</text:p>
          </table:table-cell>
          <table:table-cell table:formula="of:=[.I33]-[.J33]" office:value-type="float" office:value="6073" calcext:value-type="float">
            <text:p>6073</text:p>
          </table:table-cell>
          <table:table-cell table:style-name="ce13" table:formula="of:=[.G33]/([.G33]+[.H33])" office:value-type="percentage" office:value="0.568869731800766" calcext:value-type="percentage">
            <text:p>57%</text:p>
          </table:table-cell>
          <table:table-cell table:formula="of:=SUM([.Y33:.AB33])" office:value-type="float" office:value="-6168" calcext:value-type="float">
            <text:p>-6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14" calcext:value-type="float">
            <text:p>180814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34996" calcext:value-type="float">
            <text:p>34996</text:p>
          </table:table-cell>
          <table:table-cell table:style-name="ce7" office:value-type="float" office:value="18623" calcext:value-type="float">
            <text:p>18623</text:p>
          </table:table-cell>
          <table:table-cell table:style-name="ce7" office:value-type="float" office:value="364" calcext:value-type="float">
            <text:p>364</text:p>
          </table:table-cell>
          <table:table-cell table:style-name="ce8" office:value-type="float" office:value="21446" calcext:value-type="float">
            <text:p>21446</text:p>
          </table:table-cell>
          <table:table-cell table:style-name="ce8" office:value-type="float" office:value="15473" calcext:value-type="float">
            <text:p>15473</text:p>
          </table:table-cell>
          <table:table-cell table:style-name="ce9" office:value-type="float" office:value="6068" calcext:value-type="float">
            <text:p>6068</text:p>
          </table:table-cell>
          <table:table-cell table:style-name="ce9" office:value-type="float" office:value="1919" calcext:value-type="float">
            <text:p>1919</text:p>
          </table:table-cell>
          <table:table-cell table:style-name="ce5" office:value-type="float" office:value="48809" calcext:value-type="float">
            <text:p>48809</text:p>
          </table:table-cell>
          <table:table-cell table:style-name="ce5" office:value-type="float" office:value="54870" calcext:value-type="float">
            <text:p>54870</text:p>
          </table:table-cell>
          <table:table-cell table:style-name="ce5" office:value-type="float" office:value="8279" calcext:value-type="float">
            <text:p>8279</text:p>
          </table:table-cell>
          <table:table-cell table:style-name="ce5" office:value-type="float" office:value="2218" calcext:value-type="float">
            <text:p>2218</text:p>
          </table:table-cell>
          <table:table-cell table:style-name="ce1" office:value-type="float" office:value="-750" calcext:value-type="float">
            <text:p>-750</text:p>
          </table:table-cell>
          <table:table-cell table:style-name="ce1" office:value-type="float" office:value="1122" calcext:value-type="float">
            <text:p>1122</text:p>
          </table:table-cell>
          <table:table-cell table:style-name="ce7" office:value-type="float" office:value="2168" calcext:value-type="float">
            <text:p>2168</text:p>
          </table:table-cell>
          <table:table-cell table:style-name="ce7" office:value-type="float" office:value="-76" calcext:value-type="float">
            <text:p>-76</text:p>
          </table:table-cell>
          <table:table-cell table:style-name="ce8" office:value-type="float" office:value="3629" calcext:value-type="float">
            <text:p>3629</text:p>
          </table:table-cell>
          <table:table-cell table:style-name="ce8" office:value-type="float" office:value="1970" calcext:value-type="float">
            <text:p>1970</text:p>
          </table:table-cell>
          <table:table-cell table:style-name="ce9" office:value-type="float" office:value="-1452" calcext:value-type="float">
            <text:p>-1452</text:p>
          </table:table-cell>
          <table:table-cell table:style-name="ce9" office:value-type="float" office:value="472" calcext:value-type="float">
            <text:p>472</text:p>
          </table:table-cell>
          <table:table-cell table:style-name="ce11" office:value-type="float" office:value="95.981" calcext:value-type="float">
            <text:p>95.981</text:p>
          </table:table-cell>
          <table:table-cell/>
          <table:table-cell table:formula="of:=[.C34]-[.D34]" office:value-type="float" office:value="-34442" calcext:value-type="float">
            <text:p>-34442</text:p>
          </table:table-cell>
          <table:table-cell table:formula="of:=[.E34]-[.F34]" office:value-type="float" office:value="18259" calcext:value-type="float">
            <text:p>18259</text:p>
          </table:table-cell>
          <table:table-cell table:formula="of:=[.G34]-[.H34]" office:value-type="float" office:value="5973" calcext:value-type="float">
            <text:p>5973</text:p>
          </table:table-cell>
          <table:table-cell table:formula="of:=[.I34]-[.J34]" office:value-type="float" office:value="4149" calcext:value-type="float">
            <text:p>4149</text:p>
          </table:table-cell>
          <table:table-cell table:style-name="ce13" table:formula="of:=[.G34]/([.G34]+[.H34])" office:value-type="percentage" office:value="0.580893306969311" calcext:value-type="percentage">
            <text:p>58%</text:p>
          </table:table-cell>
          <table:table-cell table:formula="of:=SUM([.Y34:.AB34])" office:value-type="float" office:value="-6061" calcext:value-type="float">
            <text:p>-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21" calcext:value-type="float">
            <text:p>180821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36983" calcext:value-type="float">
            <text:p>36983</text:p>
          </table:table-cell>
          <table:table-cell table:style-name="ce7" office:value-type="float" office:value="18625" calcext:value-type="float">
            <text:p>18625</text:p>
          </table:table-cell>
          <table:table-cell table:style-name="ce7" office:value-type="float" office:value="324" calcext:value-type="float">
            <text:p>324</text:p>
          </table:table-cell>
          <table:table-cell table:style-name="ce8" office:value-type="float" office:value="20441" calcext:value-type="float">
            <text:p>20441</text:p>
          </table:table-cell>
          <table:table-cell table:style-name="ce8" office:value-type="float" office:value="13095" calcext:value-type="float">
            <text:p>13095</text:p>
          </table:table-cell>
          <table:table-cell table:style-name="ce9" office:value-type="float" office:value="6403" calcext:value-type="float">
            <text:p>6403</text:p>
          </table:table-cell>
          <table:table-cell table:style-name="ce9" office:value-type="float" office:value="1204" calcext:value-type="float">
            <text:p>1204</text:p>
          </table:table-cell>
          <table:table-cell table:style-name="ce5" office:value-type="float" office:value="48345" calcext:value-type="float">
            <text:p>48345</text:p>
          </table:table-cell>
          <table:table-cell table:style-name="ce5" office:value-type="float" office:value="53829" calcext:value-type="float">
            <text:p>53829</text:p>
          </table:table-cell>
          <table:table-cell table:style-name="ce5" office:value-type="float" office:value="7590" calcext:value-type="float">
            <text:p>7590</text:p>
          </table:table-cell>
          <table:table-cell table:style-name="ce5" office:value-type="float" office:value="2106" calcext:value-type="float">
            <text:p>210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987" calcext:value-type="float">
            <text:p>19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-40" calcext:value-type="float">
            <text:p>-40</text:p>
          </table:table-cell>
          <table:table-cell table:style-name="ce8" office:value-type="float" office:value="-1005" calcext:value-type="float">
            <text:p>-1005</text:p>
          </table:table-cell>
          <table:table-cell table:style-name="ce8" office:value-type="float" office:value="-2378" calcext:value-type="float">
            <text:p>-2378</text:p>
          </table:table-cell>
          <table:table-cell table:style-name="ce9" office:value-type="float" office:value="335" calcext:value-type="float">
            <text:p>335</text:p>
          </table:table-cell>
          <table:table-cell table:style-name="ce9" office:value-type="float" office:value="-715" calcext:value-type="float">
            <text:p>-715</text:p>
          </table:table-cell>
          <table:table-cell table:style-name="ce11" office:value-type="float" office:value="95.063" calcext:value-type="float">
            <text:p>95.063</text:p>
          </table:table-cell>
          <table:table-cell/>
          <table:table-cell table:formula="of:=[.C35]-[.D35]" office:value-type="float" office:value="-36330" calcext:value-type="float">
            <text:p>-36330</text:p>
          </table:table-cell>
          <table:table-cell table:formula="of:=[.E35]-[.F35]" office:value-type="float" office:value="18301" calcext:value-type="float">
            <text:p>18301</text:p>
          </table:table-cell>
          <table:table-cell table:formula="of:=[.G35]-[.H35]" office:value-type="float" office:value="7346" calcext:value-type="float">
            <text:p>7346</text:p>
          </table:table-cell>
          <table:table-cell table:formula="of:=[.I35]-[.J35]" office:value-type="float" office:value="5199" calcext:value-type="float">
            <text:p>5199</text:p>
          </table:table-cell>
          <table:table-cell table:style-name="ce13" table:formula="of:=[.G35]/([.G35]+[.H35])" office:value-type="percentage" office:value="0.60952409351145" calcext:value-type="percentage">
            <text:p>61%</text:p>
          </table:table-cell>
          <table:table-cell table:formula="of:=SUM([.Y35:.AB35])" office:value-type="float" office:value="-5484" calcext:value-type="float">
            <text:p>-5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828" calcext:value-type="float">
            <text:p>180828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float" office:value="37492" calcext:value-type="float">
            <text:p>37492</text:p>
          </table:table-cell>
          <table:table-cell table:style-name="ce7" office:value-type="float" office:value="17773" calcext:value-type="float">
            <text:p>17773</text:p>
          </table:table-cell>
          <table:table-cell table:style-name="ce7" office:value-type="float" office:value="855" calcext:value-type="float">
            <text:p>855</text:p>
          </table:table-cell>
          <table:table-cell table:style-name="ce8" office:value-type="float" office:value="16042" calcext:value-type="float">
            <text:p>16042</text:p>
          </table:table-cell>
          <table:table-cell table:style-name="ce8" office:value-type="float" office:value="8031" calcext:value-type="float">
            <text:p>8031</text:p>
          </table:table-cell>
          <table:table-cell table:style-name="ce9" office:value-type="float" office:value="7191" calcext:value-type="float">
            <text:p>7191</text:p>
          </table:table-cell>
          <table:table-cell table:style-name="ce9" office:value-type="float" office:value="1285" calcext:value-type="float">
            <text:p>1285</text:p>
          </table:table-cell>
          <table:table-cell table:style-name="ce5" office:value-type="float" office:value="45516" calcext:value-type="float">
            <text:p>45516</text:p>
          </table:table-cell>
          <table:table-cell table:style-name="ce5" office:value-type="float" office:value="50590" calcext:value-type="float">
            <text:p>50590</text:p>
          </table:table-cell>
          <table:table-cell table:style-name="ce5" office:value-type="float" office:value="7286" calcext:value-type="float">
            <text:p>7286</text:p>
          </table:table-cell>
          <table:table-cell table:style-name="ce5" office:value-type="float" office:value="2212" calcext:value-type="float">
            <text:p>2212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509" calcext:value-type="float">
            <text:p>509</text:p>
          </table:table-cell>
          <table:table-cell table:style-name="ce7" office:value-type="float" office:value="-852" calcext:value-type="float">
            <text:p>-852</text:p>
          </table:table-cell>
          <table:table-cell table:style-name="ce7" office:value-type="float" office:value="531" calcext:value-type="float">
            <text:p>531</text:p>
          </table:table-cell>
          <table:table-cell table:style-name="ce8" office:value-type="float" office:value="-4399" calcext:value-type="float">
            <text:p>-4399</text:p>
          </table:table-cell>
          <table:table-cell table:style-name="ce8" office:value-type="float" office:value="-5064" calcext:value-type="float">
            <text:p>-5064</text:p>
          </table:table-cell>
          <table:table-cell table:style-name="ce9" office:value-type="float" office:value="788" calcext:value-type="float">
            <text:p>788</text:p>
          </table:table-cell>
          <table:table-cell table:style-name="ce9" office:value-type="float" office:value="81" calcext:value-type="float">
            <text:p>81</text:p>
          </table:table-cell>
          <table:table-cell table:style-name="ce11" office:value-type="float" office:value="95.083" calcext:value-type="float">
            <text:p>95.083</text:p>
          </table:table-cell>
          <table:table-cell/>
          <table:table-cell table:formula="of:=[.C36]-[.D36]" office:value-type="float" office:value="-35909" calcext:value-type="float">
            <text:p>-35909</text:p>
          </table:table-cell>
          <table:table-cell table:formula="of:=[.E36]-[.F36]" office:value-type="float" office:value="16918" calcext:value-type="float">
            <text:p>16918</text:p>
          </table:table-cell>
          <table:table-cell table:formula="of:=[.G36]-[.H36]" office:value-type="float" office:value="8011" calcext:value-type="float">
            <text:p>8011</text:p>
          </table:table-cell>
          <table:table-cell table:formula="of:=[.I36]-[.J36]" office:value-type="float" office:value="5906" calcext:value-type="float">
            <text:p>5906</text:p>
          </table:table-cell>
          <table:table-cell table:style-name="ce13" table:formula="of:=[.G36]/([.G36]+[.H36])" office:value-type="percentage" office:value="0.666389731234163" calcext:value-type="percentage">
            <text:p>67%</text:p>
          </table:table-cell>
          <table:table-cell table:formula="of:=SUM([.Y36:.AB36])" office:value-type="float" office:value="-5074" calcext:value-type="float">
            <text:p>-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04" calcext:value-type="float">
            <text:p>180904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8109" calcext:value-type="float">
            <text:p>38109</text:p>
          </table:table-cell>
          <table:table-cell table:style-name="ce7" office:value-type="float" office:value="18033" calcext:value-type="float">
            <text:p>18033</text:p>
          </table:table-cell>
          <table:table-cell table:style-name="ce7" office:value-type="float" office:value="485" calcext:value-type="float">
            <text:p>485</text:p>
          </table:table-cell>
          <table:table-cell table:style-name="ce8" office:value-type="float" office:value="17768" calcext:value-type="float">
            <text:p>17768</text:p>
          </table:table-cell>
          <table:table-cell table:style-name="ce8" office:value-type="float" office:value="11513" calcext:value-type="float">
            <text:p>11513</text:p>
          </table:table-cell>
          <table:table-cell table:style-name="ce9" office:value-type="float" office:value="8606" calcext:value-type="float">
            <text:p>8606</text:p>
          </table:table-cell>
          <table:table-cell table:style-name="ce9" office:value-type="float" office:value="1170" calcext:value-type="float">
            <text:p>1170</text:p>
          </table:table-cell>
          <table:table-cell table:style-name="ce5" office:value-type="float" office:value="48181" calcext:value-type="float">
            <text:p>48181</text:p>
          </table:table-cell>
          <table:table-cell table:style-name="ce5" office:value-type="float" office:value="54338" calcext:value-type="float">
            <text:p>54338</text:p>
          </table:table-cell>
          <table:table-cell table:style-name="ce5" office:value-type="float" office:value="7602" calcext:value-type="float">
            <text:p>7602</text:p>
          </table:table-cell>
          <table:table-cell table:style-name="ce5" office:value-type="float" office:value="1445" calcext:value-type="float">
            <text:p>1445</text:p>
          </table:table-cell>
          <table:table-cell table:style-name="ce1" office:value-type="float" office:value="-870" calcext:value-type="float">
            <text:p>-870</text:p>
          </table:table-cell>
          <table:table-cell table:style-name="ce1" office:value-type="float" office:value="617" calcext:value-type="float">
            <text:p>617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-370" calcext:value-type="float">
            <text:p>-370</text:p>
          </table:table-cell>
          <table:table-cell table:style-name="ce8" office:value-type="float" office:value="1726" calcext:value-type="float">
            <text:p>1726</text:p>
          </table:table-cell>
          <table:table-cell table:style-name="ce8" office:value-type="float" office:value="3482" calcext:value-type="float">
            <text:p>3482</text:p>
          </table:table-cell>
          <table:table-cell table:style-name="ce9" office:value-type="float" office:value="1415" calcext:value-type="float">
            <text:p>1415</text:p>
          </table:table-cell>
          <table:table-cell table:style-name="ce9" office:value-type="float" office:value="-115" calcext:value-type="float">
            <text:p>-115</text:p>
          </table:table-cell>
          <table:table-cell table:style-name="ce11" office:value-type="float" office:value="95.329" calcext:value-type="float">
            <text:p>95.329</text:p>
          </table:table-cell>
          <table:table-cell/>
          <table:table-cell table:formula="of:=[.C37]-[.D37]" office:value-type="float" office:value="-37396" calcext:value-type="float">
            <text:p>-37396</text:p>
          </table:table-cell>
          <table:table-cell table:formula="of:=[.E37]-[.F37]" office:value-type="float" office:value="17548" calcext:value-type="float">
            <text:p>17548</text:p>
          </table:table-cell>
          <table:table-cell table:formula="of:=[.G37]-[.H37]" office:value-type="float" office:value="6255" calcext:value-type="float">
            <text:p>6255</text:p>
          </table:table-cell>
          <table:table-cell table:formula="of:=[.I37]-[.J37]" office:value-type="float" office:value="7436" calcext:value-type="float">
            <text:p>7436</text:p>
          </table:table-cell>
          <table:table-cell table:style-name="ce13" table:formula="of:=[.G37]/([.G37]+[.H37])" office:value-type="percentage" office:value="0.606809876711861" calcext:value-type="percentage">
            <text:p>61%</text:p>
          </table:table-cell>
          <table:table-cell table:formula="of:=SUM([.Y37:.AB37])" office:value-type="float" office:value="-6157" calcext:value-type="float">
            <text:p>-6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11" calcext:value-type="float">
            <text:p>180911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39598" calcext:value-type="float">
            <text:p>39598</text:p>
          </table:table-cell>
          <table:table-cell table:style-name="ce7" office:value-type="float" office:value="17877" calcext:value-type="float">
            <text:p>17877</text:p>
          </table:table-cell>
          <table:table-cell table:style-name="ce7" office:value-type="float" office:value="277" calcext:value-type="float">
            <text:p>277</text:p>
          </table:table-cell>
          <table:table-cell table:style-name="ce8" office:value-type="float" office:value="16536" calcext:value-type="float">
            <text:p>16536</text:p>
          </table:table-cell>
          <table:table-cell table:style-name="ce8" office:value-type="float" office:value="10011" calcext:value-type="float">
            <text:p>10011</text:p>
          </table:table-cell>
          <table:table-cell table:style-name="ce9" office:value-type="float" office:value="8913" calcext:value-type="float">
            <text:p>8913</text:p>
          </table:table-cell>
          <table:table-cell table:style-name="ce9" office:value-type="float" office:value="1016" calcext:value-type="float">
            <text:p>1016</text:p>
          </table:table-cell>
          <table:table-cell table:style-name="ce5" office:value-type="float" office:value="50934" calcext:value-type="float">
            <text:p>50934</text:p>
          </table:table-cell>
          <table:table-cell table:style-name="ce5" office:value-type="float" office:value="56430" calcext:value-type="float">
            <text:p>56430</text:p>
          </table:table-cell>
          <table:table-cell table:style-name="ce5" office:value-type="float" office:value="7998" calcext:value-type="float">
            <text:p>7998</text:p>
          </table:table-cell>
          <table:table-cell table:style-name="ce5" office:value-type="float" office:value="2502" calcext:value-type="float">
            <text:p>2502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1489" calcext:value-type="float">
            <text:p>1489</text:p>
          </table:table-cell>
          <table:table-cell table:style-name="ce7" office:value-type="float" office:value="-156" calcext:value-type="float">
            <text:p>-156</text:p>
          </table:table-cell>
          <table:table-cell table:style-name="ce7" office:value-type="float" office:value="-208" calcext:value-type="float">
            <text:p>-208</text:p>
          </table:table-cell>
          <table:table-cell table:style-name="ce8" office:value-type="float" office:value="-1232" calcext:value-type="float">
            <text:p>-1232</text:p>
          </table:table-cell>
          <table:table-cell table:style-name="ce8" office:value-type="float" office:value="-1502" calcext:value-type="float">
            <text:p>-1502</text:p>
          </table:table-cell>
          <table:table-cell table:style-name="ce9" office:value-type="float" office:value="307" calcext:value-type="float">
            <text:p>307</text:p>
          </table:table-cell>
          <table:table-cell table:style-name="ce9" office:value-type="float" office:value="-154" calcext:value-type="float">
            <text:p>-154</text:p>
          </table:table-cell>
          <table:table-cell table:style-name="ce11" office:value-type="float" office:value="94.925" calcext:value-type="float">
            <text:p>94.925</text:p>
          </table:table-cell>
          <table:table-cell/>
          <table:table-cell table:formula="of:=[.C38]-[.D38]" office:value-type="float" office:value="-37518" calcext:value-type="float">
            <text:p>-37518</text:p>
          </table:table-cell>
          <table:table-cell table:formula="of:=[.E38]-[.F38]" office:value-type="float" office:value="17600" calcext:value-type="float">
            <text:p>17600</text:p>
          </table:table-cell>
          <table:table-cell table:formula="of:=[.G38]-[.H38]" office:value-type="float" office:value="6525" calcext:value-type="float">
            <text:p>6525</text:p>
          </table:table-cell>
          <table:table-cell table:formula="of:=[.I38]-[.J38]" office:value-type="float" office:value="7897" calcext:value-type="float">
            <text:p>7897</text:p>
          </table:table-cell>
          <table:table-cell table:style-name="ce13" table:formula="of:=[.G38]/([.G38]+[.H38])" office:value-type="percentage" office:value="0.622895242400271" calcext:value-type="percentage">
            <text:p>62%</text:p>
          </table:table-cell>
          <table:table-cell table:formula="of:=SUM([.Y38:.AB38])" office:value-type="float" office:value="-5496" calcext:value-type="float">
            <text:p>-5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18" calcext:value-type="float">
            <text:p>180918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7" office:value-type="float" office:value="16718" calcext:value-type="float">
            <text:p>16718</text:p>
          </table:table-cell>
          <table:table-cell table:style-name="ce7" office:value-type="float" office:value="413" calcext:value-type="float">
            <text:p>413</text:p>
          </table:table-cell>
          <table:table-cell table:style-name="ce8" office:value-type="float" office:value="16047" calcext:value-type="float">
            <text:p>16047</text:p>
          </table:table-cell>
          <table:table-cell table:style-name="ce8" office:value-type="float" office:value="10771" calcext:value-type="float">
            <text:p>10771</text:p>
          </table:table-cell>
          <table:table-cell table:style-name="ce9" office:value-type="float" office:value="11599" calcext:value-type="float">
            <text:p>11599</text:p>
          </table:table-cell>
          <table:table-cell table:style-name="ce9" office:value-type="float" office:value="936" calcext:value-type="float">
            <text:p>936</text:p>
          </table:table-cell>
          <table:table-cell table:style-name="ce5" office:value-type="float" office:value="50773" calcext:value-type="float">
            <text:p>50773</text:p>
          </table:table-cell>
          <table:table-cell table:style-name="ce5" office:value-type="float" office:value="55096" calcext:value-type="float">
            <text:p>55096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float" office:value="1812" calcext:value-type="float">
            <text:p>181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549" calcext:value-type="float">
            <text:p>1549</text:p>
          </table:table-cell>
          <table:table-cell table:style-name="ce7" office:value-type="float" office:value="-1159" calcext:value-type="float">
            <text:p>-1159</text:p>
          </table:table-cell>
          <table:table-cell table:style-name="ce7" office:value-type="float" office:value="136" calcext:value-type="float">
            <text:p>136</text:p>
          </table:table-cell>
          <table:table-cell table:style-name="ce8" office:value-type="float" office:value="-489" calcext:value-type="float">
            <text:p>-489</text:p>
          </table:table-cell>
          <table:table-cell table:style-name="ce8" office:value-type="float" office:value="760" calcext:value-type="float">
            <text:p>760</text:p>
          </table:table-cell>
          <table:table-cell table:style-name="ce9" office:value-type="float" office:value="2686" calcext:value-type="float">
            <text:p>2686</text:p>
          </table:table-cell>
          <table:table-cell table:style-name="ce9" office:value-type="float" office:value="-80" calcext:value-type="float">
            <text:p>-80</text:p>
          </table:table-cell>
          <table:table-cell table:style-name="ce11" office:value-type="float" office:value="93.798" calcext:value-type="float">
            <text:p>93.798</text:p>
          </table:table-cell>
          <table:table-cell/>
          <table:table-cell table:formula="of:=[.C39]-[.D39]" office:value-type="float" office:value="-36567" calcext:value-type="float">
            <text:p>-36567</text:p>
          </table:table-cell>
          <table:table-cell table:formula="of:=[.E39]-[.F39]" office:value-type="float" office:value="16305" calcext:value-type="float">
            <text:p>16305</text:p>
          </table:table-cell>
          <table:table-cell table:formula="of:=[.G39]-[.H39]" office:value-type="float" office:value="5276" calcext:value-type="float">
            <text:p>5276</text:p>
          </table:table-cell>
          <table:table-cell table:formula="of:=[.I39]-[.J39]" office:value-type="float" office:value="10663" calcext:value-type="float">
            <text:p>10663</text:p>
          </table:table-cell>
          <table:table-cell table:style-name="ce13" table:formula="of:=[.G39]/([.G39]+[.H39])" office:value-type="percentage" office:value="0.598366768588262" calcext:value-type="percentage">
            <text:p>60%</text:p>
          </table:table-cell>
          <table:table-cell table:formula="of:=SUM([.Y39:.AB39])" office:value-type="float" office:value="-4323" calcext:value-type="float">
            <text:p>-4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0925" calcext:value-type="float">
            <text:p>18092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41147" calcext:value-type="float">
            <text:p>41147</text:p>
          </table:table-cell>
          <table:table-cell table:style-name="ce7" office:value-type="float" office:value="14325" calcext:value-type="float">
            <text:p>14325</text:p>
          </table:table-cell>
          <table:table-cell table:style-name="ce7" office:value-type="float" office:value="606" calcext:value-type="float">
            <text:p>606</text:p>
          </table:table-cell>
          <table:table-cell table:style-name="ce8" office:value-type="float" office:value="15198" calcext:value-type="float">
            <text:p>15198</text:p>
          </table:table-cell>
          <table:table-cell table:style-name="ce8" office:value-type="float" office:value="5705" calcext:value-type="float">
            <text:p>5705</text:p>
          </table:table-cell>
          <table:table-cell table:style-name="ce9" office:value-type="float" office:value="10770" calcext:value-type="float">
            <text:p>10770</text:p>
          </table:table-cell>
          <table:table-cell table:style-name="ce9" office:value-type="float" office:value="1168" calcext:value-type="float">
            <text:p>1168</text:p>
          </table:table-cell>
          <table:table-cell table:style-name="ce5" office:value-type="float" office:value="47128" calcext:value-type="float">
            <text:p>47128</text:p>
          </table:table-cell>
          <table:table-cell table:style-name="ce5" office:value-type="float" office:value="50681" calcext:value-type="float">
            <text:p>50681</text:p>
          </table:table-cell>
          <table:table-cell table:style-name="ce5" office:value-type="float" office:value="5623" calcext:value-type="float">
            <text:p>5623</text:p>
          </table:table-cell>
          <table:table-cell table:style-name="ce5" office:value-type="float" office:value="2070" calcext:value-type="float">
            <text:p>20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393" calcext:value-type="float">
            <text:p>-2393</text:p>
          </table:table-cell>
          <table:table-cell table:style-name="ce7" office:value-type="float" office:value="193" calcext:value-type="float">
            <text:p>193</text:p>
          </table:table-cell>
          <table:table-cell table:style-name="ce8" office:value-type="float" office:value="-849" calcext:value-type="float">
            <text:p>-849</text:p>
          </table:table-cell>
          <table:table-cell table:style-name="ce8" office:value-type="float" office:value="-5066" calcext:value-type="float">
            <text:p>-5066</text:p>
          </table:table-cell>
          <table:table-cell table:style-name="ce9" office:value-type="float" office:value="-829" calcext:value-type="float">
            <text:p>-829</text:p>
          </table:table-cell>
          <table:table-cell table:style-name="ce9" office:value-type="float" office:value="232" calcext:value-type="float">
            <text:p>232</text:p>
          </table:table-cell>
          <table:table-cell table:style-name="ce11" office:value-type="float" office:value="94.737" calcext:value-type="float">
            <text:p>94.737</text:p>
          </table:table-cell>
          <table:table-cell/>
          <table:table-cell table:formula="of:=[.C40]-[.D40]" office:value-type="float" office:value="-36367" calcext:value-type="float">
            <text:p>-36367</text:p>
          </table:table-cell>
          <table:table-cell table:formula="of:=[.E40]-[.F40]" office:value-type="float" office:value="13719" calcext:value-type="float">
            <text:p>13719</text:p>
          </table:table-cell>
          <table:table-cell table:formula="of:=[.G40]-[.H40]" office:value-type="float" office:value="9493" calcext:value-type="float">
            <text:p>9493</text:p>
          </table:table-cell>
          <table:table-cell table:formula="of:=[.I40]-[.J40]" office:value-type="float" office:value="9602" calcext:value-type="float">
            <text:p>9602</text:p>
          </table:table-cell>
          <table:table-cell table:style-name="ce13" table:formula="of:=[.G40]/([.G40]+[.H40])" office:value-type="percentage" office:value="0.727072668994881" calcext:value-type="percentage">
            <text:p>73%</text:p>
          </table:table-cell>
          <table:table-cell table:formula="of:=SUM([.Y40:.AB40])" office:value-type="float" office:value="-3553" calcext:value-type="float">
            <text:p>-3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02" calcext:value-type="float">
            <text:p>18100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1209" calcext:value-type="float">
            <text:p>41209</text:p>
          </table:table-cell>
          <table:table-cell table:style-name="ce7" office:value-type="float" office:value="15732" calcext:value-type="float">
            <text:p>15732</text:p>
          </table:table-cell>
          <table:table-cell table:style-name="ce7" office:value-type="float" office:value="413" calcext:value-type="float">
            <text:p>413</text:p>
          </table:table-cell>
          <table:table-cell table:style-name="ce8" office:value-type="float" office:value="20723" calcext:value-type="float">
            <text:p>20723</text:p>
          </table:table-cell>
          <table:table-cell table:style-name="ce8" office:value-type="float" office:value="6370" calcext:value-type="float">
            <text:p>6370</text:p>
          </table:table-cell>
          <table:table-cell table:style-name="ce9" office:value-type="float" office:value="8098" calcext:value-type="float">
            <text:p>8098</text:p>
          </table:table-cell>
          <table:table-cell table:style-name="ce9" office:value-type="float" office:value="1339" calcext:value-type="float">
            <text:p>1339</text:p>
          </table:table-cell>
          <table:table-cell table:style-name="ce5" office:value-type="float" office:value="47060" calcext:value-type="float">
            <text:p>47060</text:p>
          </table:table-cell>
          <table:table-cell table:style-name="ce5" office:value-type="float" office:value="51268" calcext:value-type="float">
            <text:p>51268</text:p>
          </table:table-cell>
          <table:table-cell table:style-name="ce5" office:value-type="float" office:value="6304" calcext:value-type="float">
            <text:p>6304</text:p>
          </table:table-cell>
          <table:table-cell table:style-name="ce5" office:value-type="float" office:value="2096" calcext:value-type="float">
            <text:p>2096</text:p>
          </table:table-cell>
          <table:table-cell table:style-name="ce1" office:value-type="float" office:value="-4210" calcext:value-type="float">
            <text:p>-4210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float" office:value="1407" calcext:value-type="float">
            <text:p>1407</text:p>
          </table:table-cell>
          <table:table-cell table:style-name="ce7" office:value-type="float" office:value="-193" calcext:value-type="float">
            <text:p>-193</text:p>
          </table:table-cell>
          <table:table-cell table:style-name="ce8" office:value-type="float" office:value="5525" calcext:value-type="float">
            <text:p>5525</text:p>
          </table:table-cell>
          <table:table-cell table:style-name="ce8" office:value-type="float" office:value="665" calcext:value-type="float">
            <text:p>665</text:p>
          </table:table-cell>
          <table:table-cell table:style-name="ce9" office:value-type="float" office:value="-2672" calcext:value-type="float">
            <text:p>-2672</text:p>
          </table:table-cell>
          <table:table-cell table:style-name="ce9" office:value-type="float" office:value="171" calcext:value-type="float">
            <text:p>171</text:p>
          </table:table-cell>
          <table:table-cell table:style-name="ce11" office:value-type="float" office:value="95.305" calcext:value-type="float">
            <text:p>95.305</text:p>
          </table:table-cell>
          <table:table-cell/>
          <table:table-cell table:formula="of:=[.C41]-[.D41]" office:value-type="float" office:value="-40639" calcext:value-type="float">
            <text:p>-40639</text:p>
          </table:table-cell>
          <table:table-cell table:formula="of:=[.E41]-[.F41]" office:value-type="float" office:value="15319" calcext:value-type="float">
            <text:p>15319</text:p>
          </table:table-cell>
          <table:table-cell table:formula="of:=[.G41]-[.H41]" office:value-type="float" office:value="14353" calcext:value-type="float">
            <text:p>14353</text:p>
          </table:table-cell>
          <table:table-cell table:formula="of:=[.I41]-[.J41]" office:value-type="float" office:value="6759" calcext:value-type="float">
            <text:p>6759</text:p>
          </table:table-cell>
          <table:table-cell table:style-name="ce13" table:formula="of:=[.G41]/([.G41]+[.H41])" office:value-type="percentage" office:value="0.764883918355295" calcext:value-type="percentage">
            <text:p>76%</text:p>
          </table:table-cell>
          <table:table-cell table:formula="of:=SUM([.Y41:.AB41])" office:value-type="float" office:value="-4208" calcext:value-type="float">
            <text:p>-4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09" calcext:value-type="float">
            <text:p>181009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41239" calcext:value-type="float">
            <text:p>41239</text:p>
          </table:table-cell>
          <table:table-cell table:style-name="ce7" office:value-type="float" office:value="17871" calcext:value-type="float">
            <text:p>17871</text:p>
          </table:table-cell>
          <table:table-cell table:style-name="ce7" office:value-type="float" office:value="587" calcext:value-type="float">
            <text:p>587</text:p>
          </table:table-cell>
          <table:table-cell table:style-name="ce8" office:value-type="float" office:value="21180" calcext:value-type="float">
            <text:p>21180</text:p>
          </table:table-cell>
          <table:table-cell table:style-name="ce8" office:value-type="float" office:value="10560" calcext:value-type="float">
            <text:p>10560</text:p>
          </table:table-cell>
          <table:table-cell table:style-name="ce9" office:value-type="float" office:value="8404" calcext:value-type="float">
            <text:p>8404</text:p>
          </table:table-cell>
          <table:table-cell table:style-name="ce9" office:value-type="float" office:value="1565" calcext:value-type="float">
            <text:p>1565</text:p>
          </table:table-cell>
          <table:table-cell table:style-name="ce5" office:value-type="float" office:value="51923" calcext:value-type="float">
            <text:p>51923</text:p>
          </table:table-cell>
          <table:table-cell table:style-name="ce5" office:value-type="float" office:value="55639" calcext:value-type="float">
            <text:p>55639</text:p>
          </table:table-cell>
          <table:table-cell table:style-name="ce5" office:value-type="float" office:value="6227" calcext:value-type="float">
            <text:p>6227</text:p>
          </table:table-cell>
          <table:table-cell table:style-name="ce5" office:value-type="float" office:value="2511" calcext:value-type="float">
            <text:p>2511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2139" calcext:value-type="float">
            <text:p>2139</text:p>
          </table:table-cell>
          <table:table-cell table:style-name="ce7" office:value-type="float" office:value="174" calcext:value-type="float">
            <text:p>174</text:p>
          </table:table-cell>
          <table:table-cell table:style-name="ce8" office:value-type="float" office:value="457" calcext:value-type="float">
            <text:p>457</text:p>
          </table:table-cell>
          <table:table-cell table:style-name="ce8" office:value-type="float" office:value="4190" calcext:value-type="float">
            <text:p>4190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226" calcext:value-type="float">
            <text:p>226</text:p>
          </table:table-cell>
          <table:table-cell table:style-name="ce11" office:value-type="float" office:value="94.911" calcext:value-type="float">
            <text:p>94.911</text:p>
          </table:table-cell>
          <table:table-cell/>
          <table:table-cell table:formula="of:=[.C42]-[.D42]" office:value-type="float" office:value="-38459" calcext:value-type="float">
            <text:p>-38459</text:p>
          </table:table-cell>
          <table:table-cell table:formula="of:=[.E42]-[.F42]" office:value-type="float" office:value="17284" calcext:value-type="float">
            <text:p>17284</text:p>
          </table:table-cell>
          <table:table-cell table:formula="of:=[.G42]-[.H42]" office:value-type="float" office:value="10620" calcext:value-type="float">
            <text:p>10620</text:p>
          </table:table-cell>
          <table:table-cell table:formula="of:=[.I42]-[.J42]" office:value-type="float" office:value="6839" calcext:value-type="float">
            <text:p>6839</text:p>
          </table:table-cell>
          <table:table-cell table:style-name="ce13" table:formula="of:=[.G42]/([.G42]+[.H42])" office:value-type="percentage" office:value="0.667296786389414" calcext:value-type="percentage">
            <text:p>67%</text:p>
          </table:table-cell>
          <table:table-cell table:formula="of:=SUM([.Y42:.AB42])" office:value-type="float" office:value="-3716" calcext:value-type="float">
            <text:p>-3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16" calcext:value-type="float">
            <text:p>181016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41239" calcext:value-type="float">
            <text:p>41239</text:p>
          </table:table-cell>
          <table:table-cell table:style-name="ce7" office:value-type="float" office:value="16450" calcext:value-type="float">
            <text:p>16450</text:p>
          </table:table-cell>
          <table:table-cell table:style-name="ce7" office:value-type="float" office:value="480" calcext:value-type="float">
            <text:p>480</text:p>
          </table:table-cell>
          <table:table-cell table:style-name="ce8" office:value-type="float" office:value="19991" calcext:value-type="float">
            <text:p>19991</text:p>
          </table:table-cell>
          <table:table-cell table:style-name="ce8" office:value-type="float" office:value="7387" calcext:value-type="float">
            <text:p>7387</text:p>
          </table:table-cell>
          <table:table-cell table:style-name="ce9" office:value-type="float" office:value="8200" calcext:value-type="float">
            <text:p>8200</text:p>
          </table:table-cell>
          <table:table-cell table:style-name="ce9" office:value-type="float" office:value="1645" calcext:value-type="float">
            <text:p>1645</text:p>
          </table:table-cell>
          <table:table-cell table:style-name="ce5" office:value-type="float" office:value="49538" calcext:value-type="float">
            <text:p>49538</text:p>
          </table:table-cell>
          <table:table-cell table:style-name="ce5" office:value-type="float" office:value="52698" calcext:value-type="float">
            <text:p>52698</text:p>
          </table:table-cell>
          <table:table-cell table:style-name="ce5" office:value-type="float" office:value="5379" calcext:value-type="float">
            <text:p>5379</text:p>
          </table:table-cell>
          <table:table-cell table:style-name="ce5" office:value-type="float" office:value="2219" calcext:value-type="float">
            <text:p>221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421" calcext:value-type="float">
            <text:p>-1421</text:p>
          </table:table-cell>
          <table:table-cell table:style-name="ce7" office:value-type="float" office:value="-107" calcext:value-type="float">
            <text:p>-107</text:p>
          </table:table-cell>
          <table:table-cell table:style-name="ce8" office:value-type="float" office:value="-1189" calcext:value-type="float">
            <text:p>-1189</text:p>
          </table:table-cell>
          <table:table-cell table:style-name="ce8" office:value-type="float" office:value="-3173" calcext:value-type="float">
            <text:p>-3173</text:p>
          </table:table-cell>
          <table:table-cell table:style-name="ce9" office:value-type="float" office:value="-204" calcext:value-type="float">
            <text:p>-204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float" office:value="95.443" calcext:value-type="float">
            <text:p>95.443</text:p>
          </table:table-cell>
          <table:table-cell/>
          <table:table-cell table:formula="of:=[.C43]-[.D43]" office:value-type="float" office:value="-38289" calcext:value-type="float">
            <text:p>-38289</text:p>
          </table:table-cell>
          <table:table-cell table:formula="of:=[.E43]-[.F43]" office:value-type="float" office:value="15970" calcext:value-type="float">
            <text:p>15970</text:p>
          </table:table-cell>
          <table:table-cell table:formula="of:=[.G43]-[.H43]" office:value-type="float" office:value="12604" calcext:value-type="float">
            <text:p>12604</text:p>
          </table:table-cell>
          <table:table-cell table:formula="of:=[.I43]-[.J43]" office:value-type="float" office:value="6555" calcext:value-type="float">
            <text:p>6555</text:p>
          </table:table-cell>
          <table:table-cell table:style-name="ce13" table:formula="of:=[.G43]/([.G43]+[.H43])" office:value-type="percentage" office:value="0.73018481992841" calcext:value-type="percentage">
            <text:p>73%</text:p>
          </table:table-cell>
          <table:table-cell table:formula="of:=SUM([.Y43:.AB43])" office:value-type="float" office:value="-3160" calcext:value-type="float">
            <text:p>-3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23" calcext:value-type="float">
            <text:p>181023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41249" calcext:value-type="float">
            <text:p>41249</text:p>
          </table:table-cell>
          <table:table-cell table:style-name="ce7" office:value-type="float" office:value="18246" calcext:value-type="float">
            <text:p>18246</text:p>
          </table:table-cell>
          <table:table-cell table:style-name="ce7" office:value-type="float" office:value="478" calcext:value-type="float">
            <text:p>478</text:p>
          </table:table-cell>
          <table:table-cell table:style-name="ce8" office:value-type="float" office:value="22171" calcext:value-type="float">
            <text:p>22171</text:p>
          </table:table-cell>
          <table:table-cell table:style-name="ce8" office:value-type="float" office:value="11356" calcext:value-type="float">
            <text:p>11356</text:p>
          </table:table-cell>
          <table:table-cell table:style-name="ce9" office:value-type="float" office:value="7317" calcext:value-type="float">
            <text:p>7317</text:p>
          </table:table-cell>
          <table:table-cell table:style-name="ce9" office:value-type="float" office:value="1900" calcext:value-type="float">
            <text:p>1900</text:p>
          </table:table-cell>
          <table:table-cell table:style-name="ce5" office:value-type="float" office:value="53003" calcext:value-type="float">
            <text:p>53003</text:p>
          </table:table-cell>
          <table:table-cell table:style-name="ce5" office:value-type="float" office:value="57362" calcext:value-type="float">
            <text:p>57362</text:p>
          </table:table-cell>
          <table:table-cell table:style-name="ce5" office:value-type="float" office:value="6271" calcext:value-type="float">
            <text:p>6271</text:p>
          </table:table-cell>
          <table:table-cell table:style-name="ce5" office:value-type="float" office:value="1912" calcext:value-type="float">
            <text:p>1912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796" calcext:value-type="float">
            <text:p>1796</text:p>
          </table:table-cell>
          <table:table-cell table:style-name="ce7" office:value-type="float" office:value="-2" calcext:value-type="float">
            <text:p>-2</text:p>
          </table:table-cell>
          <table:table-cell table:style-name="ce8" office:value-type="float" office:value="2180" calcext:value-type="float">
            <text:p>2180</text:p>
          </table:table-cell>
          <table:table-cell table:style-name="ce8" office:value-type="float" office:value="3969" calcext:value-type="float">
            <text:p>3969</text:p>
          </table:table-cell>
          <table:table-cell table:style-name="ce9" office:value-type="float" office:value="-883" calcext:value-type="float">
            <text:p>-883</text:p>
          </table:table-cell>
          <table:table-cell table:style-name="ce9" office:value-type="float" office:value="255" calcext:value-type="float">
            <text:p>255</text:p>
          </table:table-cell>
          <table:table-cell table:style-name="ce11" office:value-type="float" office:value="96.128" calcext:value-type="float">
            <text:p>96.128</text:p>
          </table:table-cell>
          <table:table-cell/>
          <table:table-cell table:formula="of:=[.C44]-[.D44]" office:value-type="float" office:value="-38359" calcext:value-type="float">
            <text:p>-38359</text:p>
          </table:table-cell>
          <table:table-cell table:formula="of:=[.E44]-[.F44]" office:value-type="float" office:value="17768" calcext:value-type="float">
            <text:p>17768</text:p>
          </table:table-cell>
          <table:table-cell table:formula="of:=[.G44]-[.H44]" office:value-type="float" office:value="10815" calcext:value-type="float">
            <text:p>10815</text:p>
          </table:table-cell>
          <table:table-cell table:formula="of:=[.I44]-[.J44]" office:value-type="float" office:value="5417" calcext:value-type="float">
            <text:p>5417</text:p>
          </table:table-cell>
          <table:table-cell table:style-name="ce13" table:formula="of:=[.G44]/([.G44]+[.H44])" office:value-type="percentage" office:value="0.661287917201062" calcext:value-type="percentage">
            <text:p>66%</text:p>
          </table:table-cell>
          <table:table-cell table:formula="of:=SUM([.Y44:.AB44])" office:value-type="float" office:value="-4359" calcext:value-type="float">
            <text:p>-4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030" calcext:value-type="float">
            <text:p>18103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2971" calcext:value-type="float">
            <text:p>42971</text:p>
          </table:table-cell>
          <table:table-cell table:style-name="ce7" office:value-type="float" office:value="21192" calcext:value-type="float">
            <text:p>21192</text:p>
          </table:table-cell>
          <table:table-cell table:style-name="ce7" office:value-type="float" office:value="447" calcext:value-type="float">
            <text:p>447</text:p>
          </table:table-cell>
          <table:table-cell table:style-name="ce8" office:value-type="float" office:value="24702" calcext:value-type="float">
            <text:p>24702</text:p>
          </table:table-cell>
          <table:table-cell table:style-name="ce8" office:value-type="float" office:value="10718" calcext:value-type="float">
            <text:p>10718</text:p>
          </table:table-cell>
          <table:table-cell table:style-name="ce9" office:value-type="float" office:value="5340" calcext:value-type="float">
            <text:p>5340</text:p>
          </table:table-cell>
          <table:table-cell table:style-name="ce9" office:value-type="float" office:value="1785" calcext:value-type="float">
            <text:p>1785</text:p>
          </table:table-cell>
          <table:table-cell table:style-name="ce5" office:value-type="float" office:value="53950" calcext:value-type="float">
            <text:p>53950</text:p>
          </table:table-cell>
          <table:table-cell table:style-name="ce5" office:value-type="float" office:value="58471" calcext:value-type="float">
            <text:p>58471</text:p>
          </table:table-cell>
          <table:table-cell table:style-name="ce5" office:value-type="float" office:value="6368" calcext:value-type="float">
            <text:p>6368</text:p>
          </table:table-cell>
          <table:table-cell table:style-name="ce5" office:value-type="float" office:value="1847" calcext:value-type="float">
            <text:p>1847</text:p>
          </table:table-cell>
          <table:table-cell table:style-name="ce1" office:value-type="float" office:value="-2724" calcext:value-type="float">
            <text:p>-2724</text:p>
          </table:table-cell>
          <table:table-cell table:style-name="ce1" office:value-type="float" office:value="1722" calcext:value-type="float">
            <text:p>1722</text:p>
          </table:table-cell>
          <table:table-cell table:style-name="ce7" office:value-type="float" office:value="2946" calcext:value-type="float">
            <text:p>2946</text:p>
          </table:table-cell>
          <table:table-cell table:style-name="ce7" office:value-type="float" office:value="-31" calcext:value-type="float">
            <text:p>-31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-638" calcext:value-type="float">
            <text:p>-638</text:p>
          </table:table-cell>
          <table:table-cell table:style-name="ce9" office:value-type="float" office:value="-1977" calcext:value-type="float">
            <text:p>-1977</text:p>
          </table:table-cell>
          <table:table-cell table:style-name="ce9" office:value-type="float" office:value="-115" calcext:value-type="float">
            <text:p>-115</text:p>
          </table:table-cell>
          <table:table-cell table:style-name="ce11" office:value-type="float" office:value="96.343" calcext:value-type="float">
            <text:p>96.343</text:p>
          </table:table-cell>
          <table:table-cell/>
          <table:table-cell table:formula="of:=[.C45]-[.D45]" office:value-type="float" office:value="-42805" calcext:value-type="float">
            <text:p>-42805</text:p>
          </table:table-cell>
          <table:table-cell table:formula="of:=[.E45]-[.F45]" office:value-type="float" office:value="20745" calcext:value-type="float">
            <text:p>20745</text:p>
          </table:table-cell>
          <table:table-cell table:formula="of:=[.G45]-[.H45]" office:value-type="float" office:value="13984" calcext:value-type="float">
            <text:p>13984</text:p>
          </table:table-cell>
          <table:table-cell table:formula="of:=[.I45]-[.J45]" office:value-type="float" office:value="3555" calcext:value-type="float">
            <text:p>3555</text:p>
          </table:table-cell>
          <table:table-cell table:style-name="ce13" table:formula="of:=[.G45]/([.G45]+[.H45])" office:value-type="percentage" office:value="0.697402597402597" calcext:value-type="percentage">
            <text:p>70%</text:p>
          </table:table-cell>
          <table:table-cell table:formula="of:=SUM([.Y45:.AB45])" office:value-type="float" office:value="-4521" calcext:value-type="float">
            <text:p>-4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06" calcext:value-type="float">
            <text:p>181106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2973" calcext:value-type="float">
            <text:p>42973</text:p>
          </table:table-cell>
          <table:table-cell table:style-name="ce7" office:value-type="float" office:value="21388" calcext:value-type="float">
            <text:p>21388</text:p>
          </table:table-cell>
          <table:table-cell table:style-name="ce7" office:value-type="float" office:value="318" calcext:value-type="float">
            <text:p>318</text:p>
          </table:table-cell>
          <table:table-cell table:style-name="ce8" office:value-type="float" office:value="23662" calcext:value-type="float">
            <text:p>23662</text:p>
          </table:table-cell>
          <table:table-cell table:style-name="ce8" office:value-type="float" office:value="8238" calcext:value-type="float">
            <text:p>8238</text:p>
          </table:table-cell>
          <table:table-cell table:style-name="ce9" office:value-type="float" office:value="4408" calcext:value-type="float">
            <text:p>4408</text:p>
          </table:table-cell>
          <table:table-cell table:style-name="ce9" office:value-type="float" office:value="1525" calcext:value-type="float">
            <text:p>1525</text:p>
          </table:table-cell>
          <table:table-cell table:style-name="ce5" office:value-type="float" office:value="52357" calcext:value-type="float">
            <text:p>52357</text:p>
          </table:table-cell>
          <table:table-cell table:style-name="ce5" office:value-type="float" office:value="55497" calcext:value-type="float">
            <text:p>55497</text:p>
          </table:table-cell>
          <table:table-cell table:style-name="ce5" office:value-type="float" office:value="5531" calcext:value-type="float">
            <text:p>5531</text:p>
          </table:table-cell>
          <table:table-cell table:style-name="ce5" office:value-type="float" office:value="2391" calcext:value-type="float">
            <text:p>2391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-129" calcext:value-type="float">
            <text:p>-129</text:p>
          </table:table-cell>
          <table:table-cell table:style-name="ce8" office:value-type="float" office:value="-1040" calcext:value-type="float">
            <text:p>-1040</text:p>
          </table:table-cell>
          <table:table-cell table:style-name="ce8" office:value-type="float" office:value="-2480" calcext:value-type="float">
            <text:p>-2480</text:p>
          </table:table-cell>
          <table:table-cell table:style-name="ce9" office:value-type="float" office:value="-932" calcext:value-type="float">
            <text:p>-932</text:p>
          </table:table-cell>
          <table:table-cell table:style-name="ce9" office:value-type="float" office:value="-260" calcext:value-type="float">
            <text:p>-260</text:p>
          </table:table-cell>
          <table:table-cell table:style-name="ce11" office:value-type="float" office:value="96.734" calcext:value-type="float">
            <text:p>96.734</text:p>
          </table:table-cell>
          <table:table-cell/>
          <table:table-cell table:formula="of:=[.C46]-[.D46]" office:value-type="float" office:value="-42517" calcext:value-type="float">
            <text:p>-42517</text:p>
          </table:table-cell>
          <table:table-cell table:formula="of:=[.E46]-[.F46]" office:value-type="float" office:value="21070" calcext:value-type="float">
            <text:p>21070</text:p>
          </table:table-cell>
          <table:table-cell table:formula="of:=[.G46]-[.H46]" office:value-type="float" office:value="15424" calcext:value-type="float">
            <text:p>15424</text:p>
          </table:table-cell>
          <table:table-cell table:formula="of:=[.I46]-[.J46]" office:value-type="float" office:value="2883" calcext:value-type="float">
            <text:p>2883</text:p>
          </table:table-cell>
          <table:table-cell table:style-name="ce13" table:formula="of:=[.G46]/([.G46]+[.H46])" office:value-type="percentage" office:value="0.741755485893417" calcext:value-type="percentage">
            <text:p>74%</text:p>
          </table:table-cell>
          <table:table-cell table:formula="of:=SUM([.Y46:.AB46])" office:value-type="float" office:value="-3140" calcext:value-type="float">
            <text:p>-3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13" calcext:value-type="float">
            <text:p>18111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1516" calcext:value-type="float">
            <text:p>21516</text:p>
          </table:table-cell>
          <table:table-cell table:style-name="ce7" office:value-type="float" office:value="305" calcext:value-type="float">
            <text:p>305</text:p>
          </table:table-cell>
          <table:table-cell table:style-name="ce8" office:value-type="float" office:value="24547" calcext:value-type="float">
            <text:p>24547</text:p>
          </table:table-cell>
          <table:table-cell table:style-name="ce8" office:value-type="float" office:value="7916" calcext:value-type="float">
            <text:p>7916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office:value-type="float" office:value="2076" calcext:value-type="float">
            <text:p>2076</text:p>
          </table:table-cell>
          <table:table-cell table:style-name="ce5" office:value-type="float" office:value="52699" calcext:value-type="float">
            <text:p>52699</text:p>
          </table:table-cell>
          <table:table-cell table:style-name="ce5" office:value-type="float" office:value="55964" calcext:value-type="float">
            <text:p>55964</text:p>
          </table:table-cell>
          <table:table-cell table:style-name="ce5" office:value-type="float" office:value="5630" calcext:value-type="float">
            <text:p>5630</text:p>
          </table:table-cell>
          <table:table-cell table:style-name="ce5" office:value-type="float" office:value="2365" calcext:value-type="float">
            <text:p>2365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-13" calcext:value-type="float">
            <text:p>-13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-322" calcext:value-type="float">
            <text:p>-322</text:p>
          </table:table-cell>
          <table:table-cell table:style-name="ce9" office:value-type="float" office:value="-822" calcext:value-type="float">
            <text:p>-822</text:p>
          </table:table-cell>
          <table:table-cell table:style-name="ce9" office:value-type="float" office:value="551" calcext:value-type="float">
            <text:p>551</text:p>
          </table:table-cell>
          <table:table-cell table:style-name="ce11" office:value-type="float" office:value="96.333" calcext:value-type="float">
            <text:p>96.333</text:p>
          </table:table-cell>
          <table:table-cell/>
          <table:table-cell table:formula="of:=[.C47]-[.D47]" office:value-type="float" office:value="-42617" calcext:value-type="float">
            <text:p>-42617</text:p>
          </table:table-cell>
          <table:table-cell table:formula="of:=[.E47]-[.F47]" office:value-type="float" office:value="21211" calcext:value-type="float">
            <text:p>21211</text:p>
          </table:table-cell>
          <table:table-cell table:formula="of:=[.G47]-[.H47]" office:value-type="float" office:value="16631" calcext:value-type="float">
            <text:p>16631</text:p>
          </table:table-cell>
          <table:table-cell table:formula="of:=[.I47]-[.J47]" office:value-type="float" office:value="1510" calcext:value-type="float">
            <text:p>1510</text:p>
          </table:table-cell>
          <table:table-cell table:style-name="ce13" table:formula="of:=[.G47]/([.G47]+[.H47])" office:value-type="percentage" office:value="0.756153158980994" calcext:value-type="percentage">
            <text:p>76%</text:p>
          </table:table-cell>
          <table:table-cell table:formula="of:=SUM([.Y47:.AB47])" office:value-type="float" office:value="-3265" calcext:value-type="float">
            <text:p>-3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20" calcext:value-type="float">
            <text:p>18112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0691" calcext:value-type="float">
            <text:p>20691</text:p>
          </table:table-cell>
          <table:table-cell table:style-name="ce7" office:value-type="float" office:value="622" calcext:value-type="float">
            <text:p>622</text:p>
          </table:table-cell>
          <table:table-cell table:style-name="ce8" office:value-type="float" office:value="23673" calcext:value-type="float">
            <text:p>23673</text:p>
          </table:table-cell>
          <table:table-cell table:style-name="ce8" office:value-type="float" office:value="6001" calcext:value-type="float">
            <text:p>6001</text:p>
          </table:table-cell>
          <table:table-cell table:style-name="ce9" office:value-type="float" office:value="2632" calcext:value-type="float">
            <text:p>2632</text:p>
          </table:table-cell>
          <table:table-cell table:style-name="ce9" office:value-type="float" office:value="1625" calcext:value-type="float">
            <text:p>1625</text:p>
          </table:table-cell>
          <table:table-cell table:style-name="ce5" office:value-type="float" office:value="51623" calcext:value-type="float">
            <text:p>51623</text:p>
          </table:table-cell>
          <table:table-cell table:style-name="ce5" office:value-type="float" office:value="55482" calcext:value-type="float">
            <text:p>55482</text:p>
          </table:table-cell>
          <table:table-cell table:style-name="ce5" office:value-type="float" office:value="5641" calcext:value-type="float">
            <text:p>5641</text:p>
          </table:table-cell>
          <table:table-cell table:style-name="ce5" office:value-type="float" office:value="1782" calcext:value-type="float">
            <text:p>17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825" calcext:value-type="float">
            <text:p>-825</text:p>
          </table:table-cell>
          <table:table-cell table:style-name="ce7" office:value-type="float" office:value="317" calcext:value-type="float">
            <text:p>317</text:p>
          </table:table-cell>
          <table:table-cell table:style-name="ce8" office:value-type="float" office:value="-874" calcext:value-type="float">
            <text:p>-874</text:p>
          </table:table-cell>
          <table:table-cell table:style-name="ce8" office:value-type="float" office:value="-1915" calcext:value-type="float">
            <text:p>-1915</text:p>
          </table:table-cell>
          <table:table-cell table:style-name="ce9" office:value-type="float" office:value="-954" calcext:value-type="float">
            <text:p>-954</text:p>
          </table:table-cell>
          <table:table-cell table:style-name="ce9" office:value-type="float" office:value="-451" calcext:value-type="float">
            <text:p>-451</text:p>
          </table:table-cell>
          <table:table-cell table:style-name="ce11" office:value-type="float" office:value="96.825" calcext:value-type="float">
            <text:p>96.825</text:p>
          </table:table-cell>
          <table:table-cell/>
          <table:table-cell table:formula="of:=[.C48]-[.D48]" office:value-type="float" office:value="-42607" calcext:value-type="float">
            <text:p>-42607</text:p>
          </table:table-cell>
          <table:table-cell table:formula="of:=[.E48]-[.F48]" office:value-type="float" office:value="20069" calcext:value-type="float">
            <text:p>20069</text:p>
          </table:table-cell>
          <table:table-cell table:formula="of:=[.G48]-[.H48]" office:value-type="float" office:value="17672" calcext:value-type="float">
            <text:p>17672</text:p>
          </table:table-cell>
          <table:table-cell table:formula="of:=[.I48]-[.J48]" office:value-type="float" office:value="1007" calcext:value-type="float">
            <text:p>1007</text:p>
          </table:table-cell>
          <table:table-cell table:style-name="ce13" table:formula="of:=[.G48]/([.G48]+[.H48])" office:value-type="percentage" office:value="0.797769090786547" calcext:value-type="percentage">
            <text:p>80%</text:p>
          </table:table-cell>
          <table:table-cell table:formula="of:=SUM([.Y48:.AB48])" office:value-type="float" office:value="-3859" calcext:value-type="float">
            <text:p>-3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127" calcext:value-type="float">
            <text:p>18112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2983" calcext:value-type="float">
            <text:p>42983</text:p>
          </table:table-cell>
          <table:table-cell table:style-name="ce7" office:value-type="float" office:value="21235" calcext:value-type="float">
            <text:p>21235</text:p>
          </table:table-cell>
          <table:table-cell table:style-name="ce7" office:value-type="float" office:value="694" calcext:value-type="float">
            <text:p>694</text:p>
          </table:table-cell>
          <table:table-cell table:style-name="ce8" office:value-type="float" office:value="23590" calcext:value-type="float">
            <text:p>23590</text:p>
          </table:table-cell>
          <table:table-cell table:style-name="ce8" office:value-type="float" office:value="6598" calcext:value-type="float">
            <text:p>6598</text:p>
          </table:table-cell>
          <table:table-cell table:style-name="ce9" office:value-type="float" office:value="2813" calcext:value-type="float">
            <text:p>2813</text:p>
          </table:table-cell>
          <table:table-cell table:style-name="ce9" office:value-type="float" office:value="1535" calcext:value-type="float">
            <text:p>1535</text:p>
          </table:table-cell>
          <table:table-cell table:style-name="ce5" office:value-type="float" office:value="51519" calcext:value-type="float">
            <text:p>51519</text:p>
          </table:table-cell>
          <table:table-cell table:style-name="ce5" office:value-type="float" office:value="55385" calcext:value-type="float">
            <text:p>55385</text:p>
          </table:table-cell>
          <table:table-cell table:style-name="ce5" office:value-type="float" office:value="5544" calcext:value-type="float">
            <text:p>5544</text:p>
          </table:table-cell>
          <table:table-cell table:style-name="ce5" office:value-type="float" office:value="1678" calcext:value-type="float">
            <text:p>1678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float" office:value="-83" calcext:value-type="float">
            <text:p>-83</text:p>
          </table:table-cell>
          <table:table-cell table:style-name="ce8" office:value-type="float" office:value="597" calcext:value-type="float">
            <text:p>597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-90" calcext:value-type="float">
            <text:p>-90</text:p>
          </table:table-cell>
          <table:table-cell table:style-name="ce11" office:value-type="float" office:value="97.196" calcext:value-type="float">
            <text:p>97.196</text:p>
          </table:table-cell>
          <table:table-cell/>
          <table:table-cell table:formula="of:=[.C49]-[.D49]" office:value-type="float" office:value="-42677" calcext:value-type="float">
            <text:p>-42677</text:p>
          </table:table-cell>
          <table:table-cell table:formula="of:=[.E49]-[.F49]" office:value-type="float" office:value="20541" calcext:value-type="float">
            <text:p>20541</text:p>
          </table:table-cell>
          <table:table-cell table:formula="of:=[.G49]-[.H49]" office:value-type="float" office:value="16992" calcext:value-type="float">
            <text:p>16992</text:p>
          </table:table-cell>
          <table:table-cell table:formula="of:=[.I49]-[.J49]" office:value-type="float" office:value="1278" calcext:value-type="float">
            <text:p>1278</text:p>
          </table:table-cell>
          <table:table-cell table:style-name="ce13" table:formula="of:=[.G49]/([.G49]+[.H49])" office:value-type="percentage" office:value="0.781436332317477" calcext:value-type="percentage">
            <text:p>78%</text:p>
          </table:table-cell>
          <table:table-cell table:formula="of:=SUM([.Y49:.AB49])" office:value-type="float" office:value="-3866" calcext:value-type="float">
            <text:p>-3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04" calcext:value-type="float">
            <text:p>181204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2503" calcext:value-type="float">
            <text:p>42503</text:p>
          </table:table-cell>
          <table:table-cell table:style-name="ce7" office:value-type="float" office:value="22097" calcext:value-type="float">
            <text:p>22097</text:p>
          </table:table-cell>
          <table:table-cell table:style-name="ce7" office:value-type="float" office:value="747" calcext:value-type="float">
            <text:p>747</text:p>
          </table:table-cell>
          <table:table-cell table:style-name="ce8" office:value-type="float" office:value="21600" calcext:value-type="float">
            <text:p>21600</text:p>
          </table:table-cell>
          <table:table-cell table:style-name="ce8" office:value-type="float" office:value="4835" calcext:value-type="float">
            <text:p>4835</text:p>
          </table:table-cell>
          <table:table-cell table:style-name="ce9" office:value-type="float" office:value="3029" calcext:value-type="float">
            <text:p>3029</text:p>
          </table:table-cell>
          <table:table-cell table:style-name="ce9" office:value-type="float" office:value="1847" calcext:value-type="float">
            <text:p>1847</text:p>
          </table:table-cell>
          <table:table-cell table:style-name="ce5" office:value-type="float" office:value="51951" calcext:value-type="float">
            <text:p>51951</text:p>
          </table:table-cell>
          <table:table-cell table:style-name="ce5" office:value-type="float" office:value="54764" calcext:value-type="float">
            <text:p>54764</text:p>
          </table:table-cell>
          <table:table-cell table:style-name="ce5" office:value-type="float" office:value="4778" calcext:value-type="float">
            <text:p>4778</text:p>
          </table:table-cell>
          <table:table-cell table:style-name="ce5" office:value-type="float" office:value="1965" calcext:value-type="float">
            <text:p>196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-480" calcext:value-type="float">
            <text:p>-480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float" office:value="-1990" calcext:value-type="float">
            <text:p>-1990</text:p>
          </table:table-cell>
          <table:table-cell table:style-name="ce8" office:value-type="float" office:value="-1763" calcext:value-type="float">
            <text:p>-1763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12" calcext:value-type="float">
            <text:p>312</text:p>
          </table:table-cell>
          <table:table-cell table:style-name="ce11" office:value-type="float" office:value="96.476" calcext:value-type="float">
            <text:p>96.476</text:p>
          </table:table-cell>
          <table:table-cell/>
          <table:table-cell table:formula="of:=[.C50]-[.D50]" office:value-type="float" office:value="-42110" calcext:value-type="float">
            <text:p>-42110</text:p>
          </table:table-cell>
          <table:table-cell table:formula="of:=[.E50]-[.F50]" office:value-type="float" office:value="21350" calcext:value-type="float">
            <text:p>21350</text:p>
          </table:table-cell>
          <table:table-cell table:formula="of:=[.G50]-[.H50]" office:value-type="float" office:value="16765" calcext:value-type="float">
            <text:p>16765</text:p>
          </table:table-cell>
          <table:table-cell table:formula="of:=[.I50]-[.J50]" office:value-type="float" office:value="1182" calcext:value-type="float">
            <text:p>1182</text:p>
          </table:table-cell>
          <table:table-cell table:style-name="ce13" table:formula="of:=[.G50]/([.G50]+[.H50])" office:value-type="percentage" office:value="0.817098543597503" calcext:value-type="percentage">
            <text:p>82%</text:p>
          </table:table-cell>
          <table:table-cell table:formula="of:=SUM([.Y50:.AB50])" office:value-type="float" office:value="-2813" calcext:value-type="float">
            <text:p>-2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11" calcext:value-type="float">
            <text:p>181211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2282" calcext:value-type="float">
            <text:p>42282</text:p>
          </table:table-cell>
          <table:table-cell table:style-name="ce7" office:value-type="float" office:value="22527" calcext:value-type="float">
            <text:p>22527</text:p>
          </table:table-cell>
          <table:table-cell table:style-name="ce7" office:value-type="float" office:value="993" calcext:value-type="float">
            <text:p>993</text:p>
          </table:table-cell>
          <table:table-cell table:style-name="ce8" office:value-type="float" office:value="22812" calcext:value-type="float">
            <text:p>22812</text:p>
          </table:table-cell>
          <table:table-cell table:style-name="ce8" office:value-type="float" office:value="6240" calcext:value-type="float">
            <text:p>6240</text:p>
          </table:table-cell>
          <table:table-cell table:style-name="ce9" office:value-type="float" office:value="2804" calcext:value-type="float">
            <text:p>2804</text:p>
          </table:table-cell>
          <table:table-cell table:style-name="ce9" office:value-type="float" office:value="1995" calcext:value-type="float">
            <text:p>1995</text:p>
          </table:table-cell>
          <table:table-cell table:style-name="ce5" office:value-type="float" office:value="58193" calcext:value-type="float">
            <text:p>58193</text:p>
          </table:table-cell>
          <table:table-cell table:style-name="ce5" office:value-type="float" office:value="61076" calcext:value-type="float">
            <text:p>61076</text:p>
          </table:table-cell>
          <table:table-cell table:style-name="ce5" office:value-type="float" office:value="5813" calcext:value-type="float">
            <text:p>5813</text:p>
          </table:table-cell>
          <table:table-cell table:style-name="ce5" office:value-type="float" office:value="2930" calcext:value-type="float">
            <text:p>29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-221" calcext:value-type="float">
            <text:p>-221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246" calcext:value-type="float">
            <text:p>246</text:p>
          </table:table-cell>
          <table:table-cell table:style-name="ce8" office:value-type="float" office:value="1212" calcext:value-type="float">
            <text:p>1212</text:p>
          </table:table-cell>
          <table:table-cell table:style-name="ce8" office:value-type="float" office:value="1405" calcext:value-type="float">
            <text:p>1405</text:p>
          </table:table-cell>
          <table:table-cell table:style-name="ce9" office:value-type="float" office:value="-225" calcext:value-type="float">
            <text:p>-225</text:p>
          </table:table-cell>
          <table:table-cell table:style-name="ce9" office:value-type="float" office:value="148" calcext:value-type="float">
            <text:p>148</text:p>
          </table:table-cell>
          <table:table-cell table:style-name="ce11" office:value-type="float" office:value="97.43" calcext:value-type="float">
            <text:p>97.43</text:p>
          </table:table-cell>
          <table:table-cell/>
          <table:table-cell table:formula="of:=[.C51]-[.D51]" office:value-type="float" office:value="-41798" calcext:value-type="float">
            <text:p>-41798</text:p>
          </table:table-cell>
          <table:table-cell table:formula="of:=[.E51]-[.F51]" office:value-type="float" office:value="21534" calcext:value-type="float">
            <text:p>21534</text:p>
          </table:table-cell>
          <table:table-cell table:formula="of:=[.G51]-[.H51]" office:value-type="float" office:value="16572" calcext:value-type="float">
            <text:p>16572</text:p>
          </table:table-cell>
          <table:table-cell table:formula="of:=[.I51]-[.J51]" office:value-type="float" office:value="809" calcext:value-type="float">
            <text:p>809</text:p>
          </table:table-cell>
          <table:table-cell table:style-name="ce13" table:formula="of:=[.G51]/([.G51]+[.H51])" office:value-type="percentage" office:value="0.785212722015696" calcext:value-type="percentage">
            <text:p>79%</text:p>
          </table:table-cell>
          <table:table-cell table:formula="of:=SUM([.Y51:.AB51])" office:value-type="float" office:value="-2883" calcext:value-type="float">
            <text:p>-2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18" calcext:value-type="float">
            <text:p>181218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22953" calcext:value-type="float">
            <text:p>22953</text:p>
          </table:table-cell>
          <table:table-cell table:style-name="ce7" office:value-type="float" office:value="993" calcext:value-type="float">
            <text:p>993</text:p>
          </table:table-cell>
          <table:table-cell table:style-name="ce8" office:value-type="float" office:value="18251" calcext:value-type="float">
            <text:p>18251</text:p>
          </table:table-cell>
          <table:table-cell table:style-name="ce8" office:value-type="float" office:value="6413" calcext:value-type="float">
            <text:p>6413</text:p>
          </table:table-cell>
          <table:table-cell table:style-name="ce9" office:value-type="float" office:value="3149" calcext:value-type="float">
            <text:p>3149</text:p>
          </table:table-cell>
          <table:table-cell table:style-name="ce9" office:value-type="float" office:value="1769" calcext:value-type="float">
            <text:p>1769</text:p>
          </table:table-cell>
          <table:table-cell table:style-name="ce5" office:value-type="float" office:value="46226" calcext:value-type="float">
            <text:p>46226</text:p>
          </table:table-cell>
          <table:table-cell table:style-name="ce5" office:value-type="float" office:value="49303" calcext:value-type="float">
            <text:p>49303</text:p>
          </table:table-cell>
          <table:table-cell table:style-name="ce5" office:value-type="float" office:value="4564" calcext:value-type="float">
            <text:p>4564</text:p>
          </table:table-cell>
          <table:table-cell table:style-name="ce5" office:value-type="float" office:value="1487" calcext:value-type="float">
            <text:p>148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3643" calcext:value-type="float">
            <text:p>-3643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4561" calcext:value-type="float">
            <text:p>-4561</text:p>
          </table:table-cell>
          <table:table-cell table:style-name="ce8" office:value-type="float" office:value="173" calcext:value-type="float">
            <text:p>173</text:p>
          </table:table-cell>
          <table:table-cell table:style-name="ce9" office:value-type="float" office:value="345" calcext:value-type="float">
            <text:p>345</text:p>
          </table:table-cell>
          <table:table-cell table:style-name="ce9" office:value-type="float" office:value="-226" calcext:value-type="float">
            <text:p>-226</text:p>
          </table:table-cell>
          <table:table-cell table:style-name="ce11" office:value-type="float" office:value="96.455" calcext:value-type="float">
            <text:p>96.455</text:p>
          </table:table-cell>
          <table:table-cell/>
          <table:table-cell table:formula="of:=[.C52]-[.D52]" office:value-type="float" office:value="-38255" calcext:value-type="float">
            <text:p>-38255</text:p>
          </table:table-cell>
          <table:table-cell table:formula="of:=[.E52]-[.F52]" office:value-type="float" office:value="21960" calcext:value-type="float">
            <text:p>21960</text:p>
          </table:table-cell>
          <table:table-cell table:formula="of:=[.G52]-[.H52]" office:value-type="float" office:value="11838" calcext:value-type="float">
            <text:p>11838</text:p>
          </table:table-cell>
          <table:table-cell table:formula="of:=[.I52]-[.J52]" office:value-type="float" office:value="1380" calcext:value-type="float">
            <text:p>1380</text:p>
          </table:table-cell>
          <table:table-cell table:style-name="ce13" table:formula="of:=[.G52]/([.G52]+[.H52])" office:value-type="percentage" office:value="0.739985403827441" calcext:value-type="percentage">
            <text:p>74%</text:p>
          </table:table-cell>
          <table:table-cell table:formula="of:=SUM([.Y52:.AB52])" office:value-type="float" office:value="-3077" calcext:value-type="float">
            <text:p>-3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24" calcext:value-type="float">
            <text:p>181224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20841" calcext:value-type="float">
            <text:p>20841</text:p>
          </table:table-cell>
          <table:table-cell table:style-name="ce7" office:value-type="float" office:value="746" calcext:value-type="float">
            <text:p>746</text:p>
          </table:table-cell>
          <table:table-cell table:style-name="ce8" office:value-type="float" office:value="20608" calcext:value-type="float">
            <text:p>20608</text:p>
          </table:table-cell>
          <table:table-cell table:style-name="ce8" office:value-type="float" office:value="5621" calcext:value-type="float">
            <text:p>5621</text:p>
          </table:table-cell>
          <table:table-cell table:style-name="ce9" office:value-type="float" office:value="2554" calcext:value-type="float">
            <text:p>2554</text:p>
          </table:table-cell>
          <table:table-cell table:style-name="ce9" office:value-type="float" office:value="1665" calcext:value-type="float">
            <text:p>1665</text:p>
          </table:table-cell>
          <table:table-cell table:style-name="ce5" office:value-type="float" office:value="45901" calcext:value-type="float">
            <text:p>45901</text:p>
          </table:table-cell>
          <table:table-cell table:style-name="ce5" office:value-type="float" office:value="48067" calcext:value-type="float">
            <text:p>48067</text:p>
          </table:table-cell>
          <table:table-cell table:style-name="ce5" office:value-type="float" office:value="4344" calcext:value-type="float">
            <text:p>4344</text:p>
          </table:table-cell>
          <table:table-cell table:style-name="ce5" office:value-type="float" office:value="2178" calcext:value-type="float">
            <text:p>217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2112" calcext:value-type="float">
            <text:p>-2112</text:p>
          </table:table-cell>
          <table:table-cell table:style-name="ce7" office:value-type="float" office:value="-247" calcext:value-type="float">
            <text:p>-247</text:p>
          </table:table-cell>
          <table:table-cell table:style-name="ce8" office:value-type="float" office:value="2357" calcext:value-type="float">
            <text:p>2357</text:p>
          </table:table-cell>
          <table:table-cell table:style-name="ce8" office:value-type="float" office:value="-792" calcext:value-type="float">
            <text:p>-792</text:p>
          </table:table-cell>
          <table:table-cell table:style-name="ce9" office:value-type="float" office:value="-595" calcext:value-type="float">
            <text:p>-595</text:p>
          </table:table-cell>
          <table:table-cell table:style-name="ce9" office:value-type="float" office:value="-104" calcext:value-type="float">
            <text:p>-104</text:p>
          </table:table-cell>
          <table:table-cell table:style-name="ce11" office:value-type="float" office:value="95.965" calcext:value-type="float">
            <text:p>95.965</text:p>
          </table:table-cell>
          <table:table-cell/>
          <table:table-cell table:formula="of:=[.C53]-[.D53]" office:value-type="float" office:value="-38137" calcext:value-type="float">
            <text:p>-38137</text:p>
          </table:table-cell>
          <table:table-cell table:formula="of:=[.E53]-[.F53]" office:value-type="float" office:value="20095" calcext:value-type="float">
            <text:p>20095</text:p>
          </table:table-cell>
          <table:table-cell table:formula="of:=[.G53]-[.H53]" office:value-type="float" office:value="14987" calcext:value-type="float">
            <text:p>14987</text:p>
          </table:table-cell>
          <table:table-cell table:formula="of:=[.I53]-[.J53]" office:value-type="float" office:value="889" calcext:value-type="float">
            <text:p>889</text:p>
          </table:table-cell>
          <table:table-cell table:style-name="ce13" table:formula="of:=[.G53]/([.G53]+[.H53])" office:value-type="percentage" office:value="0.785695222844943" calcext:value-type="percentage">
            <text:p>79%</text:p>
          </table:table-cell>
          <table:table-cell table:formula="of:=SUM([.Y53:.AB53])" office:value-type="float" office:value="-2166" calcext:value-type="float">
            <text:p>-2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.S. DOLLAR INDEX - ICE FUTURES U.S.</text:p>
          </table:table-cell>
          <table:table-cell office:value-type="float" office:value="181231" calcext:value-type="float">
            <text:p>181231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38639" calcext:value-type="float">
            <text:p>38639</text:p>
          </table:table-cell>
          <table:table-cell table:style-name="ce7" office:value-type="float" office:value="19507" calcext:value-type="float">
            <text:p>19507</text:p>
          </table:table-cell>
          <table:table-cell table:style-name="ce7" office:value-type="float" office:value="1032" calcext:value-type="float">
            <text:p>1032</text:p>
          </table:table-cell>
          <table:table-cell table:style-name="ce8" office:value-type="float" office:value="23966" calcext:value-type="float">
            <text:p>23966</text:p>
          </table:table-cell>
          <table:table-cell table:style-name="ce8" office:value-type="float" office:value="7289" calcext:value-type="float">
            <text:p>7289</text:p>
          </table:table-cell>
          <table:table-cell table:style-name="ce9" office:value-type="float" office:value="2639" calcext:value-type="float">
            <text:p>2639</text:p>
          </table:table-cell>
          <table:table-cell table:style-name="ce9" office:value-type="float" office:value="1651" calcext:value-type="float">
            <text:p>1651</text:p>
          </table:table-cell>
          <table:table-cell table:style-name="ce5" office:value-type="float" office:value="48403" calcext:value-type="float">
            <text:p>48403</text:p>
          </table:table-cell>
          <table:table-cell table:style-name="ce5" office:value-type="float" office:value="50368" calcext:value-type="float">
            <text:p>50368</text:p>
          </table:table-cell>
          <table:table-cell table:style-name="ce5" office:value-type="float" office:value="4296" calcext:value-type="float">
            <text:p>4296</text:p>
          </table:table-cell>
          <table:table-cell table:style-name="ce5" office:value-type="float" office:value="2331" calcext:value-type="float">
            <text:p>23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-1334" calcext:value-type="float">
            <text:p>-1334</text:p>
          </table:table-cell>
          <table:table-cell table:style-name="ce7" office:value-type="float" office:value="286" calcext:value-type="float">
            <text:p>286</text:p>
          </table:table-cell>
          <table:table-cell table:style-name="ce8" office:value-type="float" office:value="3358" calcext:value-type="float">
            <text:p>3358</text:p>
          </table:table-cell>
          <table:table-cell table:style-name="ce8" office:value-type="float" office:value="1668" calcext:value-type="float">
            <text:p>166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-14" calcext:value-type="float">
            <text:p>-14</text:p>
          </table:table-cell>
          <table:table-cell table:style-name="ce11" office:value-type="float" office:value="95.75" calcext:value-type="float">
            <text:p>95.75</text:p>
          </table:table-cell>
          <table:table-cell/>
          <table:table-cell table:formula="of:=[.C54]-[.D54]" office:value-type="float" office:value="-38105" calcext:value-type="float">
            <text:p>-38105</text:p>
          </table:table-cell>
          <table:table-cell table:formula="of:=[.E54]-[.F54]" office:value-type="float" office:value="18475" calcext:value-type="float">
            <text:p>18475</text:p>
          </table:table-cell>
          <table:table-cell table:formula="of:=[.G54]-[.H54]" office:value-type="float" office:value="16677" calcext:value-type="float">
            <text:p>16677</text:p>
          </table:table-cell>
          <table:table-cell table:formula="of:=[.I54]-[.J54]" office:value-type="float" office:value="988" calcext:value-type="float">
            <text:p>988</text:p>
          </table:table-cell>
          <table:table-cell table:style-name="ce13" table:formula="of:=[.G54]/([.G54]+[.H54])" office:value-type="percentage" office:value="0.766789313709806" calcext:value-type="percentage">
            <text:p>77%</text:p>
          </table:table-cell>
          <table:table-cell table:formula="of:=SUM([.Y54:.AB54])" office:value-type="float" office:value="-1965" calcext:value-type="float">
            <text:p>-1965</text:p>
          </table:table-cell>
          <table:table-cell table:number-columns-repeated="7"/>
        </table:table-row>
        <table:table-row table:style-name="ro1" table:number-rows-repeated="104851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18_charts" table:style-name="ta1">
        <table:shapes>
          <draw:frame draw:z-index="0" draw:style-name="gr1" draw:text-style-name="P1" svg:width="963.64pt" svg:height="784.97pt" svg:x="0pt" svg:y="0pt">
            <draw:object draw:notify-on-update-of-ranges="2018_charts_data.B2:2018_charts_data.B54 2018_charts_data.W1:2018_charts_data.W1 2018_charts_data.W2:2018_charts_data.W54 2018_charts_data.Y1:2018_charts_data.Y1 2018_charts_data.Y2:2018_charts_data.Y54 2018_charts_data.Z1:2018_charts_data.Z1 2018_charts_data.Z2:2018_charts_data.Z54 2018_charts_data.AA1:2018_charts_data.AA1 2018_charts_data.AA2:2018_charts_data.AA54 2018_charts_data.AB1:2018_charts_data.AB1 2018_charts_data.AB2:2018_charts_data.A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63.64pt" svg:height="784.97pt" svg:x="0.03pt" svg:y="820.4pt">
            <draw:object draw:notify-on-update-of-ranges="2018_charts_data.B2:2018_charts_data.B54 2018_charts_data.W1:2018_charts_data.W1 2018_charts_data.W2:2018_charts_data.W54 2018_charts_data.AD1:2018_charts_data.AD1 2018_charts_data.AD2:2018_charts_data.A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2018_charts.A1:2018_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36pt" fo:margin-bottom="36pt" fo:margin-left="54pt" fo:margin-right="54pt" style:first-page-number="continue" style:writing-mode="lr-tb"/>
      <style:header-style>
        <style:header-footer-properties fo:min-height="21.26pt" fo:margin-left="0pt" fo:margin-right="0pt" fo:margin-bottom="25.99pt"/>
      </style:header-style>
      <style:footer-style>
        <style:header-footer-properties fo:min-height="21.26pt" fo:margin-left="0pt" fo:margin-right="0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3:03:23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49:09.180814000</meta:creation-date>
    <dc:date>2019-09-15T23:08:00.201000000</dc:date>
    <meta:editing-duration>P22DT5H14M24S</meta:editing-duration>
    <meta:editing-cycles>1197</meta:editing-cycles>
    <meta:generator>LibreOffice/6.1.6.3$Windows_X86_64 LibreOffice_project/5896ab1714085361c45cf540f76f60673dd96a72</meta:generator>
    <meta:document-statistic meta:table-count="2" meta:cell-count="1569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up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996cm" svg:height="27.693cm" xlink:href=".." xlink:type="simple" chart:class="chart:line" chart:style-name="ch1">
        <chart:title svg:x="15.843cm" svg:y="0.689cm" chart:style-name="ch2">
          <text:p>USD Index</text:p>
        </chart:title>
        <chart:legend chart:legend-position="top" svg:x="7.019cm" svg:y="1.653cm" style:legend-expansion="wide" chart:style-name="ch3"/>
        <chart:plot-area chart:style-name="ch4" table:cell-range-address="2018_charts_data.B2:2018_charts_data.B54 2018_charts_data.W1:2018_charts_data.W54 2018_charts_data.Y1:2018_charts_data.AB54" chart:data-source-has-labels="both" svg:x="1.69cm" svg:y="2.804cm" svg:width="30.387cm" svg:height="23.355cm">
          <chartooo:coordinate-region svg:x="2.618cm" svg:y="2.804cm" svg:width="28.175cm" svg:height="21.84cm"/>
          <chart:axis chart:dimension="x" chart:name="primary-x" chart:style-name="ch5" chartooo:axis-type="auto">
            <chartooo:date-scale/>
            <chart:title svg:x="16.482cm" svg:y="26.712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8">
            <chart:title svg:x="0.451cm" svg:y="15.358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32.756cm" svg:y="15.16cm" chart:style-name="ch9">
              <text:p>Ne Long</text:p>
            </chart:title>
          </chart:axis>
          <chart:series chart:attached-axis="primary-y" chart:style-name="ch12" chart:values-cell-range-address="2018_charts_data.W2:2018_charts_data.W54" chart:label-cell-address="2018_charts_data.W1:2018_charts_data.W1" chart:class="chart:line">
            <chart:data-point chart:repeated="30"/>
            <chart:data-point chart:style-name="ch13" chart:repeated="2"/>
            <chart:data-point chart:repeated="21"/>
          </chart:series>
          <chart:series chart:attached-axis="secondary-y" chart:style-name="ch14" chart:values-cell-range-address="2018_charts_data.Y2:2018_charts_data.Y54" chart:label-cell-address="2018_charts_data.Y1:2018_charts_data.Y1" chart:class="chart:line">
            <chart:data-point chart:repeated="53"/>
          </chart:series>
          <chart:series chart:attached-axis="secondary-y" chart:style-name="ch15" chart:values-cell-range-address="2018_charts_data.Z2:2018_charts_data.Z54" chart:label-cell-address="2018_charts_data.Z1:2018_charts_data.Z1" chart:class="chart:line">
            <chart:data-point chart:repeated="30"/>
            <chart:data-point chart:style-name="ch16"/>
            <chart:data-point chart:repeated="22"/>
          </chart:series>
          <chart:series chart:attached-axis="secondary-y" chart:style-name="ch17" chart:values-cell-range-address="2018_charts_data.AA2:2018_charts_data.AA54" chart:label-cell-address="2018_charts_data.AA1:2018_charts_data.AA1" chart:class="chart:line">
            <chart:data-point chart:repeated="33"/>
            <chart:data-point chart:style-name="ch18"/>
            <chart:data-point chart:repeated="19"/>
          </chart:series>
          <chart:series chart:attached-axis="secondary-y" chart:style-name="ch19" chart:values-cell-range-address="2018_charts_data.AB2:2018_charts_data.AB54" chart:label-cell-address="2018_charts_data.AB1:2018_charts_data.AB1" chart:class="chart:line">
            <chart:data-point chart:repeated="5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2018_charts_data.W1:2018_charts_data.W1</svg:desc>
                </draw:g>
              </table:table-cell>
              <table:table-cell office:value-type="string">
                <text:p>Dealer/Intermediary</text:p>
                <draw:g>
                  <svg:desc>2018_charts_data.Y1:2018_charts_data.Y1</svg:desc>
                </draw:g>
              </table:table-cell>
              <table:table-cell office:value-type="string">
                <text:p>Asset Manager/Institutional</text:p>
                <draw:g>
                  <svg:desc>2018_charts_data.Z1:2018_charts_data.Z1</svg:desc>
                </draw:g>
              </table:table-cell>
              <table:table-cell office:value-type="string">
                <text:p>Leveraged Funds</text:p>
                <draw:g>
                  <svg:desc>2018_charts_data.AA1:2018_charts_data.AA1</svg:desc>
                </draw:g>
              </table:table-cell>
              <table:table-cell office:value-type="string">
                <text:p>Other Reportables</text:p>
                <draw:g>
                  <svg:desc>2018_charts_data.AB1:2018_charts_data.AB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91.673">
                <text:p>91.673</text:p>
                <draw:g>
                  <svg:desc>2018_charts_data.W2:2018_charts_data.W54</svg:desc>
                </draw:g>
              </table:table-cell>
              <table:table-cell office:value-type="float" office:value="-13520">
                <text:p>-13520</text:p>
                <draw:g>
                  <svg:desc>2018_charts_data.Y2:2018_charts_data.Y54</svg:desc>
                </draw:g>
              </table:table-cell>
              <table:table-cell office:value-type="float" office:value="-1451">
                <text:p>-1451</text:p>
                <draw:g>
                  <svg:desc>2018_charts_data.Z2:2018_charts_data.Z54</svg:desc>
                </draw:g>
              </table:table-cell>
              <table:table-cell office:value-type="float" office:value="114">
                <text:p>114</text:p>
                <draw:g>
                  <svg:desc>2018_charts_data.AA2:2018_charts_data.AA54</svg:desc>
                </draw:g>
              </table:table-cell>
              <table:table-cell office:value-type="float" office:value="10712">
                <text:p>10712</text:p>
                <draw:g>
                  <svg:desc>2018_charts_data.AB2:2018_charts_data.AB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-12383">
                <text:p>-12383</text:p>
              </table:table-cell>
              <table:table-cell office:value-type="float" office:value="-3503">
                <text:p>-3503</text:p>
              </table:table-cell>
              <table:table-cell office:value-type="float" office:value="5257">
                <text:p>5257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-6924">
                <text:p>-6924</text:p>
              </table:table-cell>
              <table:table-cell office:value-type="float" office:value="-5293">
                <text:p>-5293</text:p>
              </table:table-cell>
              <table:table-cell office:value-type="float" office:value="4520">
                <text:p>4520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-6360">
                <text:p>-6360</text:p>
              </table:table-cell>
              <table:table-cell office:value-type="float" office:value="-4160">
                <text:p>-4160</text:p>
              </table:table-cell>
              <table:table-cell office:value-type="float" office:value="1755">
                <text:p>1755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-4774">
                <text:p>-4774</text:p>
              </table:table-cell>
              <table:table-cell office:value-type="float" office:value="-2737">
                <text:p>-2737</text:p>
              </table:table-cell>
              <table:table-cell office:value-type="float" office:value="1422">
                <text:p>1422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-4720">
                <text:p>-4720</text:p>
              </table:table-cell>
              <table:table-cell office:value-type="float" office:value="-3209">
                <text:p>-3209</text:p>
              </table:table-cell>
              <table:table-cell office:value-type="float" office:value="-1665">
                <text:p>-1665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-4542">
                <text:p>-4542</text:p>
              </table:table-cell>
              <table:table-cell office:value-type="float" office:value="-2173">
                <text:p>-2173</text:p>
              </table:table-cell>
              <table:table-cell office:value-type="float" office:value="-2351">
                <text:p>-2351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-4433">
                <text:p>-4433</text:p>
              </table:table-cell>
              <table:table-cell office:value-type="float" office:value="-1717">
                <text:p>-1717</text:p>
              </table:table-cell>
              <table:table-cell office:value-type="float" office:value="-4474">
                <text:p>-4474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-4533">
                <text:p>-4533</text:p>
              </table:table-cell>
              <table:table-cell office:value-type="float" office:value="-1316">
                <text:p>-1316</text:p>
              </table:table-cell>
              <table:table-cell office:value-type="float" office:value="-5654">
                <text:p>-5654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-4843">
                <text:p>-4843</text:p>
              </table:table-cell>
              <table:table-cell office:value-type="float" office:value="1200">
                <text:p>1200</text:p>
              </table:table-cell>
              <table:table-cell office:value-type="float" office:value="-9736">
                <text:p>-9736</text:p>
              </table:table-cell>
              <table:table-cell office:value-type="float" office:value="9389">
                <text:p>9389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-4757">
                <text:p>-4757</text:p>
              </table:table-cell>
              <table:table-cell office:value-type="float" office:value="1446">
                <text:p>1446</text:p>
              </table:table-cell>
              <table:table-cell office:value-type="float" office:value="-7531">
                <text:p>-7531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-4057">
                <text:p>-4057</text:p>
              </table:table-cell>
              <table:table-cell office:value-type="float" office:value="1489">
                <text:p>1489</text:p>
              </table:table-cell>
              <table:table-cell office:value-type="float" office:value="-7345">
                <text:p>-7345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-4057">
                <text:p>-4057</text:p>
              </table:table-cell>
              <table:table-cell office:value-type="float" office:value="997">
                <text:p>997</text:p>
              </table:table-cell>
              <table:table-cell office:value-type="float" office:value="-6885">
                <text:p>-6885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-3977">
                <text:p>-3977</text:p>
              </table:table-cell>
              <table:table-cell office:value-type="float" office:value="1604">
                <text:p>1604</text:p>
              </table:table-cell>
              <table:table-cell office:value-type="float" office:value="-6845">
                <text:p>-6845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-3977">
                <text:p>-3977</text:p>
              </table:table-cell>
              <table:table-cell office:value-type="float" office:value="2059">
                <text:p>2059</text:p>
              </table:table-cell>
              <table:table-cell office:value-type="float" office:value="-6315">
                <text:p>-6315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-3977">
                <text:p>-3977</text:p>
              </table:table-cell>
              <table:table-cell office:value-type="float" office:value="491">
                <text:p>491</text:p>
              </table:table-cell>
              <table:table-cell office:value-type="float" office:value="-5133">
                <text:p>-513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-3977">
                <text:p>-3977</text:p>
              </table:table-cell>
              <table:table-cell office:value-type="float" office:value="4354">
                <text:p>4354</text:p>
              </table:table-cell>
              <table:table-cell office:value-type="float" office:value="-11126">
                <text:p>-11126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-3880">
                <text:p>-3880</text:p>
              </table:table-cell>
              <table:table-cell office:value-type="float" office:value="7595">
                <text:p>7595</text:p>
              </table:table-cell>
              <table:table-cell office:value-type="float" office:value="-14754">
                <text:p>-14754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-4493">
                <text:p>-4493</text:p>
              </table:table-cell>
              <table:table-cell office:value-type="float" office:value="9475">
                <text:p>9475</text:p>
              </table:table-cell>
              <table:table-cell office:value-type="float" office:value="-15934">
                <text:p>-15934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-4543">
                <text:p>-4543</text:p>
              </table:table-cell>
              <table:table-cell office:value-type="float" office:value="11756">
                <text:p>11756</text:p>
              </table:table-cell>
              <table:table-cell office:value-type="float" office:value="-18111">
                <text:p>-18111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-4323">
                <text:p>-4323</text:p>
              </table:table-cell>
              <table:table-cell office:value-type="float" office:value="12433">
                <text:p>12433</text:p>
              </table:table-cell>
              <table:table-cell office:value-type="float" office:value="-18854">
                <text:p>-18854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-4263">
                <text:p>-4263</text:p>
              </table:table-cell>
              <table:table-cell office:value-type="float" office:value="11875">
                <text:p>11875</text:p>
              </table:table-cell>
              <table:table-cell office:value-type="float" office:value="-18778">
                <text:p>-18778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-4861">
                <text:p>-4861</text:p>
              </table:table-cell>
              <table:table-cell office:value-type="float" office:value="12691">
                <text:p>12691</text:p>
              </table:table-cell>
              <table:table-cell office:value-type="float" office:value="-18016">
                <text:p>-1801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-4751">
                <text:p>-4751</text:p>
              </table:table-cell>
              <table:table-cell office:value-type="float" office:value="12771">
                <text:p>12771</text:p>
              </table:table-cell>
              <table:table-cell office:value-type="float" office:value="-20300">
                <text:p>-20300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-19190">
                <text:p>-19190</text:p>
              </table:table-cell>
              <table:table-cell office:value-type="float" office:value="12060">
                <text:p>12060</text:p>
              </table:table-cell>
              <table:table-cell office:value-type="float" office:value="-4409">
                <text:p>-4409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-18990">
                <text:p>-18990</text:p>
              </table:table-cell>
              <table:table-cell office:value-type="float" office:value="11879">
                <text:p>11879</text:p>
              </table:table-cell>
              <table:table-cell office:value-type="float" office:value="-5176">
                <text:p>-5176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-19130">
                <text:p>-19130</text:p>
              </table:table-cell>
              <table:table-cell office:value-type="float" office:value="12452">
                <text:p>12452</text:p>
              </table:table-cell>
              <table:table-cell office:value-type="float" office:value="-6209">
                <text:p>-6209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-19120">
                <text:p>-19120</text:p>
              </table:table-cell>
              <table:table-cell office:value-type="float" office:value="11856">
                <text:p>11856</text:p>
              </table:table-cell>
              <table:table-cell office:value-type="float" office:value="-5066">
                <text:p>-5066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-15852">
                <text:p>-15852</text:p>
              </table:table-cell>
              <table:table-cell office:value-type="float" office:value="13088">
                <text:p>13088</text:p>
              </table:table-cell>
              <table:table-cell office:value-type="float" office:value="-6603">
                <text:p>-6603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-24230">
                <text:p>-24230</text:p>
              </table:table-cell>
              <table:table-cell office:value-type="float" office:value="14254">
                <text:p>14254</text:p>
              </table:table-cell>
              <table:table-cell office:value-type="float" office:value="-2614">
                <text:p>-2614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-28637">
                <text:p>-28637</text:p>
              </table:table-cell>
              <table:table-cell office:value-type="float" office:value="14099">
                <text:p>14099</text:p>
              </table:table-cell>
              <table:table-cell office:value-type="float" office:value="1313">
                <text:p>1313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-32570">
                <text:p>-32570</text:p>
              </table:table-cell>
              <table:table-cell office:value-type="float" office:value="16015">
                <text:p>16015</text:p>
              </table:table-cell>
              <table:table-cell office:value-type="float" office:value="4314">
                <text:p>4314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-34442">
                <text:p>-34442</text:p>
              </table:table-cell>
              <table:table-cell office:value-type="float" office:value="18259">
                <text:p>18259</text:p>
              </table:table-cell>
              <table:table-cell office:value-type="float" office:value="5973">
                <text:p>5973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-36330">
                <text:p>-36330</text:p>
              </table:table-cell>
              <table:table-cell office:value-type="float" office:value="18301">
                <text:p>18301</text:p>
              </table:table-cell>
              <table:table-cell office:value-type="float" office:value="7346">
                <text:p>7346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-35909">
                <text:p>-35909</text:p>
              </table:table-cell>
              <table:table-cell office:value-type="float" office:value="16918">
                <text:p>16918</text:p>
              </table:table-cell>
              <table:table-cell office:value-type="float" office:value="8011">
                <text:p>8011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-37396">
                <text:p>-37396</text:p>
              </table:table-cell>
              <table:table-cell office:value-type="float" office:value="17548">
                <text:p>17548</text:p>
              </table:table-cell>
              <table:table-cell office:value-type="float" office:value="6255">
                <text:p>6255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-37518">
                <text:p>-37518</text:p>
              </table:table-cell>
              <table:table-cell office:value-type="float" office:value="17600">
                <text:p>17600</text:p>
              </table:table-cell>
              <table:table-cell office:value-type="float" office:value="6525">
                <text:p>6525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-36567">
                <text:p>-36567</text:p>
              </table:table-cell>
              <table:table-cell office:value-type="float" office:value="16305">
                <text:p>16305</text:p>
              </table:table-cell>
              <table:table-cell office:value-type="float" office:value="5276">
                <text:p>5276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-36367">
                <text:p>-36367</text:p>
              </table:table-cell>
              <table:table-cell office:value-type="float" office:value="13719">
                <text:p>13719</text:p>
              </table:table-cell>
              <table:table-cell office:value-type="float" office:value="9493">
                <text:p>9493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-40639">
                <text:p>-40639</text:p>
              </table:table-cell>
              <table:table-cell office:value-type="float" office:value="15319">
                <text:p>15319</text:p>
              </table:table-cell>
              <table:table-cell office:value-type="float" office:value="14353">
                <text:p>14353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-38459">
                <text:p>-38459</text:p>
              </table:table-cell>
              <table:table-cell office:value-type="float" office:value="17284">
                <text:p>17284</text:p>
              </table:table-cell>
              <table:table-cell office:value-type="float" office:value="10620">
                <text:p>10620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-38289">
                <text:p>-38289</text:p>
              </table:table-cell>
              <table:table-cell office:value-type="float" office:value="15970">
                <text:p>15970</text:p>
              </table:table-cell>
              <table:table-cell office:value-type="float" office:value="12604">
                <text:p>12604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-38359">
                <text:p>-38359</text:p>
              </table:table-cell>
              <table:table-cell office:value-type="float" office:value="17768">
                <text:p>17768</text:p>
              </table:table-cell>
              <table:table-cell office:value-type="float" office:value="10815">
                <text:p>10815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-42805">
                <text:p>-42805</text:p>
              </table:table-cell>
              <table:table-cell office:value-type="float" office:value="20745">
                <text:p>20745</text:p>
              </table:table-cell>
              <table:table-cell office:value-type="float" office:value="13984">
                <text:p>1398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-42517">
                <text:p>-42517</text:p>
              </table:table-cell>
              <table:table-cell office:value-type="float" office:value="21070">
                <text:p>21070</text:p>
              </table:table-cell>
              <table:table-cell office:value-type="float" office:value="15424">
                <text:p>15424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-42617">
                <text:p>-42617</text:p>
              </table:table-cell>
              <table:table-cell office:value-type="float" office:value="21211">
                <text:p>21211</text:p>
              </table:table-cell>
              <table:table-cell office:value-type="float" office:value="16631">
                <text:p>1663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-42607">
                <text:p>-42607</text:p>
              </table:table-cell>
              <table:table-cell office:value-type="float" office:value="20069">
                <text:p>20069</text:p>
              </table:table-cell>
              <table:table-cell office:value-type="float" office:value="17672">
                <text:p>1767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-42677">
                <text:p>-42677</text:p>
              </table:table-cell>
              <table:table-cell office:value-type="float" office:value="20541">
                <text:p>20541</text:p>
              </table:table-cell>
              <table:table-cell office:value-type="float" office:value="16992">
                <text:p>1699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-42110">
                <text:p>-42110</text:p>
              </table:table-cell>
              <table:table-cell office:value-type="float" office:value="21350">
                <text:p>21350</text:p>
              </table:table-cell>
              <table:table-cell office:value-type="float" office:value="16765">
                <text:p>1676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-41798">
                <text:p>-41798</text:p>
              </table:table-cell>
              <table:table-cell office:value-type="float" office:value="21534">
                <text:p>21534</text:p>
              </table:table-cell>
              <table:table-cell office:value-type="float" office:value="16572">
                <text:p>1657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-38255">
                <text:p>-38255</text:p>
              </table:table-cell>
              <table:table-cell office:value-type="float" office:value="21960">
                <text:p>21960</text:p>
              </table:table-cell>
              <table:table-cell office:value-type="float" office:value="11838">
                <text:p>1183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95.965">
                <text:p>95.965</text:p>
              </table:table-cell>
              <table:table-cell office:value-type="float" office:value="-38137">
                <text:p>-38137</text:p>
              </table:table-cell>
              <table:table-cell office:value-type="float" office:value="20095">
                <text:p>20095</text:p>
              </table:table-cell>
              <table:table-cell office:value-type="float" office:value="14987">
                <text:p>1498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-38105">
                <text:p>-38105</text:p>
              </table:table-cell>
              <table:table-cell office:value-type="float" office:value="18475">
                <text:p>18475</text:p>
              </table:table-cell>
              <table:table-cell office:value-type="float" office:value="16677">
                <text:p>16677</text:p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996cm" svg:height="27.693cm" xlink:href=".." xlink:type="simple" chart:class="chart:line" chart:style-name="ch1">
        <chart:title svg:x="14.891cm" svg:y="0.689cm" chart:style-name="ch2">
          <text:p>USD Index Net Long</text:p>
        </chart:title>
        <chart:legend chart:legend-position="top" svg:x="14.091cm" svg:y="1.653cm" style:legend-expansion="wide" chart:style-name="ch3"/>
        <chart:plot-area chart:style-name="ch4" table:cell-range-address="2018_charts_data.B2:2018_charts_data.B54 2018_charts_data.W1:2018_charts_data.W54 2018_charts_data.AD1:2018_charts_data.AD54" chart:data-source-has-labels="both" svg:x="1.69cm" svg:y="2.804cm" svg:width="30.387cm" svg:height="23.355cm">
          <chartooo:coordinate-region svg:x="2.618cm" svg:y="2.804cm" svg:width="28.36cm" svg:height="21.84cm"/>
          <chart:axis chart:dimension="x" chart:name="primary-x" chart:style-name="ch5" chartooo:axis-type="auto">
            <chartooo:date-scale/>
            <chart:title svg:x="16.482cm" svg:y="26.712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8">
            <chart:title svg:x="0.451cm" svg:y="15.358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32.756cm" svg:y="15.16cm" chart:style-name="ch9">
              <text:p>Ne Long</text:p>
            </chart:title>
          </chart:axis>
          <chart:series chart:attached-axis="primary-y" chart:style-name="ch12" chart:values-cell-range-address="2018_charts_data.W2:2018_charts_data.W54" chart:label-cell-address="2018_charts_data.W1:2018_charts_data.W1" chart:class="chart:line">
            <chart:data-point chart:repeated="30"/>
            <chart:data-point chart:style-name="ch13" chart:repeated="2"/>
            <chart:data-point chart:repeated="21"/>
          </chart:series>
          <chart:series chart:attached-axis="secondary-y" chart:style-name="ch14" chart:values-cell-range-address="2018_charts_data.AD2:2018_charts_data.AD54" chart:label-cell-address="2018_charts_data.AD1:2018_charts_data.AD1" chart:class="chart:line">
            <chart:data-point chart:repeated="5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2018_charts_data.W1:2018_charts_data.W1</svg:desc>
                </draw:g>
              </table:table-cell>
              <table:table-cell office:value-type="string">
                <text:p>All Net Long</text:p>
                <draw:g>
                  <svg:desc>2018_charts_data.AD1:2018_charts_data.AD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91.673">
                <text:p>91.673</text:p>
                <draw:g>
                  <svg:desc>2018_charts_data.W2:2018_charts_data.W54</svg:desc>
                </draw:g>
              </table:table-cell>
              <table:table-cell office:value-type="float" office:value="-4145">
                <text:p>-4145</text:p>
                <draw:g>
                  <svg:desc>2018_charts_data.AD2:2018_charts_data.AD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-4560">
                <text:p>-4560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-3374">
                <text:p>-3374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-3629">
                <text:p>-3629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-3195">
                <text:p>-3195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-3998">
                <text:p>-3998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-3990">
                <text:p>-3990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-3376">
                <text:p>-3376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-3669">
                <text:p>-3669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-2855">
                <text:p>-2855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-3643">
                <text:p>-3643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-3874">
                <text:p>-3874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-4742">
                <text:p>-4742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-4667">
                <text:p>-4667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-4431">
                <text:p>-4431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-4080">
                <text:p>-4080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-4978">
                <text:p>-4978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-5138">
                <text:p>-5138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-5036">
                <text:p>-5036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-5038">
                <text:p>-5038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-4622">
                <text:p>-4622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-4477">
                <text:p>-4477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-4816">
                <text:p>-4816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-5633">
                <text:p>-5633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-6061">
                <text:p>-6061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-5484">
                <text:p>-5484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-5074">
                <text:p>-5074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-6157">
                <text:p>-615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-5496">
                <text:p>-5496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-4323">
                <text:p>-432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-4208">
                <text:p>-420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-3716">
                <text:p>-3716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-4359">
                <text:p>-4359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-4521">
                <text:p>-4521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-3140">
                <text:p>-3140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-3265">
                <text:p>-3265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-3859">
                <text:p>-3859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-3866">
                <text:p>-3866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-2813">
                <text:p>-2813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-2883">
                <text:p>-2883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-3077">
                <text:p>-3077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95.965">
                <text:p>95.965</text:p>
              </table:table-cell>
              <table:table-cell office:value-type="float" office:value="-2166">
                <text:p>-2166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-1965">
                <text:p>-1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